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style:font-name="Ubuntu Condensed" fo:font-weight="normal" officeooo:rsid="0008b299" officeooo:paragraph-rsid="0008b299" style:font-weight-asian="normal" style:font-weight-complex="normal"/>
    </style:style>
    <style:style style:name="P2" style:family="paragraph" style:parent-style-name="Footer">
      <style:text-properties style:font-name="Ubuntu Condensed" officeooo:rsid="0008b299" officeooo:paragraph-rsid="0008b299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0914ba" officeooo:paragraph-rsid="000914ba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rsid="000914ba" officeooo:paragraph-rsid="0013b744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bold" officeooo:rsid="000914ba" officeooo:paragraph-rsid="00146777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bold" officeooo:rsid="001372a6" officeooo:paragraph-rsid="001372a6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rsid="00146777" officeooo:paragraph-rsid="00146777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none" fo:font-weight="normal" officeooo:rsid="00146777" officeooo:paragraph-rsid="00146777" style:font-size-asian="14pt" style:font-weight-asian="normal" style:font-size-complex="14pt" style:font-weight-complex="normal"/>
    </style:style>
    <style:style style:name="P9" style:family="paragraph" style:parent-style-name="Standard">
      <style:text-properties officeooo:rsid="00108524" officeooo:paragraph-rsid="00108524"/>
    </style:style>
    <style:style style:name="P10" style:family="paragraph" style:parent-style-name="Standard">
      <style:text-properties officeooo:rsid="001372a6" officeooo:paragraph-rsid="001372a6"/>
    </style:style>
    <style:style style:name="P11" style:family="paragraph" style:parent-style-name="Standard">
      <style:text-properties officeooo:rsid="001372a6" officeooo:paragraph-rsid="0013b744"/>
    </style:style>
    <style:style style:name="P12" style:family="paragraph" style:parent-style-name="Standard">
      <style:text-properties officeooo:rsid="000914ba" officeooo:paragraph-rsid="000914ba"/>
    </style:style>
    <style:style style:name="P13" style:family="paragraph" style:parent-style-name="Standard">
      <style:text-properties officeooo:rsid="000914ba" officeooo:paragraph-rsid="0013b744"/>
    </style:style>
    <style:style style:name="P14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1b185" officeooo:paragraph-rsid="0013b744"/>
    </style:style>
    <style:style style:name="P15" style:family="paragraph" style:parent-style-name="Preformatted_20_Text">
      <style:text-properties officeooo:rsid="000ce6e0" officeooo:paragraph-rsid="000ce6e0"/>
    </style:style>
    <style:style style:name="P16" style:family="paragraph" style:parent-style-name="Preformatted_20_Text">
      <style:text-properties officeooo:rsid="00067fcc" officeooo:paragraph-rsid="00067fcc"/>
    </style:style>
    <style:style style:name="P17" style:family="paragraph" style:parent-style-name="Preformatted_20_Text">
      <style:paragraph-properties>
        <style:tab-stops>
          <style:tab-stop style:position="0.3161in"/>
        </style:tab-stops>
      </style:paragraph-properties>
      <style:text-properties officeooo:rsid="00067fcc" officeooo:paragraph-rsid="00067fcc"/>
    </style:style>
    <style:style style:name="P18" style:family="paragraph" style:parent-style-name="Preformatted_20_Text">
      <style:text-properties officeooo:rsid="00162411" officeooo:paragraph-rsid="00162411"/>
    </style:style>
    <style:style style:name="P19" style:family="paragraph" style:parent-style-name="Preformatted_20_Text">
      <style:text-properties officeooo:rsid="0007acea" officeooo:paragraph-rsid="0007acea"/>
    </style:style>
    <style:style style:name="P20" style:family="paragraph" style:parent-style-name="Preformatted_20_Text">
      <style:text-properties officeooo:rsid="0001e89c" officeooo:paragraph-rsid="0001e89c"/>
    </style:style>
    <style:style style:name="P21" style:family="paragraph" style:parent-style-name="Preformatted_20_Text">
      <style:text-properties officeooo:rsid="000ea19f" officeooo:paragraph-rsid="000ea19f"/>
    </style:style>
    <style:style style:name="P22" style:family="paragraph" style:parent-style-name="Preformatted_20_Text">
      <style:text-properties officeooo:rsid="001ac49a" officeooo:paragraph-rsid="001ac49a"/>
    </style:style>
    <style:style style:name="P23" style:family="paragraph" style:parent-style-name="Standard">
      <style:text-properties fo:font-size="14pt" style:text-underline-style="solid" style:text-underline-width="auto" style:text-underline-color="font-color" fo:font-weight="bold" officeooo:rsid="000914ba" officeooo:paragraph-rsid="000914ba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14pt" style:text-underline-style="none" fo:font-weight="normal" officeooo:rsid="001e3043" officeooo:paragraph-rsid="001e3043" style:font-size-asian="14pt" style:font-weight-asian="normal" style:font-size-complex="14pt" style:font-weight-complex="normal"/>
    </style:style>
    <style:style style:name="P25" style:family="paragraph" style:parent-style-name="Standard">
      <style:text-properties officeooo:rsid="0009aeab" officeooo:paragraph-rsid="00168cca"/>
    </style:style>
    <style:style style:name="P26" style:family="paragraph" style:parent-style-name="Standard">
      <style:text-properties officeooo:rsid="000914ba" officeooo:paragraph-rsid="0013b744"/>
    </style:style>
    <style:style style:name="P27" style:family="paragraph" style:parent-style-name="Preformatted_20_Text">
      <style:text-properties officeooo:rsid="000a1a6d" officeooo:paragraph-rsid="000a1a6d"/>
    </style:style>
    <style:style style:name="P28" style:family="paragraph" style:parent-style-name="Preformatted_20_Text">
      <style:text-properties officeooo:rsid="001b68e1" officeooo:paragraph-rsid="001b68e1"/>
    </style:style>
    <style:style style:name="P29" style:family="paragraph" style:parent-style-name="Preformatted_20_Text">
      <style:text-properties officeooo:rsid="0013642e" officeooo:paragraph-rsid="0013642e"/>
    </style:style>
    <style:style style:name="P30" style:family="paragraph" style:parent-style-name="Preformatted_20_Text">
      <style:text-properties officeooo:rsid="000ecb7e" officeooo:paragraph-rsid="000ecb7e"/>
    </style:style>
    <style:style style:name="P31" style:family="paragraph" style:parent-style-name="Preformatted_20_Text">
      <style:text-properties officeooo:rsid="000e3ebf" officeooo:paragraph-rsid="000e3ebf"/>
    </style:style>
    <style:style style:name="P32" style:family="paragraph" style:parent-style-name="Preformatted_20_Text">
      <style:text-properties officeooo:rsid="0012383f" officeooo:paragraph-rsid="0012383f"/>
    </style:style>
    <style:style style:name="P33" style:family="paragraph" style:parent-style-name="Preformatted_20_Text">
      <style:text-properties officeooo:rsid="0009dc4a" officeooo:paragraph-rsid="0009dc4a"/>
    </style:style>
    <style:style style:name="P34" style:family="paragraph" style:parent-style-name="Preformatted_20_Text">
      <style:text-properties officeooo:rsid="000f0e5c" officeooo:paragraph-rsid="000f0e5c"/>
    </style:style>
    <style:style style:name="P35" style:family="paragraph" style:parent-style-name="Preformatted_20_Text">
      <style:text-properties officeooo:rsid="000f0e5c" officeooo:paragraph-rsid="00176578"/>
    </style:style>
    <style:style style:name="P36" style:family="paragraph" style:parent-style-name="Preformatted_20_Text">
      <style:text-properties officeooo:rsid="001062d5" officeooo:paragraph-rsid="001062d5"/>
    </style:style>
    <style:style style:name="P37" style:family="paragraph" style:parent-style-name="Preformatted_20_Text">
      <style:text-properties officeooo:rsid="0010ddf5" officeooo:paragraph-rsid="0010ddf5"/>
    </style:style>
    <style:style style:name="P38" style:family="paragraph" style:parent-style-name="Preformatted_20_Text">
      <style:text-properties officeooo:rsid="001755a4" officeooo:paragraph-rsid="001755a4"/>
    </style:style>
    <style:style style:name="P39" style:family="paragraph" style:parent-style-name="Preformatted_20_Text">
      <style:text-properties officeooo:rsid="00108d03" officeooo:paragraph-rsid="00108d03"/>
    </style:style>
    <style:style style:name="P40" style:family="paragraph" style:parent-style-name="Preformatted_20_Text">
      <style:text-properties officeooo:rsid="00108d03" officeooo:paragraph-rsid="00177ab0"/>
    </style:style>
    <style:style style:name="P41" style:family="paragraph" style:parent-style-name="Preformatted_20_Text">
      <style:text-properties officeooo:rsid="0014ba7c" officeooo:paragraph-rsid="0014ba7c"/>
    </style:style>
    <style:style style:name="P42" style:family="paragraph" style:parent-style-name="Preformatted_20_Text">
      <style:text-properties officeooo:rsid="001e42bb" officeooo:paragraph-rsid="001e42bb"/>
    </style:style>
    <style:style style:name="T1" style:family="text">
      <style:text-properties officeooo:rsid="001372a6"/>
    </style:style>
    <style:style style:name="T2" style:family="text">
      <style:text-properties officeooo:rsid="0013b744"/>
    </style:style>
    <style:style style:name="T3" style:family="text">
      <style:text-properties officeooo:rsid="00146777"/>
    </style:style>
    <style:style style:name="T4" style:family="text">
      <style:text-properties officeooo:rsid="001c5346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Status:</text:p>
      <text:p text:style-name="P10">Project completed and all of the requirements <text:span text:style-name="T4">are met.</text:span></text:p>
      <text:p text:style-name="P12"/>
      <text:p text:style-name="P6">Link to code repository:</text:p>
      <text:p text:style-name="P10"><text:a xlink:type="simple" xlink:href="https://github.com/dushk/delectable.git" text:style-name="Internet_20_link" text:visited-style-name="Visited_20_Internet_20_Link">https://github.com/dushk/delectable.git</text:a></text:p>
      <text:p text:style-name="P10"/>
      <text:p text:style-name="P3">Lines of Code:</text:p>
      <text:section text:style-name="Sect1" text:name="Section2">
        <text:section-source xlink:href="../Customer.java"/>
        <text:p text:style-name="P16">public class Customer {</text:p>
        <text:p text:style-name="P16"><text:s text:c="4"/>private int cid;</text:p>
        <text:p text:style-name="P16"><text:s text:c="4"/>private String name, phone, email;</text:p>
        <text:p text:style-name="P16"><text:s text:c="4"/>private Order[] orders;</text:p>
        <text:p text:style-name="P16"><text:s text:c="4"/>public Customer(int cid, String name, String email,</text:p>
        <text:p text:style-name="P16"><text:s text:c="21"/>String phone) {</text:p>
        <text:p text:style-name="P16"><text:s text:c="4"/><text:tab/>this.cid = cid;</text:p>
        <text:p text:style-name="P16"><text:s text:c="6"/>this.name = name;</text:p>
        <text:p text:style-name="P16"><text:s text:c="6"/>this.email = email;</text:p>
        <text:p text:style-name="P16"><text:s text:c="6"/>this.phone = phone;</text:p>
        <text:p text:style-name="P16"><text:s text:c="4"/>}</text:p>
        <text:p text:style-name="P17"><text:tab/>public Customer(String name, String email,</text:p>
        <text:p text:style-name="P17"><text:s text:c="12"/>String phone) {</text:p>
        <text:p text:style-name="P17"><text:tab/><text:tab/>this(UniqueIdGenerator.getUniqueID2(), name, email, phone);</text:p>
        <text:p text:style-name="P16"><text:s text:c="4"/>} <text:s text:c="3"/><text:tab/></text:p>
        <text:p text:style-name="P17"><text:tab/>public Customer() {</text:p>
        <text:p text:style-name="P16"><text:s text:c="6"/>this("Dushyanth Kesavan", "dkesava1@hawk.iit.edu", "480-438-6736");</text:p>
        <text:p text:style-name="P16"><text:s text:c="4"/>}</text:p>
        <text:p text:style-name="P17"><text:tab/>public void setOrders(Order[] orders) {</text:p>
        <text:p text:style-name="P17"><text:tab/><text:tab/>this.orders = orders;</text:p>
        <text:p text:style-name="P17"><text:tab/>}</text:p>
        <text:p text:style-name="P17"><text:tab/>public int getCid() {</text:p>
        <text:p text:style-name="P17"><text:tab/><text:tab/>return cid;</text:p>
        <text:p text:style-name="P17"><text:tab/>}</text:p>
        <text:p text:style-name="P17"><text:tab/>public void setCid(int cid) {</text:p>
        <text:p text:style-name="P17"><text:tab/><text:tab/>this.cid = cid;</text:p>
        <text:p text:style-name="P17"><text:tab/>}</text:p>
        <text:p text:style-name="P17"><text:tab/>public String getName() {</text:p>
        <text:p text:style-name="P17"><text:tab/><text:tab/>return name;</text:p>
        <text:p text:style-name="P17"><text:tab/>}</text:p>
        <text:p text:style-name="P17"><text:tab/>public String getPhone() {</text:p>
        <text:p text:style-name="P17"><text:tab/><text:tab/>return phone;</text:p>
        <text:p text:style-name="P17"><text:tab/>}</text:p>
        <text:p text:style-name="P17"><text:tab/>public String getEmail() {</text:p>
        <text:p text:style-name="P17"><text:tab/><text:tab/>return email;</text:p>
        <text:p text:style-name="P17"><text:tab/>}</text:p>
        <text:p text:style-name="P17"><text:tab/>public void setEmail(String email) {</text:p>
        <text:p text:style-name="P17"><text:tab/><text:tab/>this.email = email;</text:p>
        <text:p text:style-name="P17"><text:tab/>}<text:tab/></text:p>
        <text:p text:style-name="P16"><text:s text:c="4"/>public boolean isMatch_name(String key) {</text:p>
        <text:p text:style-name="P16"><text:s text:c="8"/>return key.equals(name);</text:p>
        <text:p text:style-name="P16"><text:s text:c="4"/>} <text:s text:c="2"/></text:p>
        <text:p text:style-name="P16"><text:s text:c="4"/>public boolean isMatch_phone(String key) {</text:p>
        <text:p text:style-name="P16"><text:s text:c="8"/>return key.equals(phone);</text:p>
        <text:p text:style-name="P16"><text:soft-page-break/><text:s text:c="4"/>} <text:s text:c="3"/></text:p>
        <text:p text:style-name="P16"><text:s text:c="4"/>public boolean isMatch_email(String key) {</text:p>
        <text:p text:style-name="P16"><text:s text:c="8"/>return key.equals(email);</text:p>
        <text:p text:style-name="P16"><text:s text:c="4"/>} <text:s text:c="3"/></text:p>
        <text:p text:style-name="P16"><text:s text:c="4"/>@Override</text:p>
        <text:p text:style-name="P16"><text:tab/>public boolean equals(Object obj) {</text:p>
        <text:p text:style-name="P16"><text:tab/><text:tab/>if (this == obj)</text:p>
        <text:p text:style-name="P16"><text:tab/><text:tab/><text:tab/>return true;</text:p>
        <text:p text:style-name="P16"><text:tab/><text:tab/>if (obj == null)</text:p>
        <text:p text:style-name="P16"><text:tab/><text:tab/><text:tab/>return false;</text:p>
        <text:p text:style-name="P16"><text:tab/><text:tab/>if (getClass() != obj.getClass())</text:p>
        <text:p text:style-name="P16"><text:tab/><text:tab/><text:tab/>return false;</text:p>
        <text:p text:style-name="P16"><text:tab/><text:tab/>Customer other = (Customer) obj;</text:p>
        <text:p text:style-name="P16"><text:tab/><text:tab/>if (email == null) {</text:p>
        <text:p text:style-name="P16"><text:tab/><text:tab/><text:tab/>if (other.email != null)</text:p>
        <text:p text:style-name="P16"><text:tab/><text:tab/><text:tab/><text:tab/>return false;</text:p>
        <text:p text:style-name="P16"><text:tab/><text:tab/>} else if (!email.equals(other.email))</text:p>
        <text:p text:style-name="P16"><text:tab/><text:tab/><text:tab/>return false;</text:p>
        <text:p text:style-name="P16"><text:tab/><text:tab/>if (name == null) {</text:p>
        <text:p text:style-name="P16"><text:tab/><text:tab/><text:tab/>if (other.name != null)</text:p>
        <text:p text:style-name="P16"><text:tab/><text:tab/><text:tab/><text:tab/>return false;</text:p>
        <text:p text:style-name="P16"><text:tab/><text:tab/>} else if (!name.equals(other.name))</text:p>
        <text:p text:style-name="P16"><text:tab/><text:tab/><text:tab/>return false;</text:p>
        <text:p text:style-name="P16"><text:tab/><text:tab/>if (phone == null) {</text:p>
        <text:p text:style-name="P16"><text:tab/><text:tab/><text:tab/>if (other.phone != null)</text:p>
        <text:p text:style-name="P16"><text:tab/><text:tab/><text:tab/><text:tab/>return false;</text:p>
        <text:p text:style-name="P16"><text:tab/><text:tab/>} else if (!phone.equals(other.phone))</text:p>
        <text:p text:style-name="P16"><text:tab/><text:tab/><text:tab/>return false;</text:p>
        <text:p text:style-name="P16"><text:tab/><text:tab/>return true;</text:p>
        <text:p text:style-name="P16"><text:tab/>}</text:p>
        <text:p text:style-name="P16">}</text:p>
      </text:section>
      <text:p text:style-name="P3"/>
      <text:section text:style-name="Sect1" text:name="Section3">
        <text:section-source xlink:href="../CustomerManager.java"/>
        <text:p text:style-name="P18">import java.io.BufferedReader;</text:p>
        <text:p text:style-name="P18">import java.io.File;</text:p>
        <text:p text:style-name="P18">import java.io.FileReader;</text:p>
        <text:p text:style-name="P18">import java.io.IOException;</text:p>
        <text:p text:style-name="P18">import java.util.ArrayList;</text:p>
        <text:p text:style-name="P18">import java.util.List;</text:p>
        <text:p text:style-name="P18"/>
        <text:p text:style-name="P18">public class CustomerManager {</text:p>
        <text:p text:style-name="P18"><text:s text:c="4"/>private static final String customersFileName = new File("customers.csv").getAbsolutePath();</text:p>
        <text:p text:style-name="P18"><text:tab/>public static Customer[] viewCustomers() {</text:p>
        <text:p text:style-name="P18"><text:tab/> <text:s text:c="3"/>BufferedReader fileReader = null;</text:p>
        <text:p text:style-name="P18"><text:s text:c="8"/>List&lt;Customer&gt; lineAsList = new ArrayList&lt;Customer&gt;();</text:p>
        <text:p text:style-name="P18"><text:tab/> <text:s text:c="3"/>try {</text:p>
        <text:p text:style-name="P18"><text:tab/> <text:s text:c="7"/>String line = "";</text:p>
        <text:p text:style-name="P18"><text:tab/> <text:s text:c="7"/>fileReader = new BufferedReader(new FileReader(customersFileName));</text:p>
        <text:p text:style-name="P18"><text:tab/> <text:s text:c="7"/>fileReader.readLine();</text:p>
        <text:p text:style-name="P18"><text:tab/> <text:s text:c="7"/>while ((line = fileReader.readLine()) != null) {</text:p>
        <text:p text:style-name="P18"><text:tab/> <text:s text:c="7"/><text:tab/>String[] customer = line.split(",");</text:p>
        <text:p text:style-name="P18"><text:s text:c="16"/>lineAsList.add(new Customer(Integer.parseInt(customer[0]), customer[1],</text:p>
        <text:p text:style-name="P18"><text:s text:c="16"/><text:tab/><text:tab/>customer[2], customer[3]));</text:p>
        <text:p text:style-name="P18"><text:soft-page-break/><text:tab/> <text:s text:c="7"/>} <text:s text:c="2"/></text:p>
        <text:p text:style-name="P18"><text:tab/> <text:s text:c="3"/>} </text:p>
        <text:p text:style-name="P18"><text:tab/> <text:s text:c="3"/>catch (Exception e) {</text:p>
        <text:p text:style-name="P18"><text:tab/> <text:s text:c="7"/>e.printStackTrace();</text:p>
        <text:p text:style-name="P18"><text:tab/> <text:s text:c="3"/>} finally {</text:p>
        <text:p text:style-name="P18"><text:tab/> <text:s text:c="7"/>try {</text:p>
        <text:p text:style-name="P18"><text:tab/> <text:s text:c="11"/>fileReader.close();</text:p>
        <text:p text:style-name="P18"><text:tab/> <text:s text:c="7"/>} </text:p>
        <text:p text:style-name="P18"><text:tab/> <text:s text:c="7"/>catch (IOException e) {</text:p>
        <text:p text:style-name="P18"><text:tab/> <text:s text:c="11"/>e.printStackTrace();</text:p>
        <text:p text:style-name="P18"><text:tab/> <text:s text:c="7"/>}</text:p>
        <text:p text:style-name="P18"><text:tab/> <text:s text:c="3"/>}</text:p>
        <text:p text:style-name="P18"><text:tab/> <text:s text:c="3"/>return lineAsList.toArray(new Customer[lineAsList.size()]);</text:p>
        <text:p text:style-name="P18"><text:tab/>}<text:tab/></text:p>
        <text:p text:style-name="P18"><text:tab/>public static Customer viewCustomersByID(int cid) {</text:p>
        <text:p text:style-name="P18"><text:tab/> <text:s text:c="3"/>BufferedReader fileReader = null;</text:p>
        <text:p text:style-name="P18"><text:tab/> <text:s text:c="3"/>Customer cust = null;</text:p>
        <text:p text:style-name="P18"><text:tab/> <text:s text:c="3"/>try {</text:p>
        <text:p text:style-name="P18"><text:tab/> <text:s text:c="7"/>String line = "";</text:p>
        <text:p text:style-name="P18"><text:tab/> <text:s text:c="7"/>fileReader = new BufferedReader(new FileReader(customersFileName));</text:p>
        <text:p text:style-name="P18"><text:tab/> <text:s text:c="7"/>fileReader.readLine();</text:p>
        <text:p text:style-name="P18"><text:tab/> <text:s text:c="7"/>while ((line = fileReader.readLine()) != null) {</text:p>
        <text:p text:style-name="P18"><text:tab/> <text:s text:c="7"/><text:tab/>String[] customer = line.split(","); <text:s text:c="2"/></text:p>
        <text:p text:style-name="P18"><text:s text:c="16"/>if(Integer.parseInt(customer[0]) == cid) {</text:p>
        <text:p text:style-name="P18"><text:s text:c="16"/><text:tab/>cust = new Customer(Integer.parseInt(customer[0]), customer[1],</text:p>
        <text:p text:style-name="P18"><text:s text:c="20"/><text:tab/><text:tab/>customer[2], customer[3]);</text:p>
        <text:p text:style-name="P18"><text:s text:c="16"/><text:tab/>cust.setOrders(OrderManager.viewOrdersByCID(cid));</text:p>
        <text:p text:style-name="P18"><text:s text:c="16"/>} </text:p>
        <text:p text:style-name="P18"><text:tab/> <text:s text:c="7"/>} <text:s text:c="2"/></text:p>
        <text:p text:style-name="P18"><text:tab/> <text:s text:c="3"/>} </text:p>
        <text:p text:style-name="P18"><text:tab/> <text:s text:c="3"/>catch (Exception e) {</text:p>
        <text:p text:style-name="P18"><text:tab/> <text:s text:c="7"/>e.printStackTrace();</text:p>
        <text:p text:style-name="P18"><text:tab/> <text:s text:c="3"/>} finally {</text:p>
        <text:p text:style-name="P18"><text:tab/> <text:s text:c="7"/>try {</text:p>
        <text:p text:style-name="P18"><text:tab/> <text:s text:c="11"/>fileReader.close();</text:p>
        <text:p text:style-name="P18"><text:tab/> <text:s text:c="7"/>} </text:p>
        <text:p text:style-name="P18"><text:tab/> <text:s text:c="7"/>catch (IOException e) {</text:p>
        <text:p text:style-name="P18"><text:tab/> <text:s text:c="11"/>e.printStackTrace();</text:p>
        <text:p text:style-name="P18"><text:tab/> <text:s text:c="7"/>}</text:p>
        <text:p text:style-name="P18"><text:tab/> <text:s text:c="3"/>}</text:p>
        <text:p text:style-name="P18"><text:tab/> <text:s text:c="3"/>return cust;</text:p>
        <text:p text:style-name="P18"><text:tab/>}<text:tab/></text:p>
        <text:p text:style-name="P18"><text:tab/>public static Customer[] viewCustomersByKeyword(String keyword) {</text:p>
        <text:p text:style-name="P18"><text:tab/> <text:s text:c="3"/>BufferedReader fileReader = null;</text:p>
        <text:p text:style-name="P18"><text:s text:c="8"/>List&lt;Customer&gt; lineAsList = new ArrayList&lt;Customer&gt;();</text:p>
        <text:p text:style-name="P18"><text:tab/> <text:s text:c="3"/>try {</text:p>
        <text:p text:style-name="P18"><text:tab/> <text:s text:c="7"/>String line = "";</text:p>
        <text:p text:style-name="P18"><text:tab/> <text:s text:c="7"/>fileReader = new BufferedReader(new FileReader(customersFileName));</text:p>
        <text:p text:style-name="P18"><text:tab/> <text:s text:c="7"/>fileReader.readLine();</text:p>
        <text:p text:style-name="P18"><text:tab/> <text:s text:c="7"/>while ((line = fileReader.readLine()) != null) {</text:p>
        <text:p text:style-name="P18"><text:tab/> <text:s text:c="7"/><text:tab/>String[] customer = line.split(","); </text:p>
        <text:p text:style-name="P18"><text:s text:c="16"/>if(customer[1].toLowerCase().contains(keyword.toLowerCase())) {</text:p>
        <text:p text:style-name="P18"><text:s text:c="16"/><text:tab/>lineAsList.add(new Customer(Integer.parseInt(customer[0]), customer[1],</text:p>
        <text:p text:style-name="P18"><text:soft-page-break/><text:s text:c="20"/><text:tab/><text:tab/>customer[2], customer[3])); <text:s text:c="14"/>} <text:s/></text:p>
        <text:p text:style-name="P18"><text:tab/> <text:s text:c="7"/>} <text:s text:c="2"/></text:p>
        <text:p text:style-name="P18"><text:tab/> <text:s text:c="3"/>} </text:p>
        <text:p text:style-name="P18"><text:tab/> <text:s text:c="3"/>catch (Exception e) {</text:p>
        <text:p text:style-name="P18"><text:tab/> <text:s text:c="7"/>e.printStackTrace();</text:p>
        <text:p text:style-name="P18"><text:tab/> <text:s text:c="3"/>} finally {</text:p>
        <text:p text:style-name="P18"><text:tab/> <text:s text:c="7"/>try {</text:p>
        <text:p text:style-name="P18"><text:tab/> <text:s text:c="11"/>fileReader.close();</text:p>
        <text:p text:style-name="P18"><text:tab/> <text:s text:c="7"/>} </text:p>
        <text:p text:style-name="P18"><text:tab/> <text:s text:c="7"/>catch (IOException e) {</text:p>
        <text:p text:style-name="P18"><text:tab/> <text:s text:c="11"/>e.printStackTrace();</text:p>
        <text:p text:style-name="P18"><text:tab/> <text:s text:c="7"/>}</text:p>
        <text:p text:style-name="P18"><text:tab/> <text:s text:c="3"/>}</text:p>
        <text:p text:style-name="P18"><text:tab/> <text:s text:c="3"/>return lineAsList.toArray(new Customer[lineAsList.size()]);</text:p>
        <text:p text:style-name="P18"><text:tab/>}<text:tab/></text:p>
        <text:p text:style-name="P18"><text:tab/>public static Customer viewCustomersByEmail(String email) {</text:p>
        <text:p text:style-name="P18"><text:tab/> <text:s text:c="3"/>BufferedReader fileReader = null;</text:p>
        <text:p text:style-name="P18"><text:tab/> <text:s text:c="3"/>Customer cust = null;</text:p>
        <text:p text:style-name="P18"><text:tab/> <text:s text:c="3"/>try {</text:p>
        <text:p text:style-name="P18"><text:tab/> <text:s text:c="7"/>String line = "";</text:p>
        <text:p text:style-name="P18"><text:tab/> <text:s text:c="7"/>boolean found = false;</text:p>
        <text:p text:style-name="P18"><text:tab/> <text:s text:c="7"/>fileReader = new BufferedReader(new FileReader(customersFileName));</text:p>
        <text:p text:style-name="P18"><text:tab/> <text:s text:c="7"/>fileReader.readLine();</text:p>
        <text:p text:style-name="P18"><text:tab/> <text:s text:c="7"/>while ((line = fileReader.readLine()) != null) {</text:p>
        <text:p text:style-name="P18"><text:tab/> <text:s text:c="7"/><text:tab/>String[] customer = line.split(","); <text:s text:c="2"/></text:p>
        <text:p text:style-name="P18"><text:s text:c="16"/>if(customer[2].equals(email)) {</text:p>
        <text:p text:style-name="P18"><text:s text:c="16"/><text:tab/>found = true;</text:p>
        <text:p text:style-name="P18"><text:s text:c="16"/><text:tab/>cust = new Customer(Integer.parseInt(customer[0]), customer[1],</text:p>
        <text:p text:style-name="P18"><text:s text:c="20"/><text:tab/><text:tab/>customer[2], customer[3]);</text:p>
        <text:p text:style-name="P18"><text:s text:c="16"/>} </text:p>
        <text:p text:style-name="P18"><text:tab/> <text:s text:c="7"/>} <text:s text:c="2"/></text:p>
        <text:p text:style-name="P18"><text:tab/> <text:s text:c="3"/>} </text:p>
        <text:p text:style-name="P18"><text:tab/> <text:s text:c="3"/>catch (Exception e) {</text:p>
        <text:p text:style-name="P18"><text:tab/> <text:s text:c="7"/>e.printStackTrace();</text:p>
        <text:p text:style-name="P18"><text:tab/> <text:s text:c="3"/>} finally {</text:p>
        <text:p text:style-name="P18"><text:tab/> <text:s text:c="7"/>try {</text:p>
        <text:p text:style-name="P18"><text:tab/> <text:s text:c="11"/>fileReader.close();</text:p>
        <text:p text:style-name="P18"><text:tab/> <text:s text:c="7"/>} </text:p>
        <text:p text:style-name="P18"><text:tab/> <text:s text:c="7"/>catch (IOException e) {</text:p>
        <text:p text:style-name="P18"><text:tab/> <text:s text:c="11"/>e.printStackTrace();</text:p>
        <text:p text:style-name="P18"><text:tab/> <text:s text:c="7"/>}</text:p>
        <text:p text:style-name="P18"><text:tab/> <text:s text:c="3"/>}</text:p>
        <text:p text:style-name="P18"><text:tab/> <text:s text:c="3"/>return cust;</text:p>
        <text:p text:style-name="P18"><text:tab/>}</text:p>
        <text:p text:style-name="P18">}</text:p>
      </text:section>
      <text:p text:style-name="P3"/>
      <text:section text:style-name="Sect1" text:name="Section4">
        <text:section-source xlink:href="../Menu.java"/>
        <text:p text:style-name="P19">import java.util.ArrayList;</text:p>
        <text:p text:style-name="P19">import java.util.LinkedHashMap;</text:p>
        <text:p text:style-name="P19">import java.util.List;</text:p>
        <text:p text:style-name="P19">import java.util.Map;</text:p>
        <text:p text:style-name="P19"/>
        <text:p text:style-name="P19">public class Menu {</text:p>
        <text:p text:style-name="P19"><text:s text:c="4"/>private int mid;</text:p>
        <text:p text:style-name="P19"><text:s text:c="4"/>private String name;</text:p>
        <text:p text:style-name="P19"><text:soft-page-break/><text:s text:c="4"/>private double price_per_person;</text:p>
        <text:p text:style-name="P19"><text:s text:c="4"/>private int minimum_order;</text:p>
        <text:p text:style-name="P19"><text:s text:c="4"/>private List&lt;Map&lt;String, Object&gt;&gt; categories;</text:p>
        <text:p text:style-name="P19"><text:s text:c="4"/>private static List&lt;Map&lt;String, Object&gt;&gt; myCategories; <text:s text:c="3"/></text:p>
        <text:p text:style-name="P19"><text:s text:c="4"/>public Menu (int mid, String name, double price_per_person, </text:p>
        <text:p text:style-name="P19"><text:s text:c="4"/><text:tab/><text:tab/>int minimum_order, List&lt;Map&lt;String, Object&gt;&gt; categories) {</text:p>
        <text:p text:style-name="P19"><text:s text:c="8"/>this.mid = mid;</text:p>
        <text:p text:style-name="P19"><text:s text:c="8"/>this.name = name;</text:p>
        <text:p text:style-name="P19"><text:s text:c="8"/>this.price_per_person = price_per_person;</text:p>
        <text:p text:style-name="P19"><text:s text:c="8"/>this.minimum_order = minimum_order;</text:p>
        <text:p text:style-name="P19"><text:s text:c="8"/>this.categories = categories;</text:p>
        <text:p text:style-name="P19"><text:s text:c="4"/>} <text:s text:c="3"/></text:p>
        <text:p text:style-name="P19"><text:s text:c="4"/>public Menu (String name, double price_per_person, </text:p>
        <text:p text:style-name="P19"><text:s text:c="4"/><text:tab/><text:tab/>int minimum_order, List&lt;Map&lt;String, Object&gt;&gt; categories) {</text:p>
        <text:p text:style-name="P19"><text:s text:c="8"/>this(UniqueIdGenerator.getUniqueID(), name, </text:p>
        <text:p text:style-name="P19"><text:s text:c="8"/><text:tab/><text:tab/>price_per_person, minimum_order, categories);</text:p>
        <text:p text:style-name="P19"><text:s text:c="4"/>} <text:s text:c="3"/></text:p>
        <text:p text:style-name="P19"><text:s text:c="4"/>public Menu() {</text:p>
        <text:p text:style-name="P19"><text:tab/><text:tab/>this("Veg Stir Fry", 12.99, 2, myCategories = new ArrayList&lt;Map&lt;String, Object&gt;&gt;());</text:p>
        <text:p text:style-name="P19"><text:s text:c="4"/><text:tab/>Map&lt;String, Object&gt; cat1 = new LinkedHashMap&lt;String, Object&gt;();</text:p>
        <text:p text:style-name="P19"><text:tab/><text:tab/>cat1.put("name", "Vegetarian");</text:p>
        <text:p text:style-name="P19"><text:tab/><text:tab/>myCategories.add(cat1);</text:p>
        <text:p text:style-name="P19"><text:tab/><text:tab/></text:p>
        <text:p text:style-name="P19"><text:tab/><text:tab/>Map&lt;String, Object&gt; cat2 = new LinkedHashMap&lt;String, Object&gt;();</text:p>
        <text:p text:style-name="P19"><text:tab/><text:tab/>cat2.put("name", "Organic");</text:p>
        <text:p text:style-name="P19"><text:tab/><text:tab/>myCategories.add(cat2);</text:p>
        <text:p text:style-name="P19"><text:s text:c="4"/>} <text:s text:c="3"/></text:p>
        <text:p text:style-name="P19"><text:s text:c="4"/>public int getMid() {</text:p>
        <text:p text:style-name="P19"><text:s text:c="8"/>return mid;</text:p>
        <text:p text:style-name="P19"><text:s text:c="4"/>} <text:s text:c="3"/></text:p>
        <text:p text:style-name="P19"><text:s text:c="4"/>public List&lt;Map&lt;String, Object&gt;&gt; getCategories() {</text:p>
        <text:p text:style-name="P19"><text:tab/><text:tab/>return categories;</text:p>
        <text:p text:style-name="P19"><text:s text:c="4"/>}<text:tab/></text:p>
        <text:p text:style-name="P19"><text:s text:c="4"/>public String getName() {</text:p>
        <text:p text:style-name="P19"><text:s text:c="8"/>return name;</text:p>
        <text:p text:style-name="P19"><text:s text:c="4"/>} <text:s text:c="3"/></text:p>
        <text:p text:style-name="P19"><text:s text:c="4"/>public double getPrice() {</text:p>
        <text:p text:style-name="P19"><text:s text:c="8"/>return price_per_person;</text:p>
        <text:p text:style-name="P19"><text:s text:c="4"/>} <text:s text:c="3"/></text:p>
        <text:p text:style-name="P19"><text:s text:c="4"/>public int getminimum_order() {</text:p>
        <text:p text:style-name="P19"><text:s text:c="8"/>return minimum_order;</text:p>
        <text:p text:style-name="P19"><text:s text:c="4"/>} <text:s text:c="3"/></text:p>
        <text:p text:style-name="P19"><text:s text:c="4"/>public boolean isMatch_name(String key) {</text:p>
        <text:p text:style-name="P19"><text:s text:c="8"/>return key.equals(name);</text:p>
        <text:p text:style-name="P19"><text:s text:c="4"/>} <text:s text:c="3"/></text:p>
        <text:p text:style-name="P19"><text:s text:c="4"/>public boolean isMatch_price_per_person(double key) {</text:p>
        <text:p text:style-name="P19"><text:s text:c="8"/>return key == price_per_person;</text:p>
        <text:p text:style-name="P19"><text:s text:c="4"/>} <text:s text:c="4"/></text:p>
        <text:p text:style-name="P19"><text:s text:c="4"/>public boolean isMatch_minimum_order(int key) {</text:p>
        <text:p text:style-name="P19"><text:s text:c="8"/>return key == minimum_order;</text:p>
        <text:p text:style-name="P19"><text:s text:c="4"/>} <text:s text:c="3"/></text:p>
        <text:p text:style-name="P19"><text:s text:c="4"/>public boolean isMatch_categories(List&lt;Map&lt;String, Object&gt;&gt; key) {</text:p>
        <text:p text:style-name="P19"><text:s text:c="8"/>return key.equals(categories);</text:p>
        <text:p text:style-name="P19"><text:soft-page-break/><text:s text:c="4"/>}</text:p>
        <text:p text:style-name="P19"><text:tab/>@Override</text:p>
        <text:p text:style-name="P19"><text:tab/>public boolean equals(Object obj) {</text:p>
        <text:p text:style-name="P19"><text:tab/><text:tab/>if (this == obj)</text:p>
        <text:p text:style-name="P19"><text:tab/><text:tab/><text:tab/>return true;</text:p>
        <text:p text:style-name="P19"><text:tab/><text:tab/>if (obj == null)</text:p>
        <text:p text:style-name="P19"><text:tab/><text:tab/><text:tab/>return false;</text:p>
        <text:p text:style-name="P19"><text:tab/><text:tab/>if (getClass() != obj.getClass())</text:p>
        <text:p text:style-name="P19"><text:tab/><text:tab/><text:tab/>return false;</text:p>
        <text:p text:style-name="P19"><text:tab/><text:tab/>Menu other = (Menu) obj;</text:p>
        <text:p text:style-name="P19"><text:tab/><text:tab/>if (categories == null) {</text:p>
        <text:p text:style-name="P19"><text:tab/><text:tab/><text:tab/>if (other.categories != null)</text:p>
        <text:p text:style-name="P19"><text:tab/><text:tab/><text:tab/><text:tab/>return false;</text:p>
        <text:p text:style-name="P19"><text:tab/><text:tab/>} else if (!categories.equals(other.categories))</text:p>
        <text:p text:style-name="P19"><text:tab/><text:tab/><text:tab/>return false;</text:p>
        <text:p text:style-name="P19"><text:tab/><text:tab/>if (mid != other.mid)</text:p>
        <text:p text:style-name="P19"><text:tab/><text:tab/><text:tab/>return false;</text:p>
        <text:p text:style-name="P19"><text:tab/><text:tab/>if (minimum_order != other.minimum_order)</text:p>
        <text:p text:style-name="P19"><text:tab/><text:tab/><text:tab/>return false;</text:p>
        <text:p text:style-name="P19"><text:tab/><text:tab/>if (name == null) {</text:p>
        <text:p text:style-name="P19"><text:tab/><text:tab/><text:tab/>if (other.name != null)</text:p>
        <text:p text:style-name="P19"><text:tab/><text:tab/><text:tab/><text:tab/>return false;</text:p>
        <text:p text:style-name="P19"><text:tab/><text:tab/>} else if (!name.equals(other.name))</text:p>
        <text:p text:style-name="P19"><text:tab/><text:tab/><text:tab/>return false;</text:p>
        <text:p text:style-name="P19"><text:tab/><text:tab/>if (Double.doubleToLongBits(price_per_person) != Double.doubleToLongBits(other.price_per_person))</text:p>
        <text:p text:style-name="P19"><text:tab/><text:tab/><text:tab/>return false;</text:p>
        <text:p text:style-name="P19"><text:tab/><text:tab/>return true;</text:p>
        <text:p text:style-name="P19"><text:tab/>} <text:s text:c="3"/></text:p>
        <text:p text:style-name="P19">}</text:p>
      </text:section>
      <text:p text:style-name="P9"/>
      <text:p text:style-name="P9"/>
      <text:section text:style-name="Sect1" text:name="Section5">
        <text:section-source xlink:href="../MenuManager.java"/>
        <text:p text:style-name="P20">import java.io.FileWriter;</text:p>
        <text:p text:style-name="P20">import java.io.IOException;</text:p>
        <text:p text:style-name="P20">import java.text.SimpleDateFormat;</text:p>
        <text:p text:style-name="P20">import java.util.Date;</text:p>
        <text:p text:style-name="P20">import java.util.LinkedHashMap;</text:p>
        <text:p text:style-name="P20">import java.text.DateFormat;</text:p>
        <text:p text:style-name="P20">import java.io.BufferedReader;</text:p>
        <text:p text:style-name="P20">import java.io.File;</text:p>
        <text:p text:style-name="P20">import java.io.FileReader;</text:p>
        <text:p text:style-name="P20">import java.util.ArrayList;</text:p>
        <text:p text:style-name="P20">import java.util.List;</text:p>
        <text:p text:style-name="P20">import java.util.Map;</text:p>
        <text:p text:style-name="P20"/>
        <text:p text:style-name="P20">public class MenuManager {</text:p>
        <text:p text:style-name="P20"><text:s text:c="4"/>private static final String COMMA_DELIMITER = ",";</text:p>
        <text:p text:style-name="P20"><text:s text:c="4"/>private static final String NEW_LINE_SEPARATOR = "\n";</text:p>
        <text:p text:style-name="P20"><text:s text:c="4"/>private static final String fileName = new File("menu.csv").getAbsolutePath();</text:p>
        <text:p text:style-name="P20"><text:s text:c="4"/>private static DateFormat dateFormat = new SimpleDateFormat("yyyyMMdd");</text:p>
        <text:p text:style-name="P20"><text:s text:c="4"/>private static final String FILE_HEADER = "id,item_name,categories,price_per_person,min_quantity,created_date,last_modified_date"; <text:s text:c="2"/></text:p>
        <text:p text:style-name="P20"><text:s text:c="4"/>public static void createMenu() {</text:p>
        <text:p text:style-name="P20"><text:soft-page-break/><text:s text:c="8"/>FileWriter fileWriter = null; <text:s text:c="3"/></text:p>
        <text:p text:style-name="P20"><text:s text:c="8"/>try {</text:p>
        <text:p text:style-name="P20"><text:s text:c="12"/>fileWriter = new FileWriter(fileName, false);</text:p>
        <text:p text:style-name="P20"><text:s text:c="12"/>fileWriter.append(FILE_HEADER.toString());</text:p>
        <text:p text:style-name="P20"><text:s text:c="12"/>fileWriter.append(NEW_LINE_SEPARATOR);</text:p>
        <text:p text:style-name="P20"><text:s text:c="8"/>} <text:s text:c="7"/></text:p>
        <text:p text:style-name="P20"><text:s text:c="8"/>catch (Exception e) {</text:p>
        <text:p text:style-name="P20"><text:s text:c="12"/>e.printStackTrace();</text:p>
        <text:p text:style-name="P20"><text:s text:c="8"/>} finally { <text:s text:c="2"/></text:p>
        <text:p text:style-name="P20"><text:s text:c="12"/>try {</text:p>
        <text:p text:style-name="P20"><text:s text:c="16"/>fileWriter.flush();</text:p>
        <text:p text:style-name="P20"><text:s text:c="16"/>fileWriter.close();</text:p>
        <text:p text:style-name="P20"><text:s text:c="12"/>} <text:s text:c="12"/></text:p>
        <text:p text:style-name="P20"><text:s text:c="12"/>catch (IOException e) {</text:p>
        <text:p text:style-name="P20"><text:s text:c="16"/>e.printStackTrace();</text:p>
        <text:p text:style-name="P20"><text:s text:c="12"/>} <text:s text:c="11"/></text:p>
        <text:p text:style-name="P20"><text:s text:c="8"/>}</text:p>
        <text:p text:style-name="P20"><text:s text:c="4"/>} <text:s text:c="3"/></text:p>
        <text:p text:style-name="P20"><text:s text:c="4"/>public static int addItemToMenu(Menu item) { <text:s text:c="15"/></text:p>
        <text:p text:style-name="P20"><text:s text:c="8"/>if(!isCreatedMenu()) {</text:p>
        <text:p text:style-name="P20"><text:s text:c="12"/>createMenu();</text:p>
        <text:p text:style-name="P20"><text:s text:c="8"/>} <text:s text:c="7"/></text:p>
        <text:p text:style-name="P20"><text:s text:c="8"/>Date date = new Date();</text:p>
        <text:p text:style-name="P20"><text:s text:c="8"/>FileWriter fileWriter = null; <text:s text:c="3"/></text:p>
        <text:p text:style-name="P20"><text:s text:c="8"/>try {</text:p>
        <text:p text:style-name="P20"><text:s text:c="12"/>fileWriter = new FileWriter(fileName, true); <text:s text:c="11"/></text:p>
        <text:p text:style-name="P20"><text:s text:c="12"/>fileWriter.append(String.valueOf(item.getMid()));</text:p>
        <text:p text:style-name="P20"><text:s text:c="12"/>fileWriter.append(COMMA_DELIMITER);</text:p>
        <text:p text:style-name="P20"><text:s text:c="12"/>fileWriter.append(item.getName());</text:p>
        <text:p text:style-name="P20"><text:s text:c="12"/>fileWriter.append(COMMA_DELIMITER);</text:p>
        <text:p text:style-name="P20"><text:s text:c="12"/>fileWriter.append(ListAsString(item));</text:p>
        <text:p text:style-name="P20"><text:s text:c="12"/>fileWriter.append(COMMA_DELIMITER);</text:p>
        <text:p text:style-name="P20"><text:s text:c="12"/>fileWriter.append(String.valueOf(item.getPrice()));</text:p>
        <text:p text:style-name="P20"><text:s text:c="12"/>fileWriter.append(COMMA_DELIMITER);</text:p>
        <text:p text:style-name="P20"><text:s text:c="12"/>fileWriter.append(String.valueOf(item.getminimum_order()));</text:p>
        <text:p text:style-name="P20"><text:s text:c="12"/>fileWriter.append(COMMA_DELIMITER);</text:p>
        <text:p text:style-name="P20"><text:s text:c="12"/>fileWriter.append(String.valueOf(dateFormat.format(date)));</text:p>
        <text:p text:style-name="P20"><text:s text:c="12"/>fileWriter.append(COMMA_DELIMITER);</text:p>
        <text:p text:style-name="P20"><text:s text:c="12"/>fileWriter.append(String.valueOf(dateFormat.format(date)));</text:p>
        <text:p text:style-name="P20"><text:s text:c="12"/>fileWriter.append(NEW_LINE_SEPARATOR); <text:s text:c="11"/></text:p>
        <text:p text:style-name="P20"><text:s text:c="8"/>} <text:s text:c="8"/></text:p>
        <text:p text:style-name="P20"><text:s text:c="8"/>catch (Exception e) {</text:p>
        <text:p text:style-name="P20"><text:s text:c="12"/>e.printStackTrace();</text:p>
        <text:p text:style-name="P20"><text:s text:c="8"/>} finally {</text:p>
        <text:p text:style-name="P20"><text:s text:c="12"/>try {</text:p>
        <text:p text:style-name="P20"><text:s text:c="16"/>fileWriter.flush();</text:p>
        <text:p text:style-name="P20"><text:s text:c="16"/>fileWriter.close();</text:p>
        <text:p text:style-name="P20"><text:s text:c="12"/>} <text:s text:c="12"/></text:p>
        <text:p text:style-name="P20"><text:s text:c="12"/>catch (IOException e) {</text:p>
        <text:p text:style-name="P20"><text:s text:c="16"/>e.printStackTrace();</text:p>
        <text:p text:style-name="P20"><text:s text:c="12"/>}</text:p>
        <text:p text:style-name="P20"><text:s text:c="8"/>} <text:s text:c="7"/></text:p>
        <text:p text:style-name="P20"><text:s text:c="8"/>return item.getMid();</text:p>
        <text:p text:style-name="P20"><text:s text:c="4"/>}</text:p>
        <text:p text:style-name="P20"><text:soft-page-break/><text:s text:c="4"/>public static String ListAsString(Menu item) {</text:p>
        <text:p text:style-name="P20"><text:tab/> <text:s text:c="3"/>String categories = "";</text:p>
        <text:p text:style-name="P20"><text:tab/><text:tab/>for(Map&lt;String, Object&gt; cat : item.getCategories() ) {</text:p>
        <text:p text:style-name="P20"><text:tab/><text:tab/><text:tab/>for(Map.Entry&lt;String, Object&gt; entry : cat.entrySet()) {</text:p>
        <text:p text:style-name="P20"><text:tab/> <text:s text:c="3"/><text:tab/><text:tab/>categories = categories + entry.getValue() + "|"; </text:p>
        <text:p text:style-name="P20"><text:tab/><text:tab/><text:tab/>}</text:p>
        <text:p text:style-name="P20"><text:tab/><text:tab/>}</text:p>
        <text:p text:style-name="P20"><text:tab/><text:tab/>return categories;</text:p>
        <text:p text:style-name="P20"><text:s text:c="4"/>} <text:s text:c="3"/></text:p>
        <text:p text:style-name="P20"><text:s text:c="4"/>public static List&lt;Map&lt;String, Object&gt;&gt; parseToList(String cats) {</text:p>
        <text:p text:style-name="P20"><text:tab/><text:tab/>List&lt;Map&lt;String, Object&gt;&gt; categories = new ArrayList&lt;Map&lt;String, Object&gt;&gt;();</text:p>
        <text:p text:style-name="P20"><text:tab/><text:tab/>String[] str1 = cats.split("\\|");</text:p>
        <text:p text:style-name="P20"><text:tab/><text:tab/>for(String _str1 : str1) {</text:p>
        <text:p text:style-name="P20"><text:tab/><text:tab/><text:tab/>Map&lt;String, Object&gt; cat = new LinkedHashMap&lt;String, Object&gt;();</text:p>
        <text:p text:style-name="P20"><text:tab/><text:tab/><text:tab/>cat.put("name", _str1);</text:p>
        <text:p text:style-name="P20"><text:tab/><text:tab/><text:tab/>categories.add(cat);</text:p>
        <text:p text:style-name="P20"><text:tab/><text:tab/>}</text:p>
        <text:p text:style-name="P20"><text:tab/><text:tab/>return categories;</text:p>
        <text:p text:style-name="P20"><text:tab/>} <text:s text:c="3"/></text:p>
        <text:p text:style-name="P20"><text:s text:c="4"/>public static Menu[] viewMenu() {</text:p>
        <text:p text:style-name="P20"><text:s text:c="8"/>BufferedReader fileReader = null;</text:p>
        <text:p text:style-name="P20"><text:s text:c="8"/>List&lt;Menu&gt; lineAsList = new ArrayList&lt;Menu&gt;();</text:p>
        <text:p text:style-name="P20"><text:s text:c="8"/>try {</text:p>
        <text:p text:style-name="P20"><text:s text:c="12"/>String line = "";</text:p>
        <text:p text:style-name="P20"><text:s text:c="12"/>fileReader = new BufferedReader(new FileReader(fileName));</text:p>
        <text:p text:style-name="P20"><text:s text:c="12"/>fileReader.readLine();</text:p>
        <text:p text:style-name="P20"><text:s text:c="12"/>while ((line = fileReader.readLine()) != null) {</text:p>
        <text:p text:style-name="P20"><text:s text:c="16"/>String[] menuItems = line.split(","); <text:s text:c="2"/></text:p>
        <text:p text:style-name="P20"><text:s text:c="16"/>lineAsList.add(new Menu(Integer.parseInt(menuItems[0]), menuItems[1],</text:p>
        <text:p text:style-name="P20"><text:s text:c="16"/><text:tab/><text:tab/>Double.parseDouble(menuItems[3]), Integer.parseInt(menuItems[4]), parseToList(menuItems[2])));</text:p>
        <text:p text:style-name="P20"><text:s text:c="12"/>} <text:s text:c="2"/></text:p>
        <text:p text:style-name="P20"><text:s text:c="8"/>} </text:p>
        <text:p text:style-name="P20"><text:s text:c="8"/>catch (Exception e) {</text:p>
        <text:p text:style-name="P20"><text:s text:c="12"/>e.printStackTrace();</text:p>
        <text:p text:style-name="P20"><text:s text:c="8"/>} finally {</text:p>
        <text:p text:style-name="P20"><text:s text:c="12"/>try {</text:p>
        <text:p text:style-name="P20"><text:s text:c="16"/>fileReader.close();</text:p>
        <text:p text:style-name="P20"><text:s text:c="12"/>} </text:p>
        <text:p text:style-name="P20"><text:s text:c="12"/>catch (IOException e) {</text:p>
        <text:p text:style-name="P20"><text:s text:c="16"/>e.printStackTrace();</text:p>
        <text:p text:style-name="P20"><text:s text:c="12"/>}</text:p>
        <text:p text:style-name="P20"><text:s text:c="8"/>}</text:p>
        <text:p text:style-name="P20"><text:tab/> <text:s text:c="3"/>return lineAsList.toArray(new Menu[lineAsList.size()]);</text:p>
        <text:p text:style-name="P20"><text:s text:c="4"/>} <text:s text:c="3"/></text:p>
        <text:p text:style-name="P20"><text:s text:c="4"/>public static Menu viewMenuItemByID(int mid) {</text:p>
        <text:p text:style-name="P20"><text:s text:c="8"/>BufferedReader fileReader = null;</text:p>
        <text:p text:style-name="P20"><text:s text:c="8"/>Menu item = null;</text:p>
        <text:p text:style-name="P20"><text:s text:c="8"/>try {</text:p>
        <text:p text:style-name="P20"><text:s text:c="12"/>String line = "";</text:p>
        <text:p text:style-name="P20"><text:s text:c="12"/>fileReader = new BufferedReader(new FileReader(fileName));</text:p>
        <text:p text:style-name="P20"><text:s text:c="12"/>fileReader.readLine();</text:p>
        <text:p text:style-name="P20"><text:soft-page-break/><text:s text:c="12"/>while ((line = fileReader.readLine()) != null) {</text:p>
        <text:p text:style-name="P20"><text:s text:c="16"/>String[] menuItems = line.split(","); <text:s text:c="2"/></text:p>
        <text:p text:style-name="P20"><text:s text:c="16"/>if(Integer.parseInt(menuItems[0]) == mid) {</text:p>
        <text:p text:style-name="P20"><text:s text:c="16"/><text:tab/>item = new Menu(Integer.parseInt(menuItems[0]), menuItems[1],</text:p>
        <text:p text:style-name="P20"><text:s text:c="20"/><text:tab/><text:tab/>Double.parseDouble(menuItems[3]), Integer.parseInt(menuItems[4]), parseToList(menuItems[2]));</text:p>
        <text:p text:style-name="P20"><text:s text:c="16"/>} <text:s/></text:p>
        <text:p text:style-name="P20"><text:s text:c="12"/>}</text:p>
        <text:p text:style-name="P20"><text:s text:c="8"/>} <text:s text:c="8"/></text:p>
        <text:p text:style-name="P20"><text:s text:c="8"/>catch (Exception e) {</text:p>
        <text:p text:style-name="P20"><text:s text:c="12"/>e.printStackTrace();</text:p>
        <text:p text:style-name="P20"><text:s text:c="8"/>} finally {</text:p>
        <text:p text:style-name="P20"><text:s text:c="12"/>try {</text:p>
        <text:p text:style-name="P20"><text:s text:c="16"/>fileReader.close();</text:p>
        <text:p text:style-name="P20"><text:s text:c="12"/>} catch (IOException e) {</text:p>
        <text:p text:style-name="P20"><text:s text:c="16"/>e.printStackTrace();</text:p>
        <text:p text:style-name="P20"><text:s text:c="12"/>}</text:p>
        <text:p text:style-name="P20"><text:s text:c="8"/>}</text:p>
        <text:p text:style-name="P20"><text:s text:c="8"/>return item;</text:p>
        <text:p text:style-name="P20"><text:s text:c="4"/>} <text:s text:c="3"/></text:p>
        <text:p text:style-name="P20"><text:s text:c="4"/>public static int modifyItem(int mid, double price_per_person) { <text:s text:c="7"/></text:p>
        <text:p text:style-name="P20"><text:s text:c="8"/>BufferedReader fileReader = null;</text:p>
        <text:p text:style-name="P20"><text:s text:c="8"/>String line = "";</text:p>
        <text:p text:style-name="P20"><text:s text:c="8"/>List&lt;String&gt; lineAsList = new ArrayList&lt;String&gt;(); <text:s text:c="11"/></text:p>
        <text:p text:style-name="P20"><text:s text:c="8"/>try {</text:p>
        <text:p text:style-name="P20"><text:s text:c="12"/>fileReader = new BufferedReader(new FileReader(fileName));</text:p>
        <text:p text:style-name="P20"><text:s text:c="12"/>fileReader.readLine();</text:p>
        <text:p text:style-name="P20"><text:s text:c="12"/>while ((line = fileReader.readLine()) != null) {</text:p>
        <text:p text:style-name="P20"><text:s text:c="16"/>lineAsList.add(line);</text:p>
        <text:p text:style-name="P20"><text:s text:c="12"/>} <text:s/></text:p>
        <text:p text:style-name="P20"><text:s text:c="8"/>} catch (Exception e) {</text:p>
        <text:p text:style-name="P20"><text:s text:c="12"/>e.printStackTrace();</text:p>
        <text:p text:style-name="P20"><text:s text:c="8"/>} finally {</text:p>
        <text:p text:style-name="P20"><text:s text:c="12"/>try {</text:p>
        <text:p text:style-name="P20"><text:s text:c="16"/>fileReader.close();</text:p>
        <text:p text:style-name="P20"><text:s text:c="12"/>} </text:p>
        <text:p text:style-name="P20"><text:s text:c="12"/>catch (IOException e) {</text:p>
        <text:p text:style-name="P20"><text:s text:c="16"/>e.printStackTrace();</text:p>
        <text:p text:style-name="P20"><text:s text:c="12"/>}</text:p>
        <text:p text:style-name="P20"><text:s text:c="8"/>} <text:s text:c="7"/></text:p>
        <text:p text:style-name="P20"><text:s text:c="8"/>FileWriter fileWriter = null;</text:p>
        <text:p text:style-name="P20"><text:s text:c="8"/>int modifiedId = -1;</text:p>
        <text:p text:style-name="P20"><text:s text:c="8"/>try {</text:p>
        <text:p text:style-name="P20"><text:s text:c="8"/><text:tab/>fileWriter = new FileWriter(fileName, true);</text:p>
        <text:p text:style-name="P20"><text:s text:c="12"/>Date date;</text:p>
        <text:p text:style-name="P20"><text:s text:c="12"/>boolean found = false;</text:p>
        <text:p text:style-name="P20"><text:s text:c="12"/>for(String lines : lineAsList) {</text:p>
        <text:p text:style-name="P20"><text:s text:c="16"/>String[] menuItems = lines.split(","); <text:s/></text:p>
        <text:p text:style-name="P20"><text:s text:c="16"/>if(Integer.parseInt(menuItems[0]) == mid) {</text:p>
        <text:p text:style-name="P20"><text:s text:c="20"/>createMenu();</text:p>
        <text:p text:style-name="P20"><text:s text:c="20"/>found = true;</text:p>
        <text:p text:style-name="P20"><text:s text:c="16"/>}</text:p>
        <text:p text:style-name="P20"><text:s text:c="12"/>}</text:p>
        <text:p text:style-name="P20"><text:s text:c="12"/>if(!found) return modifiedId; <text:s text:c="8"/></text:p>
        <text:p text:style-name="P20"><text:soft-page-break/><text:s text:c="12"/>for(String lines : lineAsList) {</text:p>
        <text:p text:style-name="P20"><text:s text:c="16"/>String[] menuItems = lines.split(","); <text:s/></text:p>
        <text:p text:style-name="P20"><text:s text:c="16"/>if(Integer.parseInt(menuItems[0]) == mid) {</text:p>
        <text:p text:style-name="P20"><text:s text:c="16"/><text:tab/>createMenu();</text:p>
        <text:p text:style-name="P20"><text:s text:c="20"/>modifiedId = Integer.parseInt(menuItems[0]);</text:p>
        <text:p text:style-name="P20"><text:s text:c="20"/>menuItems[3] = String.valueOf(price_per_person);</text:p>
        <text:p text:style-name="P20"><text:s text:c="20"/>date = new Date();</text:p>
        <text:p text:style-name="P20"><text:s text:c="20"/>menuItems[6] = String.valueOf(dateFormat.format(date));</text:p>
        <text:p text:style-name="P20"><text:s text:c="16"/>} <text:s text:c="34"/></text:p>
        <text:p text:style-name="P20"><text:s text:c="16"/>fileWriter.append(menuItems[0]);</text:p>
        <text:p text:style-name="P20"><text:s text:c="16"/>fileWriter.append(COMMA_DELIMITER);</text:p>
        <text:p text:style-name="P20"><text:s text:c="16"/>fileWriter.append(menuItems[1]);</text:p>
        <text:p text:style-name="P20"><text:s text:c="16"/>fileWriter.append(COMMA_DELIMITER);</text:p>
        <text:p text:style-name="P20"><text:s text:c="16"/>fileWriter.append(menuItems[2]);</text:p>
        <text:p text:style-name="P20"><text:s text:c="16"/>fileWriter.append(COMMA_DELIMITER);</text:p>
        <text:p text:style-name="P20"><text:s text:c="16"/>fileWriter.append(menuItems[3]);</text:p>
        <text:p text:style-name="P20"><text:s text:c="16"/>fileWriter.append(COMMA_DELIMITER);</text:p>
        <text:p text:style-name="P20"><text:s text:c="16"/>fileWriter.append(menuItems[4]);</text:p>
        <text:p text:style-name="P20"><text:s text:c="16"/>fileWriter.append(COMMA_DELIMITER);</text:p>
        <text:p text:style-name="P20"><text:s text:c="16"/>fileWriter.append(menuItems[5]);</text:p>
        <text:p text:style-name="P20"><text:s text:c="16"/>fileWriter.append(COMMA_DELIMITER);</text:p>
        <text:p text:style-name="P20"><text:s text:c="16"/>fileWriter.append(menuItems[6]);</text:p>
        <text:p text:style-name="P20"><text:s text:c="16"/>fileWriter.append(NEW_LINE_SEPARATOR);</text:p>
        <text:p text:style-name="P20"><text:s text:c="12"/>} </text:p>
        <text:p text:style-name="P20"><text:s text:c="8"/>} <text:s/>catch (Exception e) {</text:p>
        <text:p text:style-name="P20"><text:s text:c="12"/>e.printStackTrace();</text:p>
        <text:p text:style-name="P20"><text:s text:c="8"/>} finally {</text:p>
        <text:p text:style-name="P20"><text:s text:c="12"/>try {</text:p>
        <text:p text:style-name="P20"><text:s text:c="16"/>fileWriter.flush();</text:p>
        <text:p text:style-name="P20"><text:s text:c="16"/>fileWriter.close();</text:p>
        <text:p text:style-name="P20"><text:s text:c="12"/>} <text:s text:c="12"/></text:p>
        <text:p text:style-name="P20"><text:s text:c="12"/>catch (IOException e) {</text:p>
        <text:p text:style-name="P20"><text:s text:c="16"/>e.printStackTrace();</text:p>
        <text:p text:style-name="P20"><text:s text:c="12"/>}</text:p>
        <text:p text:style-name="P20"><text:s text:c="8"/>}</text:p>
        <text:p text:style-name="P20"><text:s text:c="8"/>return modifiedId;</text:p>
        <text:p text:style-name="P20"><text:s text:c="4"/>}</text:p>
        <text:p text:style-name="P20"><text:tab/>public static boolean isCreatedMenu() {</text:p>
        <text:p text:style-name="P20"><text:tab/><text:tab/>File f = new File(fileName);</text:p>
        <text:p text:style-name="P20"><text:tab/><text:tab/>if(f.exists() &amp;&amp; !f.isDirectory()) { </text:p>
        <text:p text:style-name="P20"><text:tab/><text:tab/> <text:s text:c="3"/>return true;</text:p>
        <text:p text:style-name="P20"><text:tab/><text:tab/>}</text:p>
        <text:p text:style-name="P20"><text:tab/><text:tab/>return false;</text:p>
        <text:p text:style-name="P20"><text:tab/>} <text:s text:c="3"/></text:p>
        <text:p text:style-name="P20">}</text:p>
      </text:section>
      <text:p text:style-name="P9"/>
      <text:section text:style-name="Sect1" text:name="Section6">
        <text:section-source xlink:href="../Order.java"/>
        <text:p text:style-name="P21">import java.util.ArrayList;</text:p>
        <text:p text:style-name="P21">import java.util.LinkedHashMap;</text:p>
        <text:p text:style-name="P21">import java.util.List;</text:p>
        <text:p text:style-name="P21">import java.util.Map;</text:p>
        <text:p text:style-name="P21"/>
        <text:p text:style-name="P21">public class Order {</text:p>
        <text:p text:style-name="P21"><text:tab/>private int oid;</text:p>
        <text:p text:style-name="P21"><text:tab/>private double amount;</text:p>
        <text:p text:style-name="P21"><text:soft-page-break/><text:tab/>private double surcharge;</text:p>
        <text:p text:style-name="P21"><text:tab/>private String status;</text:p>
        <text:p text:style-name="P21"><text:tab/>private String order_date;</text:p>
        <text:p text:style-name="P21"><text:tab/>private String delivery_date;</text:p>
        <text:p text:style-name="P21"><text:tab/>private String delivery_address;</text:p>
        <text:p text:style-name="P21"><text:tab/>private Customer personal_info;</text:p>
        <text:p text:style-name="P21"><text:tab/>private String note;</text:p>
        <text:p text:style-name="P21"><text:tab/>private List&lt;Map&lt;String, Object&gt;&gt; order_detail;</text:p>
        <text:p text:style-name="P21"><text:tab/>private static List&lt;Map&lt;String, Object&gt;&gt; myorder_detail;<text:tab/></text:p>
        <text:p text:style-name="P21"><text:tab/>public Order(int oid, String delivery_date, String delivery_address, Customer customer, String note,</text:p>
        <text:p text:style-name="P21"><text:tab/><text:tab/><text:tab/>List&lt;Map&lt;String, Object&gt;&gt; order_detail) {</text:p>
        <text:p text:style-name="P21"><text:tab/><text:tab/>this.oid = oid;</text:p>
        <text:p text:style-name="P21"><text:tab/><text:tab/>this.delivery_date = delivery_date;</text:p>
        <text:p text:style-name="P21"><text:tab/><text:tab/>this.delivery_address = delivery_address;</text:p>
        <text:p text:style-name="P21"><text:tab/><text:tab/>this.personal_info = customer;</text:p>
        <text:p text:style-name="P21"><text:tab/><text:tab/>this.note = note;</text:p>
        <text:p text:style-name="P21"><text:tab/><text:tab/>this.order_detail = order_detail;<text:tab/><text:tab/></text:p>
        <text:p text:style-name="P21"><text:tab/>}</text:p>
        <text:p text:style-name="P21"><text:tab/>public Order(String delivery_date, String delivery_address, Customer customer, String note, List&lt;Map&lt;String, Object&gt;&gt; order_detail) {</text:p>
        <text:p text:style-name="P21"><text:tab/><text:tab/>this((UniqueIdGenerator.getUniqueID3()), delivery_date, delivery_address, customer, note, order_detail);</text:p>
        <text:p text:style-name="P21"><text:tab/>}</text:p>
        <text:p text:style-name="P21"><text:tab/>public Order() {</text:p>
        <text:p text:style-name="P21"><text:tab/><text:tab/>this("20160911", "10 West 31st ST,Chicago IL 60616", new Customer(), "Room SB-214", myorder_detail = new ArrayList&lt;Map&lt;String, Object&gt;&gt;());<text:tab/><text:tab/></text:p>
        <text:p text:style-name="P21"><text:tab/><text:tab/>Map&lt;String, Object&gt; item1 = new LinkedHashMap&lt;String, Object&gt;();</text:p>
        <text:p text:style-name="P21"><text:tab/><text:tab/>item1.put("id", 2);</text:p>
        <text:p text:style-name="P21"><text:tab/><text:tab/>item1.put("count", 30);</text:p>
        <text:p text:style-name="P21"><text:tab/><text:tab/>myorder_detail.add(item1);<text:tab/><text:tab/></text:p>
        <text:p text:style-name="P21"><text:tab/><text:tab/>Map&lt;String, Object&gt; item2 = new LinkedHashMap&lt;String, Object&gt;();</text:p>
        <text:p text:style-name="P21"><text:tab/><text:tab/>item2.put("id", 1);</text:p>
        <text:p text:style-name="P21"><text:tab/><text:tab/>item2.put("count", 24);</text:p>
        <text:p text:style-name="P21"><text:tab/><text:tab/>myorder_detail.add(item2);</text:p>
        <text:p text:style-name="P21"><text:tab/>}<text:tab/></text:p>
        <text:p text:style-name="P21"><text:tab/>public String getdelivery_date() {</text:p>
        <text:p text:style-name="P21"><text:tab/><text:tab/>return delivery_date;</text:p>
        <text:p text:style-name="P21"><text:tab/>}</text:p>
        <text:p text:style-name="P21"><text:tab/>public String getdelivery_address() {</text:p>
        <text:p text:style-name="P21"><text:tab/><text:tab/>return delivery_address;</text:p>
        <text:p text:style-name="P21"><text:tab/>}</text:p>
        <text:p text:style-name="P21"><text:tab/>public String getNote() {</text:p>
        <text:p text:style-name="P21"><text:tab/><text:tab/>return note;</text:p>
        <text:p text:style-name="P21"><text:tab/>}</text:p>
        <text:p text:style-name="P21"><text:tab/>public int getOid() {</text:p>
        <text:p text:style-name="P21"><text:tab/><text:tab/>return oid;</text:p>
        <text:p text:style-name="P21"><text:tab/>}</text:p>
        <text:p text:style-name="P21"><text:tab/>public void setAmount(double amount) {</text:p>
        <text:p text:style-name="P21"><text:tab/><text:tab/>this.amount = amount;</text:p>
        <text:p text:style-name="P21"><text:tab/>}</text:p>
        <text:p text:style-name="P21"><text:tab/>public String getStatus() {</text:p>
        <text:p text:style-name="P21"><text:tab/><text:tab/>return status;</text:p>
        <text:p text:style-name="P21"><text:tab/>}</text:p>
        <text:p text:style-name="P21"><text:soft-page-break/><text:tab/>public void setStatus(String status) {</text:p>
        <text:p text:style-name="P21"><text:tab/><text:tab/>this.status = status;</text:p>
        <text:p text:style-name="P21"><text:tab/>}<text:tab/></text:p>
        <text:p text:style-name="P21"><text:tab/>public String getorder_date() {</text:p>
        <text:p text:style-name="P21"><text:tab/><text:tab/>return order_date;</text:p>
        <text:p text:style-name="P21"><text:tab/>}</text:p>
        <text:p text:style-name="P21"><text:tab/>public void setorder_date(String order_date) {</text:p>
        <text:p text:style-name="P21"><text:tab/><text:tab/>this.order_date = order_date;</text:p>
        <text:p text:style-name="P21"><text:tab/>}</text:p>
        <text:p text:style-name="P21"><text:tab/>public List&lt;Map&lt;String, Object&gt;&gt; getorder_detail() {</text:p>
        <text:p text:style-name="P21"><text:tab/><text:tab/>return order_detail;</text:p>
        <text:p text:style-name="P21"><text:tab/>}</text:p>
        <text:p text:style-name="P21"><text:tab/>public Customer getpersonal_info() {</text:p>
        <text:p text:style-name="P21"><text:tab/><text:tab/>return personal_info;</text:p>
        <text:p text:style-name="P21"><text:tab/>}</text:p>
        <text:p text:style-name="P21"><text:tab/>public void setSurcharge(double surcharge) {</text:p>
        <text:p text:style-name="P21"><text:tab/><text:tab/>this.surcharge = surcharge;</text:p>
        <text:p text:style-name="P21"><text:tab/>}<text:tab/></text:p>
        <text:p text:style-name="P21"><text:tab/>public boolean isMatch_delivery_date(String key) {</text:p>
        <text:p text:style-name="P21"><text:tab/><text:tab/>return key.equals(delivery_date);</text:p>
        <text:p text:style-name="P21"><text:tab/>}</text:p>
        <text:p text:style-name="P21"><text:tab/>public boolean isMatch_delivery_address(String key) {</text:p>
        <text:p text:style-name="P21"><text:tab/><text:tab/>return key.equals(delivery_address);</text:p>
        <text:p text:style-name="P21"><text:tab/>}</text:p>
        <text:p text:style-name="P21"><text:tab/>public boolean isMatch_note(String key) {</text:p>
        <text:p text:style-name="P21"><text:tab/><text:tab/>return key.equals(note);</text:p>
        <text:p text:style-name="P21"><text:tab/>}<text:tab/></text:p>
        <text:p text:style-name="P21"><text:tab/>public boolean isMatch_order_detail(List&lt;Map&lt;String, Object&gt;&gt; key) {</text:p>
        <text:p text:style-name="P21"><text:tab/><text:tab/>return key.equals(order_detail);</text:p>
        <text:p text:style-name="P21"><text:tab/>}<text:tab/></text:p>
        <text:p text:style-name="P21"><text:tab/>@Override</text:p>
        <text:p text:style-name="P21"><text:tab/>public boolean equals(Object obj) {</text:p>
        <text:p text:style-name="P21"><text:tab/><text:tab/>if (this == obj)</text:p>
        <text:p text:style-name="P21"><text:tab/><text:tab/><text:tab/>return true;</text:p>
        <text:p text:style-name="P21"><text:tab/><text:tab/>if (obj == null)</text:p>
        <text:p text:style-name="P21"><text:tab/><text:tab/><text:tab/>return false;</text:p>
        <text:p text:style-name="P21"><text:tab/><text:tab/>if (getClass() != obj.getClass())</text:p>
        <text:p text:style-name="P21"><text:tab/><text:tab/><text:tab/>return false;</text:p>
        <text:p text:style-name="P21"><text:tab/><text:tab/>Order other = (Order) obj;</text:p>
        <text:p text:style-name="P21"><text:tab/><text:tab/>if (delivery_address == null) {</text:p>
        <text:p text:style-name="P21"><text:tab/><text:tab/><text:tab/>if (other.delivery_address != null)</text:p>
        <text:p text:style-name="P21"><text:tab/><text:tab/><text:tab/><text:tab/>return false;</text:p>
        <text:p text:style-name="P21"><text:tab/><text:tab/>} else if (!delivery_address.equals(other.delivery_address))</text:p>
        <text:p text:style-name="P21"><text:tab/><text:tab/><text:tab/>return false;</text:p>
        <text:p text:style-name="P21"><text:tab/><text:tab/>if (delivery_date == null) {</text:p>
        <text:p text:style-name="P21"><text:tab/><text:tab/><text:tab/>if (other.delivery_date != null)</text:p>
        <text:p text:style-name="P21"><text:tab/><text:tab/><text:tab/><text:tab/>return false;</text:p>
        <text:p text:style-name="P21"><text:tab/><text:tab/>} else if (!delivery_date.equals(other.delivery_date))</text:p>
        <text:p text:style-name="P21"><text:tab/><text:tab/><text:tab/>return false;</text:p>
        <text:p text:style-name="P21"><text:tab/><text:tab/>if (note == null) {</text:p>
        <text:p text:style-name="P21"><text:tab/><text:tab/><text:tab/>if (other.note != null)</text:p>
        <text:p text:style-name="P21"><text:tab/><text:tab/><text:tab/><text:tab/>return false;</text:p>
        <text:p text:style-name="P21"><text:tab/><text:tab/>} else if (!note.equals(other.note))</text:p>
        <text:p text:style-name="P21"><text:tab/><text:tab/><text:tab/>return false;</text:p>
        <text:p text:style-name="P21"><text:soft-page-break/><text:tab/><text:tab/>return true;</text:p>
        <text:p text:style-name="P21"><text:tab/>}</text:p>
        <text:p text:style-name="P21">}</text:p>
      </text:section>
      <text:p text:style-name="P9"/>
      <text:section text:style-name="Sect1" text:name="Section7">
        <text:section-source xlink:href="../OrderManager.java"/>
        <text:p text:style-name="P22">import java.io.FileWriter;</text:p>
        <text:p text:style-name="P22">import java.io.IOException;</text:p>
        <text:p text:style-name="P22">import java.text.SimpleDateFormat;</text:p>
        <text:p text:style-name="P22">import java.util.Date;</text:p>
        <text:p text:style-name="P22">import java.util.LinkedHashMap;</text:p>
        <text:p text:style-name="P22">import java.text.DateFormat;</text:p>
        <text:p text:style-name="P22">import java.text.ParseException;</text:p>
        <text:p text:style-name="P22">import java.io.BufferedReader;</text:p>
        <text:p text:style-name="P22">import java.io.File;</text:p>
        <text:p text:style-name="P22">import java.io.FileReader;</text:p>
        <text:p text:style-name="P22">import java.util.ArrayList;</text:p>
        <text:p text:style-name="P22">import java.util.Calendar;</text:p>
        <text:p text:style-name="P22">import java.util.List;</text:p>
        <text:p text:style-name="P22">import java.util.Map;</text:p>
        <text:p text:style-name="P22">public class OrderManager {</text:p>
        <text:p text:style-name="P22"><text:tab/>private static String status = "open";</text:p>
        <text:p text:style-name="P22"><text:s text:c="4"/>private static Date dateOrder;</text:p>
        <text:p text:style-name="P22"><text:s text:c="4"/>private static Date dateDelivery;</text:p>
        <text:p text:style-name="P22"><text:s text:c="4"/>private static Date startDate;</text:p>
        <text:p text:style-name="P22"><text:s text:c="4"/>private static Date endDate;</text:p>
        <text:p text:style-name="P22"><text:s text:c="4"/>private static final String COMMA_DELIMITER = ",";</text:p>
        <text:p text:style-name="P22"><text:s text:c="4"/>private static final String NEW_LINE_SEPARATOR = "\n";</text:p>
        <text:p text:style-name="P22"><text:s text:c="4"/>private static final String FILE_HEADER_ORDERS = "id,amount,surcharge,"</text:p>
        <text:p text:style-name="P22"><text:s text:c="4"/><text:tab/><text:tab/>+ "status,order_date,delivery_date,customer_id,customer_name,customer_email,"</text:p>
        <text:p text:style-name="P22"><text:s text:c="4"/><text:tab/><text:tab/>+ "customer_phone,delivery_address,delivery_city,note,order_detail";</text:p>
        <text:p text:style-name="P22"><text:s text:c="4"/>private static final String FILE_HEADER_CUSTOMERS = "id,name,email,phone";</text:p>
        <text:p text:style-name="P22"><text:s text:c="4"/>private static final String ordersFileName = new File("orders.csv").getAbsolutePath();</text:p>
        <text:p text:style-name="P22"><text:s text:c="4"/>private static final String customersFileName = new File("customers.csv").getAbsolutePath();</text:p>
        <text:p text:style-name="P22"><text:s text:c="4"/>private static final String menuFileName = new File("menu.csv").getAbsolutePath();</text:p>
        <text:p text:style-name="P22"><text:s text:c="4"/>private static DateFormat dateFormat = new SimpleDateFormat("yyyyMMdd");</text:p>
        <text:p text:style-name="P22"><text:tab/>private static double surcharge = 0.0; <text:s text:c="6"/></text:p>
        <text:p text:style-name="P22"><text:s text:c="4"/>public static void createOrders() {</text:p>
        <text:p text:style-name="P22"><text:s text:c="8"/>FileWriter fileWriter = null; <text:s text:c="3"/></text:p>
        <text:p text:style-name="P22"><text:s text:c="8"/>try {</text:p>
        <text:p text:style-name="P22"/>
        <text:p text:style-name="P22"><text:s text:c="12"/>fileWriter = new FileWriter(ordersFileName, false);</text:p>
        <text:p text:style-name="P22"><text:s text:c="12"/>fileWriter.append(FILE_HEADER_ORDERS.toString());</text:p>
        <text:p text:style-name="P22"><text:s text:c="12"/>fileWriter.append(NEW_LINE_SEPARATOR);</text:p>
        <text:p text:style-name="P22"><text:s text:c="8"/>} <text:s text:c="7"/></text:p>
        <text:p text:style-name="P22"><text:s text:c="8"/>catch (Exception e) {</text:p>
        <text:p text:style-name="P22"><text:s text:c="12"/>e.printStackTrace();</text:p>
        <text:p text:style-name="P22"><text:s text:c="8"/>} finally { <text:s text:c="2"/></text:p>
        <text:p text:style-name="P22"><text:s text:c="12"/>try {</text:p>
        <text:p text:style-name="P22"><text:s text:c="16"/>fileWriter.flush();</text:p>
        <text:p text:style-name="P22"><text:s text:c="16"/>fileWriter.close();</text:p>
        <text:p text:style-name="P22"><text:s text:c="12"/>} <text:s text:c="12"/></text:p>
        <text:p text:style-name="P22"><text:soft-page-break/><text:s text:c="12"/>catch (IOException e) {</text:p>
        <text:p text:style-name="P22"><text:s text:c="16"/>e.printStackTrace();</text:p>
        <text:p text:style-name="P22"><text:s text:c="12"/>}</text:p>
        <text:p text:style-name="P22"><text:s text:c="8"/>}</text:p>
        <text:p text:style-name="P22"><text:s text:c="4"/>} <text:s text:c="3"/></text:p>
        <text:p text:style-name="P22"><text:s text:c="4"/>public static void createCustomers() {</text:p>
        <text:p text:style-name="P22"><text:s text:c="8"/>FileWriter fileWriter = null; <text:s text:c="3"/></text:p>
        <text:p text:style-name="P22"><text:s text:c="8"/>try {</text:p>
        <text:p text:style-name="P22"><text:s text:c="12"/>fileWriter = new FileWriter(customersFileName, false);</text:p>
        <text:p text:style-name="P22"><text:s text:c="12"/>fileWriter.append(FILE_HEADER_CUSTOMERS.toString());</text:p>
        <text:p text:style-name="P22"><text:s text:c="12"/>fileWriter.append(NEW_LINE_SEPARATOR);</text:p>
        <text:p text:style-name="P22"><text:s text:c="8"/>} <text:s text:c="7"/></text:p>
        <text:p text:style-name="P22"><text:s text:c="8"/>catch (Exception e) {</text:p>
        <text:p text:style-name="P22"><text:s text:c="12"/>e.printStackTrace();</text:p>
        <text:p text:style-name="P22"><text:s text:c="8"/>} finally { <text:s text:c="2"/></text:p>
        <text:p text:style-name="P22"><text:s text:c="12"/>try {</text:p>
        <text:p text:style-name="P22"><text:s text:c="16"/>fileWriter.flush();</text:p>
        <text:p text:style-name="P22"><text:s text:c="16"/>fileWriter.close();</text:p>
        <text:p text:style-name="P22"><text:s text:c="12"/>} <text:s text:c="12"/></text:p>
        <text:p text:style-name="P22"><text:s text:c="12"/>catch (IOException e) {</text:p>
        <text:p text:style-name="P22"><text:s text:c="16"/>e.printStackTrace();</text:p>
        <text:p text:style-name="P22"><text:s text:c="12"/>} <text:s text:c="11"/></text:p>
        <text:p text:style-name="P22"><text:s text:c="8"/>}</text:p>
        <text:p text:style-name="P22"><text:s text:c="4"/>} <text:s text:c="3"/></text:p>
        <text:p text:style-name="P22"><text:s text:c="4"/>public static int addOrderToOrders(Order order) {</text:p>
        <text:p text:style-name="P22"><text:tab/> <text:s text:c="3"/>if(!isCreatedOrders()) {</text:p>
        <text:p text:style-name="P22"><text:tab/> <text:s text:c="7"/>createOrders();</text:p>
        <text:p text:style-name="P22"><text:tab/> <text:s text:c="3"/>}<text:tab/> <text:s text:c="3"/></text:p>
        <text:p text:style-name="P22"><text:tab/> <text:s text:c="3"/>if(!isCreatedCustomers()) {</text:p>
        <text:p text:style-name="P22"><text:tab/> <text:s text:c="7"/>createCustomers();</text:p>
        <text:p text:style-name="P22"><text:tab/> <text:s text:c="3"/>}</text:p>
        <text:p text:style-name="P22"><text:tab/> <text:s text:c="3"/>dateOrder = new Date();</text:p>
        <text:p text:style-name="P22"><text:tab/> <text:s text:c="3"/>double amount = 0.0;</text:p>
        <text:p text:style-name="P22"><text:tab/> <text:s text:c="3"/>double surcharge = OrderManager.getSurcharge();</text:p>
        <text:p text:style-name="P22"><text:tab/> <text:s text:c="3"/>try {</text:p>
        <text:p text:style-name="P22"><text:tab/><text:tab/><text:tab/>dateDelivery = dateFormat.parse(order.getdelivery_date());</text:p>
        <text:p text:style-name="P22"><text:tab/><text:tab/>} catch (ParseException e1) {</text:p>
        <text:p text:style-name="P22"><text:tab/><text:tab/><text:tab/>e1.printStackTrace();</text:p>
        <text:p text:style-name="P22"><text:tab/><text:tab/>}</text:p>
        <text:p text:style-name="P22"><text:tab/> <text:s text:c="3"/>if(TimeIgnoringComparator.compare(dateDelivery, dateOrder) &lt; 0) return -1;</text:p>
        <text:p text:style-name="P22"><text:tab/> <text:s text:c="3"/>amount = calcTotal(order);<text:tab/> <text:s text:c="3"/></text:p>
        <text:p text:style-name="P22"><text:tab/> <text:s text:c="3"/>if(amount == -1.0) return -1;</text:p>
        <text:p text:style-name="P22"><text:tab/> <text:s text:c="3"/>if(amount == -2.0) return -1;</text:p>
        <text:p text:style-name="P22"><text:tab/> <text:s text:c="3"/>Calendar cal = Calendar.getInstance();</text:p>
        <text:p text:style-name="P22"><text:tab/> <text:s text:c="3"/>cal.setTime(dateDelivery);</text:p>
        <text:p text:style-name="P22"><text:tab/> <text:s text:c="3"/>if(cal.get(Calendar.DAY_OF_WEEK) == Calendar.SATURDAY ||</text:p>
        <text:p text:style-name="P22"><text:tab/> <text:s text:c="3"/><text:tab/><text:tab/>cal.get(Calendar.DAY_OF_WEEK) == Calendar.SUNDAY) {</text:p>
        <text:p text:style-name="P22"><text:tab/><text:tab/> <text:s text:c="3"/>amount += surcharge;</text:p>
        <text:p text:style-name="P22"><text:tab/> <text:s text:c="3"/>}</text:p>
        <text:p text:style-name="P22"><text:tab/> <text:s text:c="3"/>else</text:p>
        <text:p text:style-name="P22"><text:tab/> <text:s text:c="3"/><text:tab/>surcharge = 0.0;<text:tab/> <text:s text:c="3"/></text:p>
        <text:p text:style-name="P22"><text:tab/> <text:s text:c="3"/>FileWriter fileWriterOrder = null;</text:p>
        <text:p text:style-name="P22"><text:tab/> <text:s text:c="3"/>FileWriter fileWriterCustomer = null;<text:tab/></text:p>
        <text:p text:style-name="P22"><text:soft-page-break/><text:tab/> <text:s text:c="3"/>try {</text:p>
        <text:p text:style-name="P22"><text:tab/> <text:s text:c="7"/>fileWriterOrder = new FileWriter(ordersFileName, true);</text:p>
        <text:p text:style-name="P22"><text:tab/> <text:s text:c="7"/>fileWriterCustomer = new FileWriter(customersFileName, true);<text:tab/> <text:s text:c="7"/></text:p>
        <text:p text:style-name="P22"><text:tab/> <text:s text:c="7"/>fileWriterOrder.append(String.valueOf(order.getOid()));</text:p>
        <text:p text:style-name="P22"><text:tab/> <text:s text:c="7"/>fileWriterOrder.append(COMMA_DELIMITER);</text:p>
        <text:p text:style-name="P22"><text:tab/> <text:s text:c="7"/>fileWriterOrder.append(String.valueOf(amount));</text:p>
        <text:p text:style-name="P22"><text:tab/> <text:s text:c="7"/>fileWriterOrder.append(COMMA_DELIMITER);</text:p>
        <text:p text:style-name="P22"><text:tab/> <text:s text:c="7"/>fileWriterOrder.append(String.valueOf(surcharge));</text:p>
        <text:p text:style-name="P22"><text:tab/> <text:s text:c="7"/>fileWriterOrder.append(COMMA_DELIMITER);</text:p>
        <text:p text:style-name="P22"><text:tab/> <text:s text:c="7"/>fileWriterOrder.append(status);</text:p>
        <text:p text:style-name="P22"><text:tab/> <text:s text:c="7"/>fileWriterOrder.append(COMMA_DELIMITER);</text:p>
        <text:p text:style-name="P22"><text:tab/> <text:s text:c="7"/>fileWriterOrder.append(String.valueOf(dateFormat.format(dateOrder)));</text:p>
        <text:p text:style-name="P22"><text:tab/> <text:s text:c="7"/>fileWriterOrder.append(COMMA_DELIMITER);<text:tab/> <text:s text:c="7"/>fileWriterOrder.append(String.valueOf(dateFormat.format(dateDelivery)));</text:p>
        <text:p text:style-name="P22"><text:tab/> <text:s text:c="7"/>fileWriterOrder.append(COMMA_DELIMITER);</text:p>
        <text:p text:style-name="P22"><text:tab/> <text:s text:c="7"/>Customer cust = CustomerManager.viewCustomersByEmail(order.getpersonal_info().getEmail());</text:p>
        <text:p text:style-name="P22"><text:tab/> <text:s text:c="7"/>if(cust != null) {</text:p>
        <text:p text:style-name="P22"><text:tab/> <text:s text:c="7"/><text:tab/>order.getpersonal_info().setCid(cust.getCid());</text:p>
        <text:p text:style-name="P22"><text:tab/> <text:s text:c="7"/><text:tab/>order.getpersonal_info().setEmail(cust.getEmail());</text:p>
        <text:p text:style-name="P22"><text:tab/> <text:s text:c="7"/>}<text:tab/> <text:s text:c="7"/>fileWriterOrder.append(String.valueOf(order.getpersonal_info().getCid()));</text:p>
        <text:p text:style-name="P22"><text:tab/> <text:s text:c="7"/>fileWriterOrder.append(COMMA_DELIMITER);</text:p>
        <text:p text:style-name="P22"><text:tab/> <text:s text:c="7"/>fileWriterOrder.append(order.getpersonal_info().getName());</text:p>
        <text:p text:style-name="P22"><text:tab/> <text:s text:c="7"/>fileWriterOrder.append(COMMA_DELIMITER);</text:p>
        <text:p text:style-name="P22"><text:tab/> <text:s text:c="7"/>fileWriterOrder.append(order.getpersonal_info().getEmail());</text:p>
        <text:p text:style-name="P22"><text:tab/> <text:s text:c="7"/>fileWriterOrder.append(COMMA_DELIMITER);</text:p>
        <text:p text:style-name="P22"><text:tab/> <text:s text:c="7"/>fileWriterOrder.append(order.getpersonal_info().getPhone());</text:p>
        <text:p text:style-name="P22"><text:tab/> <text:s text:c="7"/>fileWriterOrder.append(COMMA_DELIMITER);<text:tab/> <text:s text:c="7"/></text:p>
        <text:p text:style-name="P22"><text:tab/> <text:s text:c="7"/>fileWriterOrder.append(order.getdelivery_address());</text:p>
        <text:p text:style-name="P22"><text:tab/> <text:s text:c="7"/>fileWriterOrder.append(COMMA_DELIMITER);</text:p>
        <text:p text:style-name="P22"><text:tab/> <text:s text:c="7"/>fileWriterOrder.append(order.getNote());</text:p>
        <text:p text:style-name="P22"><text:tab/> <text:s text:c="7"/>fileWriterOrder.append(COMMA_DELIMITER);</text:p>
        <text:p text:style-name="P22"><text:tab/> <text:s text:c="7"/>fileWriterOrder.append(ListMapAsString(order));</text:p>
        <text:p text:style-name="P22"><text:tab/> <text:s text:c="7"/>fileWriterOrder.append(NEW_LINE_SEPARATOR);<text:tab/> <text:s text:c="7"/></text:p>
        <text:p text:style-name="P22"><text:tab/> <text:s text:c="7"/>if(cust == null) {<text:tab/> <text:s text:c="11"/>fileWriterCustomer.append(String.valueOf(order.getpersonal_info().getCid()));</text:p>
        <text:p text:style-name="P22"><text:tab/> <text:s text:c="11"/>fileWriterCustomer.append(COMMA_DELIMITER);</text:p>
        <text:p text:style-name="P22"><text:tab/> <text:s text:c="11"/>fileWriterCustomer.append(order.getpersonal_info().getName());</text:p>
        <text:p text:style-name="P22"><text:tab/> <text:s text:c="11"/>fileWriterCustomer.append(COMMA_DELIMITER);</text:p>
        <text:p text:style-name="P22"><text:tab/> <text:s text:c="11"/>fileWriterCustomer.append(order.getpersonal_info().getEmail());</text:p>
        <text:p text:style-name="P22"><text:tab/> <text:s text:c="11"/>fileWriterCustomer.append(COMMA_DELIMITER);</text:p>
        <text:p text:style-name="P22"><text:tab/> <text:s text:c="11"/>fileWriterCustomer.append(order.getpersonal_info().getPhone());</text:p>
        <text:p text:style-name="P22"><text:tab/> <text:s text:c="11"/>fileWriterCustomer.append(NEW_LINE_SEPARATOR);</text:p>
        <text:p text:style-name="P22"><text:tab/> <text:s text:c="7"/>}<text:tab/> <text:s text:c="7"/></text:p>
        <text:p text:style-name="P22"><text:tab/> <text:s text:c="3"/>} <text:tab/> <text:s text:c="3"/></text:p>
        <text:p text:style-name="P22"><text:tab/> <text:s text:c="3"/>catch (Exception e) {</text:p>
        <text:p text:style-name="P22"><text:tab/> <text:s text:c="7"/>e.printStackTrace();</text:p>
        <text:p text:style-name="P22"><text:tab/> <text:s text:c="3"/>} finally {</text:p>
        <text:p text:style-name="P22"><text:tab/> <text:s text:c="7"/>try {</text:p>
        <text:p text:style-name="P22"><text:tab/> <text:s text:c="11"/>fileWriterOrder.flush();</text:p>
        <text:p text:style-name="P22"><text:tab/> <text:s text:c="11"/>fileWriterCustomer.flush();</text:p>
        <text:p text:style-name="P22"><text:tab/> <text:s text:c="11"/>fileWriterOrder.close();</text:p>
        <text:p text:style-name="P22"><text:tab/> <text:s text:c="11"/>fileWriterCustomer.close();</text:p>
        <text:p text:style-name="P22"><text:soft-page-break/><text:tab/> <text:s text:c="7"/>} <text:tab/> <text:s text:c="7"/></text:p>
        <text:p text:style-name="P22"><text:tab/> <text:s text:c="7"/>catch (IOException e) {</text:p>
        <text:p text:style-name="P22"><text:tab/> <text:s text:c="11"/>e.printStackTrace();</text:p>
        <text:p text:style-name="P22"><text:tab/> <text:s text:c="7"/>}</text:p>
        <text:p text:style-name="P22"><text:tab/> <text:s text:c="3"/>}<text:tab/> <text:s text:c="3"/></text:p>
        <text:p text:style-name="P22"><text:tab/> <text:s text:c="3"/>return order.getOid();</text:p>
        <text:p text:style-name="P22"><text:tab/>}</text:p>
        <text:p text:style-name="P22"><text:s text:c="4"/>public static double calcTotal(Order order) {</text:p>
        <text:p text:style-name="P22"><text:tab/><text:tab/>BufferedReader fileReader = null;</text:p>
        <text:p text:style-name="P22"><text:s text:c="8"/>double amount = 0.0;</text:p>
        <text:p text:style-name="P22"><text:s text:c="8"/>try {</text:p>
        <text:p text:style-name="P22"><text:s text:c="12"/>String line = "";</text:p>
        <text:p text:style-name="P22"><text:s text:c="12"/>fileReader = new BufferedReader(new FileReader(menuFileName)); <text:s text:c="20"/></text:p>
        <text:p text:style-name="P22"><text:s text:c="12"/>for(Map&lt;String, Object&gt; items : order.getorder_detail()) {</text:p>
        <text:p text:style-name="P22"><text:s text:c="16"/>fileReader.readLine(); <text:s text:c="15"/></text:p>
        <text:p text:style-name="P22"><text:s text:c="16"/>boolean found = false;</text:p>
        <text:p text:style-name="P22"><text:s text:c="16"/>boolean count = false; <text:s text:c="15"/></text:p>
        <text:p text:style-name="P22"><text:tab/> <text:s text:c="11"/>while ((line = fileReader.readLine()) != null) {</text:p>
        <text:p text:style-name="P22"><text:tab/> <text:s text:c="15"/>String[] menuItems = line.split(","); <text:s text:c="2"/></text:p>
        <text:p text:style-name="P22"><text:tab/> <text:s text:c="15"/>if(items.get("id") instanceof Double) {</text:p>
        <text:p text:style-name="P22"><text:tab/><text:tab/> <text:s text:c="15"/>if((Double.parseDouble(menuItems[0])) == (Double)items.get("id")) {</text:p>
        <text:p text:style-name="P22"><text:tab/><text:tab/> <text:s text:c="15"/><text:tab/>found = true;</text:p>
        <text:p text:style-name="P22"><text:tab/><text:tab/> <text:s text:c="15"/><text:tab/>if((Double.parseDouble(menuItems[4])) &lt;= (Double)items.get("count")) {</text:p>
        <text:p text:style-name="P22"><text:tab/><text:tab/> <text:s text:c="15"/><text:tab/><text:tab/>count = true;</text:p>
        <text:p text:style-name="P22"><text:tab/><text:tab/> <text:s text:c="15"/><text:tab/><text:tab/>amount = amount + (Double.parseDouble(menuItems[3]) * (Double)items.get("count"));</text:p>
        <text:p text:style-name="P22"><text:tab/><text:tab/> <text:s text:c="15"/><text:tab/>}</text:p>
        <text:p text:style-name="P22"><text:tab/><text:tab/> <text:s text:c="15"/>}</text:p>
        <text:p text:style-name="P22"><text:tab/> <text:s text:c="15"/>}</text:p>
        <text:p text:style-name="P22"><text:tab/> <text:s text:c="15"/>else {</text:p>
        <text:p text:style-name="P22"><text:tab/> <text:s text:c="15"/><text:tab/>if((Integer.parseInt(menuItems[0])) == (Integer)items.get("id")) {</text:p>
        <text:p text:style-name="P22"><text:tab/><text:tab/> <text:s text:c="15"/><text:tab/>found = true;</text:p>
        <text:p text:style-name="P22"><text:tab/><text:tab/> <text:s text:c="15"/><text:tab/>if((Integer.parseInt(menuItems[4])) &lt;= (Integer)items.get("count")) {</text:p>
        <text:p text:style-name="P22"><text:tab/><text:tab/> <text:s text:c="15"/><text:tab/><text:tab/>count = true;</text:p>
        <text:p text:style-name="P22"><text:tab/><text:tab/> <text:s text:c="15"/><text:tab/><text:tab/>amount = amount + (Double.parseDouble(menuItems[3]) * (Integer)items.get("count"));</text:p>
        <text:p text:style-name="P22"><text:tab/><text:tab/> <text:s text:c="15"/><text:tab/>}</text:p>
        <text:p text:style-name="P22"><text:tab/><text:tab/> <text:s text:c="15"/>}</text:p>
        <text:p text:style-name="P22"><text:tab/> <text:s text:c="15"/>}</text:p>
        <text:p text:style-name="P22"><text:tab/> <text:s text:c="11"/>}</text:p>
        <text:p text:style-name="P22"><text:tab/> <text:s text:c="11"/>if(!found) return -1.0;</text:p>
        <text:p text:style-name="P22"><text:tab/> <text:s text:c="11"/>if(!count) return -2.0;</text:p>
        <text:p text:style-name="P22"><text:tab/> <text:s text:c="11"/>fileReader = new BufferedReader(new FileReader(menuFileName));</text:p>
        <text:p text:style-name="P22"><text:s text:c="12"/>}</text:p>
        <text:p text:style-name="P22"><text:s text:c="8"/>} <text:s text:c="8"/></text:p>
        <text:p text:style-name="P22"><text:s text:c="8"/>catch (Exception e) {</text:p>
        <text:p text:style-name="P22"><text:s text:c="12"/>e.printStackTrace();</text:p>
        <text:p text:style-name="P22"><text:s text:c="8"/>} finally {</text:p>
        <text:p text:style-name="P22"><text:s text:c="12"/>try {</text:p>
        <text:p text:style-name="P22"><text:s text:c="16"/>fileReader.close();</text:p>
        <text:p text:style-name="P22"><text:soft-page-break/><text:s text:c="12"/>} catch (IOException e) {</text:p>
        <text:p text:style-name="P22"><text:s text:c="16"/>e.printStackTrace();</text:p>
        <text:p text:style-name="P22"><text:s text:c="12"/>}</text:p>
        <text:p text:style-name="P22"><text:s text:c="8"/>}</text:p>
        <text:p text:style-name="P22"><text:tab/><text:tab/>return amount;</text:p>
        <text:p text:style-name="P22"><text:tab/>} <text:s text:c="3"/></text:p>
        <text:p text:style-name="P22"><text:s text:c="4"/>public static String ListMapAsString(Order order) {</text:p>
        <text:p text:style-name="P22"><text:s text:c="4"/><text:tab/>String order_detail = "";</text:p>
        <text:p text:style-name="P22"><text:s text:c="4"/><text:tab/>for(Map&lt;String, Object&gt; item : order.getorder_detail() ) {</text:p>
        <text:p text:style-name="P22"><text:s text:c="4"/><text:tab/><text:tab/>for(Map.Entry&lt;String, Object&gt; entry : item.entrySet()) {</text:p>
        <text:p text:style-name="P22"><text:tab/> <text:s text:c="3"/><text:tab/><text:tab/>order_detail = order_detail + entry.getKey() + ":" +entry.getValue() + "|"; </text:p>
        <text:p text:style-name="P22"><text:s text:c="4"/><text:tab/><text:tab/>}</text:p>
        <text:p text:style-name="P22"><text:s text:c="4"/><text:tab/><text:tab/>order_detail += <text:s/>"|";</text:p>
        <text:p text:style-name="P22"><text:s text:c="4"/><text:tab/>}</text:p>
        <text:p text:style-name="P22"><text:s text:c="4"/>return order_detail;</text:p>
        <text:p text:style-name="P22"><text:s text:c="4"/>} <text:s text:c="3"/></text:p>
        <text:p text:style-name="P22"><text:tab/>public static int cancelOrder(int oid) {<text:tab/> <text:s text:c="7"/></text:p>
        <text:p text:style-name="P22"><text:tab/><text:tab/><text:tab/>try {</text:p>
        <text:p text:style-name="P22"><text:tab/><text:tab/><text:tab/><text:tab/>if(viewOrdersByID(oid) != null) {</text:p>
        <text:p text:style-name="P22"><text:tab/><text:tab/><text:tab/><text:tab/><text:tab/>Date dateOrd = new Date();;</text:p>
        <text:p text:style-name="P22"><text:tab/><text:tab/><text:tab/><text:tab/><text:tab/>Date dateDel = dateFormat.parse(OrderManager.viewOrdersByID(oid).getdelivery_date());</text:p>
        <text:p text:style-name="P22"><text:tab/><text:tab/><text:tab/><text:tab/><text:tab/>if(TimeIgnoringComparator.compare(dateDel, dateOrd) &lt; 1) return -1;</text:p>
        <text:p text:style-name="P22"><text:tab/><text:tab/><text:tab/><text:tab/>}</text:p>
        <text:p text:style-name="P22"><text:tab/><text:tab/><text:tab/>} catch (ParseException e1) {</text:p>
        <text:p text:style-name="P22"><text:tab/><text:tab/><text:tab/><text:tab/>e1.printStackTrace();</text:p>
        <text:p text:style-name="P22"><text:tab/><text:tab/><text:tab/>}<text:tab/><text:tab/></text:p>
        <text:p text:style-name="P22"><text:tab/> <text:s text:c="7"/>BufferedReader fileReader = null;</text:p>
        <text:p text:style-name="P22"><text:tab/> <text:s text:c="7"/>String line = "";</text:p>
        <text:p text:style-name="P22"><text:tab/> <text:s text:c="7"/>List&lt;String&gt; lineAsList = new ArrayList&lt;String&gt;();<text:tab/> <text:s text:c="11"/></text:p>
        <text:p text:style-name="P22"><text:tab/> <text:s text:c="7"/>try {</text:p>
        <text:p text:style-name="P22"><text:tab/> <text:s text:c="11"/>fileReader = new BufferedReader(new FileReader(ordersFileName));</text:p>
        <text:p text:style-name="P22"><text:tab/> <text:s text:c="11"/>fileReader.readLine();</text:p>
        <text:p text:style-name="P22"><text:tab/> <text:s text:c="11"/>while ((line = fileReader.readLine()) != null) {</text:p>
        <text:p text:style-name="P22"><text:tab/> <text:s text:c="15"/>lineAsList.add(line);</text:p>
        <text:p text:style-name="P22"><text:tab/> <text:s text:c="11"/>} <text:s/></text:p>
        <text:p text:style-name="P22"><text:tab/> <text:s text:c="7"/>} catch (Exception e) {</text:p>
        <text:p text:style-name="P22"><text:tab/> <text:s text:c="11"/>e.printStackTrace();</text:p>
        <text:p text:style-name="P22"><text:tab/> <text:s text:c="7"/>} finally {</text:p>
        <text:p text:style-name="P22"><text:tab/> <text:s text:c="11"/>try {</text:p>
        <text:p text:style-name="P22"><text:tab/> <text:s text:c="15"/>fileReader.close();</text:p>
        <text:p text:style-name="P22"><text:tab/> <text:s text:c="11"/>} </text:p>
        <text:p text:style-name="P22"><text:tab/> <text:s text:c="11"/>catch (IOException e) {</text:p>
        <text:p text:style-name="P22"><text:tab/> <text:s text:c="15"/>e.printStackTrace();</text:p>
        <text:p text:style-name="P22"><text:tab/> <text:s text:c="11"/>}</text:p>
        <text:p text:style-name="P22"><text:tab/> <text:s text:c="7"/>}<text:tab/> <text:s text:c="7"/></text:p>
        <text:p text:style-name="P22"><text:tab/> <text:s text:c="7"/>FileWriter fileWriter = null;<text:tab/> <text:s text:c="3"/></text:p>
        <text:p text:style-name="P22"><text:tab/> <text:s text:c="7"/>try {</text:p>
        <text:p text:style-name="P22"><text:tab/> <text:s text:c="11"/>fileWriter = new FileWriter(ordersFileName, true);</text:p>
        <text:p text:style-name="P22"><text:tab/> <text:s text:c="11"/>boolean found = false;</text:p>
        <text:p text:style-name="P22"><text:tab/> <text:s text:c="11"/>for(String lines : lineAsList) {</text:p>
        <text:p text:style-name="P22"><text:tab/> <text:s text:c="15"/>String[] orders = lines.split(","); <text:s/><text:tab/> <text:s text:c="15"/></text:p>
        <text:p text:style-name="P22"><text:soft-page-break/><text:tab/> <text:s text:c="15"/>if(Integer.parseInt(orders[0]) == oid) {</text:p>
        <text:p text:style-name="P22"><text:tab/> <text:s text:c="19"/>createOrders();</text:p>
        <text:p text:style-name="P22"><text:tab/> <text:s text:c="19"/>found = true;</text:p>
        <text:p text:style-name="P22"><text:tab/> <text:s text:c="15"/>}</text:p>
        <text:p text:style-name="P22"><text:tab/> <text:s text:c="11"/>}</text:p>
        <text:p text:style-name="P22"><text:tab/> <text:s text:c="11"/>if(!found) return -1;<text:tab/> <text:s text:c="11"/></text:p>
        <text:p text:style-name="P22"><text:tab/> <text:s text:c="11"/>for(String lines : lineAsList) {</text:p>
        <text:p text:style-name="P22"><text:tab/> <text:s text:c="15"/>String[] orders = lines.split(","); <text:s/></text:p>
        <text:p text:style-name="P22"><text:tab/> <text:s text:c="15"/>if(Integer.parseInt(orders[0]) == oid) {<text:tab/> <text:s text:c="19"/></text:p>
        <text:p text:style-name="P22"><text:tab/> <text:s text:c="19"/>orders[3] = "cancelled";</text:p>
        <text:p text:style-name="P22"><text:tab/> <text:s text:c="15"/>}<text:tab/> <text:s text:c="15"/></text:p>
        <text:p text:style-name="P22"><text:tab/> <text:s text:c="15"/>fileWriter.append(orders[0]);</text:p>
        <text:p text:style-name="P22"><text:tab/> <text:s text:c="15"/>fileWriter.append(COMMA_DELIMITER);</text:p>
        <text:p text:style-name="P22"><text:tab/> <text:s text:c="15"/>fileWriter.append(orders[1]);</text:p>
        <text:p text:style-name="P22"><text:tab/> <text:s text:c="15"/>fileWriter.append(COMMA_DELIMITER);</text:p>
        <text:p text:style-name="P22"><text:tab/> <text:s text:c="15"/>fileWriter.append(orders[2]);</text:p>
        <text:p text:style-name="P22"><text:tab/> <text:s text:c="15"/>fileWriter.append(COMMA_DELIMITER);</text:p>
        <text:p text:style-name="P22"><text:tab/> <text:s text:c="15"/>fileWriter.append(orders[3]);</text:p>
        <text:p text:style-name="P22"><text:tab/> <text:s text:c="15"/>fileWriter.append(COMMA_DELIMITER);</text:p>
        <text:p text:style-name="P22"><text:tab/> <text:s text:c="15"/>fileWriter.append(orders[4]);</text:p>
        <text:p text:style-name="P22"><text:tab/> <text:s text:c="15"/>fileWriter.append(COMMA_DELIMITER);</text:p>
        <text:p text:style-name="P22"><text:tab/> <text:s text:c="15"/>fileWriter.append(orders[5]);</text:p>
        <text:p text:style-name="P22"><text:tab/> <text:s text:c="15"/>fileWriter.append(COMMA_DELIMITER);</text:p>
        <text:p text:style-name="P22"><text:tab/> <text:s text:c="15"/>fileWriter.append(orders[6]);</text:p>
        <text:p text:style-name="P22"><text:tab/> <text:s text:c="15"/>fileWriter.append(COMMA_DELIMITER);</text:p>
        <text:p text:style-name="P22"><text:tab/> <text:s text:c="15"/>fileWriter.append(orders[7]);</text:p>
        <text:p text:style-name="P22"><text:tab/> <text:s text:c="15"/>fileWriter.append(COMMA_DELIMITER);</text:p>
        <text:p text:style-name="P22"><text:tab/> <text:s text:c="15"/>fileWriter.append(orders[8]);</text:p>
        <text:p text:style-name="P22"><text:tab/> <text:s text:c="15"/>fileWriter.append(COMMA_DELIMITER);</text:p>
        <text:p text:style-name="P22"><text:tab/> <text:s text:c="15"/>fileWriter.append(orders[9]);</text:p>
        <text:p text:style-name="P22"><text:tab/> <text:s text:c="15"/>fileWriter.append(COMMA_DELIMITER);</text:p>
        <text:p text:style-name="P22"><text:tab/> <text:s text:c="15"/>fileWriter.append(orders[10]);</text:p>
        <text:p text:style-name="P22"><text:tab/> <text:s text:c="15"/>fileWriter.append(COMMA_DELIMITER);</text:p>
        <text:p text:style-name="P22"><text:tab/> <text:s text:c="15"/>fileWriter.append(orders[11]);</text:p>
        <text:p text:style-name="P22"><text:tab/> <text:s text:c="15"/>fileWriter.append(COMMA_DELIMITER);</text:p>
        <text:p text:style-name="P22"><text:tab/> <text:s text:c="15"/>fileWriter.append(orders[12]);</text:p>
        <text:p text:style-name="P22"><text:tab/> <text:s text:c="15"/>fileWriter.append(COMMA_DELIMITER);</text:p>
        <text:p text:style-name="P22"><text:tab/> <text:s text:c="15"/>fileWriter.append(orders[13]);</text:p>
        <text:p text:style-name="P22"><text:tab/> <text:s text:c="15"/>fileWriter.append(NEW_LINE_SEPARATOR);<text:tab/> <text:s text:c="19"/></text:p>
        <text:p text:style-name="P22"><text:tab/> <text:s text:c="11"/>} </text:p>
        <text:p text:style-name="P22"><text:tab/> <text:s text:c="7"/>} <text:s/>catch (Exception e) {</text:p>
        <text:p text:style-name="P22"><text:tab/> <text:s text:c="11"/>e.printStackTrace();</text:p>
        <text:p text:style-name="P22"><text:tab/> <text:s text:c="7"/>} finally {</text:p>
        <text:p text:style-name="P22"><text:tab/> <text:s text:c="11"/>try {</text:p>
        <text:p text:style-name="P22"><text:tab/> <text:s text:c="15"/>fileWriter.flush();</text:p>
        <text:p text:style-name="P22"><text:tab/> <text:s text:c="15"/>fileWriter.close();</text:p>
        <text:p text:style-name="P22"><text:tab/> <text:s text:c="11"/>} <text:tab/> <text:s text:c="11"/></text:p>
        <text:p text:style-name="P22"><text:tab/> <text:s text:c="11"/>catch (IOException e) {</text:p>
        <text:p text:style-name="P22"><text:tab/> <text:s text:c="15"/>e.printStackTrace();</text:p>
        <text:p text:style-name="P22"><text:tab/> <text:s text:c="11"/>}</text:p>
        <text:p text:style-name="P22"><text:tab/> <text:s text:c="7"/>}</text:p>
        <text:p text:style-name="P22"><text:tab/> <text:s text:c="7"/>return oid;</text:p>
        <text:p text:style-name="P22"><text:tab/> <text:s text:c="3"/>}<text:tab/></text:p>
        <text:p text:style-name="P22"><text:tab/>public static Order[] viewOrders() {</text:p>
        <text:p text:style-name="P22"><text:soft-page-break/><text:tab/> <text:s text:c="3"/>BufferedReader fileReader = null;</text:p>
        <text:p text:style-name="P22"><text:s text:c="8"/>List&lt;Order&gt; lineAsList = new ArrayList&lt;Order&gt;();</text:p>
        <text:p text:style-name="P22"><text:tab/> <text:s text:c="3"/>try {</text:p>
        <text:p text:style-name="P22"><text:tab/> <text:s text:c="7"/>String line = "";<text:tab/> <text:s text:c="7"/></text:p>
        <text:p text:style-name="P22"><text:tab/> <text:s text:c="7"/>fileReader = new BufferedReader(new FileReader(ordersFileName));</text:p>
        <text:p text:style-name="P22"><text:tab/> <text:s text:c="7"/>fileReader.readLine();</text:p>
        <text:p text:style-name="P22"><text:tab/> <text:s text:c="7"/>while ((line = fileReader.readLine()) != null) {</text:p>
        <text:p text:style-name="P22"><text:tab/> <text:s text:c="7"/><text:tab/>String[] orders = line.split(","); <text:s/></text:p>
        <text:p text:style-name="P22"><text:tab/> <text:s text:c="7"/><text:tab/>Order o = new Order(Integer.parseInt(orders[0]), orders[5], orders[10] </text:p>
        <text:p text:style-name="P22"><text:s text:c="16"/><text:tab/><text:tab/>+ "," + orders[11], new Customer(Integer.parseInt(orders[6]), </text:p>
        <text:p text:style-name="P22"><text:s text:c="16"/><text:tab/><text:tab/>orders[7], orders[8], orders[9]), orders[12], parseToMap(orders[13]));</text:p>
        <text:p text:style-name="P22"><text:s text:c="16"/>o.setAmount(Double.parseDouble(orders[1]));</text:p>
        <text:p text:style-name="P22"><text:s text:c="16"/>o.setSurcharge(Double.parseDouble(orders[2]));</text:p>
        <text:p text:style-name="P22"><text:s text:c="16"/>o.setStatus(orders[3]);</text:p>
        <text:p text:style-name="P22"><text:s text:c="16"/>o.setorder_date(orders[4]);</text:p>
        <text:p text:style-name="P22"><text:tab/> <text:s text:c="7"/><text:tab/>lineAsList.add(o); <text:s text:c="15"/></text:p>
        <text:p text:style-name="P22"><text:tab/> <text:s text:c="7"/>} <text:s text:c="2"/></text:p>
        <text:p text:style-name="P22"><text:tab/> <text:s text:c="3"/>} </text:p>
        <text:p text:style-name="P22"><text:tab/> <text:s text:c="3"/>catch (Exception e) {</text:p>
        <text:p text:style-name="P22"><text:tab/> <text:s text:c="7"/>e.printStackTrace();</text:p>
        <text:p text:style-name="P22"><text:tab/> <text:s text:c="3"/>} finally {</text:p>
        <text:p text:style-name="P22"><text:tab/> <text:s text:c="7"/>try {</text:p>
        <text:p text:style-name="P22"><text:tab/> <text:s text:c="11"/>fileReader.close();</text:p>
        <text:p text:style-name="P22"><text:tab/> <text:s text:c="7"/>} </text:p>
        <text:p text:style-name="P22"><text:tab/> <text:s text:c="7"/>catch (IOException e) {</text:p>
        <text:p text:style-name="P22"><text:tab/> <text:s text:c="11"/>e.printStackTrace();</text:p>
        <text:p text:style-name="P22"><text:tab/> <text:s text:c="7"/>}</text:p>
        <text:p text:style-name="P22"><text:tab/> <text:s text:c="3"/>}</text:p>
        <text:p text:style-name="P22"><text:tab/> <text:s text:c="3"/>return lineAsList.toArray(new Order[lineAsList.size()]);</text:p>
        <text:p text:style-name="P22"><text:tab/>}<text:tab/></text:p>
        <text:p text:style-name="P22"><text:tab/>public static List&lt;Map&lt;String, Object&gt;&gt; parseToMap(String detail) {</text:p>
        <text:p text:style-name="P22"><text:tab/><text:tab/>List&lt;Map&lt;String, Object&gt;&gt; myorder_detail = new ArrayList&lt;Map&lt;String, Object&gt;&gt;();</text:p>
        <text:p text:style-name="P22"><text:tab/><text:tab/>String[] str1 = detail.split("\\|\\|");</text:p>
        <text:p text:style-name="P22"><text:tab/><text:tab/>for(String _str1 : str1) {</text:p>
        <text:p text:style-name="P22"><text:tab/><text:tab/><text:tab/>String[] str2 = _str1.split("\\|");</text:p>
        <text:p text:style-name="P22"><text:tab/><text:tab/><text:tab/>Map&lt;String, Object&gt; item = new LinkedHashMap&lt;String, Object&gt;();</text:p>
        <text:p text:style-name="P22"><text:tab/><text:tab/><text:tab/>item.put("id", (int)Double.parseDouble(str2[0].split(":")[1]));</text:p>
        <text:p text:style-name="P22"><text:tab/><text:tab/><text:tab/>item.put("name", MenuManager.viewMenuItemByID((int)Double.parseDouble(str2[0].split(":")[1])).getName());</text:p>
        <text:p text:style-name="P22"><text:tab/><text:tab/><text:tab/>item.put("count", (int)Double.parseDouble(str2[1].split(":")[1]));</text:p>
        <text:p text:style-name="P22"><text:tab/><text:tab/><text:tab/>myorder_detail.add(item);</text:p>
        <text:p text:style-name="P22"><text:tab/><text:tab/>}</text:p>
        <text:p text:style-name="P22"><text:tab/><text:tab/>return myorder_detail;</text:p>
        <text:p text:style-name="P22"><text:tab/>}<text:tab/></text:p>
        <text:p text:style-name="P22"><text:tab/>public static Order viewOrdersByID(int oid) {</text:p>
        <text:p text:style-name="P22"><text:tab/> <text:s text:c="3"/>BufferedReader fileReader = null;</text:p>
        <text:p text:style-name="P22"><text:s text:c="8"/>Order o = null;</text:p>
        <text:p text:style-name="P22"><text:tab/> <text:s text:c="3"/>try {</text:p>
        <text:p text:style-name="P22"><text:soft-page-break/><text:tab/> <text:s text:c="7"/>String line = "";</text:p>
        <text:p text:style-name="P22"><text:tab/> <text:s text:c="7"/>fileReader = new BufferedReader(new FileReader(ordersFileName));</text:p>
        <text:p text:style-name="P22"><text:tab/> <text:s text:c="7"/>fileReader.readLine();</text:p>
        <text:p text:style-name="P22"><text:tab/> <text:s text:c="7"/>while ((line = fileReader.readLine()) != null) {</text:p>
        <text:p text:style-name="P22"><text:tab/> <text:s text:c="7"/><text:tab/>String[] orders = line.split(","); <text:s text:c="2"/></text:p>
        <text:p text:style-name="P22"><text:s text:c="16"/>if(Integer.parseInt(orders[0]) == oid) {</text:p>
        <text:p text:style-name="P22"><text:s text:c="16"/><text:tab/>o = new Order(Integer.parseInt(orders[0]), orders[5], orders[10] </text:p>
        <text:p text:style-name="P22"><text:s text:c="20"/><text:tab/><text:tab/>+ "," + orders[11], new Customer(Integer.parseInt(orders[6]), </text:p>
        <text:p text:style-name="P22"><text:s text:c="20"/><text:tab/><text:tab/>orders[7], orders[8], orders[9]), orders[12], parseToMap(orders[13]));</text:p>
        <text:p text:style-name="P22"><text:s text:c="20"/>o.setAmount(Double.parseDouble(orders[1]));</text:p>
        <text:p text:style-name="P22"><text:s text:c="20"/>o.setSurcharge(Double.parseDouble(orders[2]));</text:p>
        <text:p text:style-name="P22"><text:s text:c="20"/>o.setStatus(orders[3]);</text:p>
        <text:p text:style-name="P22"><text:s text:c="20"/>o.setorder_date(orders[4]);</text:p>
        <text:p text:style-name="P22"><text:s text:c="4"/><text:tab/> <text:s text:c="7"/>}</text:p>
        <text:p text:style-name="P22"><text:tab/> <text:s text:c="7"/>} <text:s text:c="2"/></text:p>
        <text:p text:style-name="P22"><text:tab/> <text:s text:c="3"/>} </text:p>
        <text:p text:style-name="P22"><text:tab/> <text:s text:c="3"/>catch (Exception e) {</text:p>
        <text:p text:style-name="P22"><text:tab/> <text:s text:c="7"/>e.printStackTrace();</text:p>
        <text:p text:style-name="P22"><text:tab/> <text:s text:c="3"/>} finally {</text:p>
        <text:p text:style-name="P22"><text:tab/> <text:s text:c="7"/>try {</text:p>
        <text:p text:style-name="P22"><text:tab/> <text:s text:c="11"/>fileReader.close();</text:p>
        <text:p text:style-name="P22"><text:tab/> <text:s text:c="7"/>} </text:p>
        <text:p text:style-name="P22"><text:tab/> <text:s text:c="7"/>catch (IOException e) {</text:p>
        <text:p text:style-name="P22"><text:tab/> <text:s text:c="11"/>e.printStackTrace();</text:p>
        <text:p text:style-name="P22"><text:tab/> <text:s text:c="7"/>}</text:p>
        <text:p text:style-name="P22"><text:tab/> <text:s text:c="3"/>}</text:p>
        <text:p text:style-name="P22"><text:tab/> <text:s text:c="3"/>return o;</text:p>
        <text:p text:style-name="P22"><text:tab/>}<text:tab/></text:p>
        <text:p text:style-name="P22"><text:tab/>public static Order[] viewOrdersByDelDate(String date) {</text:p>
        <text:p text:style-name="P22"><text:tab/> <text:s text:c="3"/>BufferedReader fileReader = null;</text:p>
        <text:p text:style-name="P22"><text:s text:c="8"/>List&lt;Order&gt; lineAsList = new ArrayList&lt;Order&gt;();</text:p>
        <text:p text:style-name="P22"><text:tab/> <text:s text:c="3"/>try {</text:p>
        <text:p text:style-name="P22"><text:tab/> <text:s text:c="7"/>String line = "";</text:p>
        <text:p text:style-name="P22"><text:tab/> <text:s text:c="7"/>boolean found = false;</text:p>
        <text:p text:style-name="P22"><text:tab/> <text:s text:c="7"/>fileReader = new BufferedReader(new FileReader(ordersFileName));</text:p>
        <text:p text:style-name="P22"><text:tab/> <text:s text:c="7"/>fileReader.readLine();</text:p>
        <text:p text:style-name="P22"><text:tab/> <text:s text:c="7"/>while ((line = fileReader.readLine()) != null) {</text:p>
        <text:p text:style-name="P22"><text:tab/> <text:s text:c="7"/><text:tab/>String[] orders = line.split(","); <text:s text:c="2"/></text:p>
        <text:p text:style-name="P22"><text:s text:c="16"/>if(orders[5].equals(date) &amp;&amp; orders[3].equals("open")) {</text:p>
        <text:p text:style-name="P22"><text:s text:c="16"/><text:tab/>found = true;</text:p>
        <text:p text:style-name="P22"><text:s text:c="16"/><text:tab/>Order o = new Order(Integer.parseInt(orders[0]), orders[5], orders[10] </text:p>
        <text:p text:style-name="P22"><text:s text:c="20"/><text:tab/><text:tab/>+ "," + orders[11], new Customer(Integer.parseInt(orders[6]), </text:p>
        <text:p text:style-name="P22"><text:s text:c="20"/><text:tab/><text:tab/>orders[7], orders[8], orders[9]), orders[12], parseToMap(orders[13]));</text:p>
        <text:p text:style-name="P22"><text:s text:c="20"/>o.setAmount(Double.parseDouble(orders[1]));</text:p>
        <text:p text:style-name="P22"><text:s text:c="20"/>o.setSurcharge(Double.parseDouble(orders[2]));</text:p>
        <text:p text:style-name="P22"><text:s text:c="20"/>o.setStatus(orders[3]);</text:p>
        <text:p text:style-name="P22"><text:s text:c="20"/>o.setorder_date(orders[4]);</text:p>
        <text:p text:style-name="P22"><text:s text:c="4"/><text:tab/> <text:s text:c="7"/><text:tab/>lineAsList.add(o);</text:p>
        <text:p text:style-name="P22"><text:s text:c="4"/><text:tab/> <text:s text:c="7"/>}</text:p>
        <text:p text:style-name="P22"><text:soft-page-break/><text:tab/> <text:s text:c="7"/>} </text:p>
        <text:p text:style-name="P22"><text:tab/> <text:s text:c="7"/>if(!found) return null;</text:p>
        <text:p text:style-name="P22"><text:tab/> <text:s text:c="3"/>} </text:p>
        <text:p text:style-name="P22"><text:tab/> <text:s text:c="3"/>catch (Exception e) {</text:p>
        <text:p text:style-name="P22"><text:tab/> <text:s text:c="7"/>e.printStackTrace();</text:p>
        <text:p text:style-name="P22"><text:tab/> <text:s text:c="3"/>} finally {</text:p>
        <text:p text:style-name="P22"><text:tab/> <text:s text:c="7"/>try {</text:p>
        <text:p text:style-name="P22"><text:tab/> <text:s text:c="11"/>fileReader.close();</text:p>
        <text:p text:style-name="P22"><text:tab/> <text:s text:c="7"/>} </text:p>
        <text:p text:style-name="P22"><text:tab/> <text:s text:c="7"/>catch (IOException e) {</text:p>
        <text:p text:style-name="P22"><text:tab/> <text:s text:c="11"/>e.printStackTrace();</text:p>
        <text:p text:style-name="P22"><text:tab/> <text:s text:c="7"/>}</text:p>
        <text:p text:style-name="P22"><text:tab/> <text:s text:c="3"/>}</text:p>
        <text:p text:style-name="P22"><text:tab/> <text:s text:c="3"/>return lineAsList.toArray(new Order[lineAsList.size()]);</text:p>
        <text:p text:style-name="P22"><text:tab/>}<text:tab/></text:p>
        <text:p text:style-name="P22"><text:tab/>public static Order[] viewOrdersBwDelDate(String start_date, String end_date) {</text:p>
        <text:p text:style-name="P22"><text:tab/> <text:s text:c="3"/>BufferedReader fileReader = null;</text:p>
        <text:p text:style-name="P22"><text:s text:c="8"/>List&lt;Order&gt; lineAsList = new ArrayList&lt;Order&gt;();</text:p>
        <text:p text:style-name="P22"><text:tab/> <text:s text:c="3"/>try {</text:p>
        <text:p text:style-name="P22"><text:tab/> <text:s text:c="7"/>String line = "";</text:p>
        <text:p text:style-name="P22"><text:tab/> <text:s text:c="7"/>boolean found = false;</text:p>
        <text:p text:style-name="P22"><text:tab/> <text:s text:c="7"/>fileReader = new BufferedReader(new FileReader(ordersFileName));</text:p>
        <text:p text:style-name="P22"><text:tab/> <text:s text:c="7"/>fileReader.readLine();</text:p>
        <text:p text:style-name="P22"><text:tab/> <text:s text:c="7"/>try {</text:p>
        <text:p text:style-name="P22"><text:tab/><text:tab/><text:tab/><text:tab/>startDate = dateFormat.parse(start_date);</text:p>
        <text:p text:style-name="P22"><text:tab/><text:tab/><text:tab/>} catch (ParseException e1) {</text:p>
        <text:p text:style-name="P22"><text:tab/><text:tab/><text:tab/><text:tab/>e1.printStackTrace();</text:p>
        <text:p text:style-name="P22"><text:tab/><text:tab/><text:tab/>}</text:p>
        <text:p text:style-name="P22"><text:tab/><text:tab/><text:tab/>try {</text:p>
        <text:p text:style-name="P22"><text:tab/><text:tab/><text:tab/><text:tab/>endDate = dateFormat.parse(end_date);</text:p>
        <text:p text:style-name="P22"><text:tab/><text:tab/><text:tab/>} catch (ParseException e1) {</text:p>
        <text:p text:style-name="P22"><text:tab/><text:tab/><text:tab/><text:tab/>e1.printStackTrace();</text:p>
        <text:p text:style-name="P22"><text:tab/><text:tab/><text:tab/>}<text:tab/><text:tab/><text:tab/></text:p>
        <text:p text:style-name="P22"><text:tab/><text:tab/><text:tab/>Date del_date;</text:p>
        <text:p text:style-name="P22"><text:tab/> <text:s text:c="7"/>while ((line = fileReader.readLine()) != null) {</text:p>
        <text:p text:style-name="P22"><text:tab/> <text:s text:c="7"/><text:tab/>String[] orders = line.split(","); <text:s text:c="2"/></text:p>
        <text:p text:style-name="P22"><text:tab/> <text:s text:c="7"/><text:tab/>del_date = dateFormat.parse(orders[5]);</text:p>
        <text:p text:style-name="P22"><text:s text:c="16"/>if(del_date.compareTo(startDate) &gt; -1 &amp;&amp; del_date.compareTo(endDate) &lt; 1 &amp;&amp; orders[3].equals("open")) {</text:p>
        <text:p text:style-name="P22"><text:s text:c="16"/><text:tab/>found = true;</text:p>
        <text:p text:style-name="P22"><text:s text:c="16"/><text:tab/>Order o = new Order(Integer.parseInt(orders[0]), orders[5], orders[10] + "," + orders[11], new Customer(Integer.parseInt(orders[6]), </text:p>
        <text:p text:style-name="P22"><text:s text:c="20"/><text:tab/><text:tab/>orders[7], orders[8], orders[9]), orders[12], parseToMap(orders[13]));</text:p>
        <text:p text:style-name="P22"><text:s text:c="20"/>o.setAmount(Double.parseDouble(orders[1]));</text:p>
        <text:p text:style-name="P22"><text:s text:c="20"/>o.setSurcharge(Double.parseDouble(orders[2]));</text:p>
        <text:p text:style-name="P22"><text:s text:c="20"/>o.setStatus(orders[3]);</text:p>
        <text:p text:style-name="P22"><text:s text:c="20"/>o.setorder_date(orders[4]);</text:p>
        <text:p text:style-name="P22"><text:s text:c="4"/><text:tab/> <text:s text:c="7"/><text:tab/>lineAsList.add(o);</text:p>
        <text:p text:style-name="P22"><text:s text:c="4"/><text:tab/> <text:s text:c="7"/>}</text:p>
        <text:p text:style-name="P22"><text:tab/> <text:s text:c="7"/>} </text:p>
        <text:p text:style-name="P22"><text:tab/> <text:s text:c="7"/>if(!found) return null;</text:p>
        <text:p text:style-name="P22"><text:tab/> <text:s text:c="3"/>} </text:p>
        <text:p text:style-name="P22"><text:soft-page-break/><text:tab/> <text:s text:c="3"/>catch (Exception e) {</text:p>
        <text:p text:style-name="P22"><text:tab/> <text:s text:c="7"/>e.printStackTrace();</text:p>
        <text:p text:style-name="P22"><text:tab/> <text:s text:c="3"/>} finally {</text:p>
        <text:p text:style-name="P22"><text:tab/> <text:s text:c="7"/>try {</text:p>
        <text:p text:style-name="P22"><text:tab/> <text:s text:c="11"/>fileReader.close();</text:p>
        <text:p text:style-name="P22"><text:tab/> <text:s text:c="7"/>} </text:p>
        <text:p text:style-name="P22"><text:tab/> <text:s text:c="7"/>catch (IOException e) {</text:p>
        <text:p text:style-name="P22"><text:tab/> <text:s text:c="11"/>e.printStackTrace();</text:p>
        <text:p text:style-name="P22"><text:tab/> <text:s text:c="7"/>}</text:p>
        <text:p text:style-name="P22"><text:tab/> <text:s text:c="3"/>}</text:p>
        <text:p text:style-name="P22"><text:tab/> <text:s text:c="3"/>return lineAsList.toArray(new Order[lineAsList.size()]);</text:p>
        <text:p text:style-name="P22"><text:tab/>}<text:tab/></text:p>
        <text:p text:style-name="P22"><text:tab/>public static Order[] viewOrdersByCID(int cid) {</text:p>
        <text:p text:style-name="P22"><text:tab/> <text:s text:c="3"/>BufferedReader fileReader = null;</text:p>
        <text:p text:style-name="P22"><text:s text:c="8"/>List&lt;Order&gt; lineAsList = new ArrayList&lt;Order&gt;();</text:p>
        <text:p text:style-name="P22"><text:tab/> <text:s text:c="3"/>try {</text:p>
        <text:p text:style-name="P22"><text:tab/> <text:s text:c="7"/>String line = "";</text:p>
        <text:p text:style-name="P22"><text:tab/> <text:s text:c="7"/>boolean found = false;</text:p>
        <text:p text:style-name="P22"><text:tab/> <text:s text:c="7"/>fileReader = new BufferedReader(new FileReader(ordersFileName));</text:p>
        <text:p text:style-name="P22"><text:tab/> <text:s text:c="7"/>fileReader.readLine();</text:p>
        <text:p text:style-name="P22"><text:tab/> <text:s text:c="7"/>while ((line = fileReader.readLine()) != null) {</text:p>
        <text:p text:style-name="P22"><text:tab/> <text:s text:c="7"/><text:tab/>String[] orders = line.split(","); <text:s text:c="2"/></text:p>
        <text:p text:style-name="P22"><text:s text:c="16"/>if(Integer.parseInt(orders[6]) == cid) {</text:p>
        <text:p text:style-name="P22"><text:s text:c="16"/><text:tab/>found = true;</text:p>
        <text:p text:style-name="P22"><text:s text:c="16"/><text:tab/>Order o = new Order(Integer.parseInt(orders[0]), orders[5], orders[10] + "," + orders[11], new Customer(Integer.parseInt(orders[6]), </text:p>
        <text:p text:style-name="P22"><text:s text:c="20"/><text:tab/><text:tab/>orders[7], orders[8], orders[9]), orders[12], parseToMap(orders[13]));</text:p>
        <text:p text:style-name="P22"><text:s text:c="20"/>o.setAmount(Double.parseDouble(orders[1]));</text:p>
        <text:p text:style-name="P22"><text:s text:c="20"/>o.setSurcharge(Double.parseDouble(orders[2]));</text:p>
        <text:p text:style-name="P22"><text:s text:c="20"/>o.setStatus(orders[3]);</text:p>
        <text:p text:style-name="P22"><text:s text:c="20"/>o.setorder_date(orders[4]);</text:p>
        <text:p text:style-name="P22"><text:s text:c="4"/><text:tab/> <text:s text:c="7"/><text:tab/>lineAsList.add(o);</text:p>
        <text:p text:style-name="P22"><text:s text:c="4"/><text:tab/> <text:s text:c="7"/>}</text:p>
        <text:p text:style-name="P22"><text:tab/> <text:s text:c="7"/>} </text:p>
        <text:p text:style-name="P22"><text:tab/> <text:s text:c="7"/>if(!found) return null;</text:p>
        <text:p text:style-name="P22"><text:tab/> <text:s text:c="3"/>} </text:p>
        <text:p text:style-name="P22"><text:tab/> <text:s text:c="3"/>catch (Exception e) {</text:p>
        <text:p text:style-name="P22"><text:tab/> <text:s text:c="7"/>e.printStackTrace();</text:p>
        <text:p text:style-name="P22"><text:tab/> <text:s text:c="3"/>} finally {</text:p>
        <text:p text:style-name="P22"><text:tab/> <text:s text:c="7"/>try {</text:p>
        <text:p text:style-name="P22"><text:tab/> <text:s text:c="11"/>fileReader.close();</text:p>
        <text:p text:style-name="P22"><text:tab/> <text:s text:c="7"/>} </text:p>
        <text:p text:style-name="P22"><text:tab/> <text:s text:c="7"/>catch (IOException e) {</text:p>
        <text:p text:style-name="P22"><text:tab/> <text:s text:c="11"/>e.printStackTrace();</text:p>
        <text:p text:style-name="P22"><text:tab/> <text:s text:c="7"/>}</text:p>
        <text:p text:style-name="P22"><text:tab/> <text:s text:c="3"/>}</text:p>
        <text:p text:style-name="P22"><text:tab/> <text:s text:c="3"/>return lineAsList.toArray(new Order[lineAsList.size()]);</text:p>
        <text:p text:style-name="P22"><text:tab/>}<text:tab/></text:p>
        <text:p text:style-name="P22"><text:tab/>public static double getSurcharge() {</text:p>
        <text:p text:style-name="P22"><text:tab/><text:tab/>return surcharge ;</text:p>
        <text:p text:style-name="P22"><text:tab/>}<text:tab/></text:p>
        <text:p text:style-name="P22"><text:tab/>public static void setSurcharge(double surcharge) {</text:p>
        <text:p text:style-name="P22"><text:tab/><text:tab/>OrderManager.surcharge = surcharge;</text:p>
        <text:p text:style-name="P22"><text:soft-page-break/><text:tab/>}<text:tab/></text:p>
        <text:p text:style-name="P22"><text:tab/>public static boolean isCreatedOrders() {</text:p>
        <text:p text:style-name="P22"><text:tab/><text:tab/>File f = new File(ordersFileName);</text:p>
        <text:p text:style-name="P22"><text:tab/><text:tab/>if(f.exists() &amp;&amp; !f.isDirectory()) { </text:p>
        <text:p text:style-name="P22"><text:tab/><text:tab/> <text:s text:c="3"/>return true;</text:p>
        <text:p text:style-name="P22"><text:tab/><text:tab/>}</text:p>
        <text:p text:style-name="P22"><text:tab/><text:tab/>return false;</text:p>
        <text:p text:style-name="P22"><text:tab/>}<text:tab/></text:p>
        <text:p text:style-name="P22"><text:tab/>public static boolean isCreatedCustomers() {</text:p>
        <text:p text:style-name="P22"><text:tab/><text:tab/>File f = new File(customersFileName);</text:p>
        <text:p text:style-name="P22"><text:tab/><text:tab/>if(f.exists() &amp;&amp; !f.isDirectory()) { </text:p>
        <text:p text:style-name="P22"><text:tab/><text:tab/> <text:s text:c="3"/>return true;</text:p>
        <text:p text:style-name="P22"><text:tab/><text:tab/>}</text:p>
        <text:p text:style-name="P22"><text:tab/><text:tab/>return false;</text:p>
        <text:p text:style-name="P22"><text:tab/>}</text:p>
        <text:p text:style-name="P22">}</text:p>
      </text:section>
      <text:p text:style-name="P9"/>
      <text:section text:style-name="Sect1" text:name="Section8">
        <text:section-source xlink:href="../Report.java"/>
        <text:p text:style-name="P27">public class Report {</text:p>
        <text:p text:style-name="P27"><text:tab/>private String start_date;</text:p>
        <text:p text:style-name="P27"><text:tab/>private String end_date;</text:p>
        <text:p text:style-name="P27"><text:tab/>private double food_revenue, surcharge_revenue;</text:p>
        <text:p text:style-name="P27"><text:tab/>private int order_count;<text:tab/></text:p>
        <text:p text:style-name="P27"><text:tab/>public Report(String start_date, String end_date, int order_count,</text:p>
        <text:p text:style-name="P27"><text:tab/><text:tab/><text:tab/>double food_revenue, double surcharge_revenue) {</text:p>
        <text:p text:style-name="P27"><text:tab/><text:tab/>this.start_date = start_date;</text:p>
        <text:p text:style-name="P27"><text:tab/><text:tab/>this.end_date = end_date;</text:p>
        <text:p text:style-name="P27"><text:tab/><text:tab/>this.order_count = order_count;</text:p>
        <text:p text:style-name="P27"><text:tab/><text:tab/>this.food_revenue = food_revenue;</text:p>
        <text:p text:style-name="P27"><text:tab/><text:tab/>this.surcharge_revenue = surcharge_revenue;</text:p>
        <text:p text:style-name="P27"><text:tab/>}<text:tab/></text:p>
        <text:p text:style-name="P27"><text:tab/>public Report() {</text:p>
        <text:p text:style-name="P27"><text:tab/><text:tab/>this("20160401", "20160530", 2, 1402.92, 0.0);</text:p>
        <text:p text:style-name="P27"><text:tab/>}</text:p>
        <text:p text:style-name="P27"><text:tab/>public boolean isMatch_start_date(String key) {</text:p>
        <text:p text:style-name="P27"><text:tab/><text:tab/>return key.equals(start_date);</text:p>
        <text:p text:style-name="P27"><text:tab/>}<text:tab/></text:p>
        <text:p text:style-name="P27"><text:tab/>public boolean isMatch_end_date(String key) {</text:p>
        <text:p text:style-name="P27"><text:tab/><text:tab/>return key.equals(end_date);</text:p>
        <text:p text:style-name="P27"><text:tab/>}<text:tab/></text:p>
        <text:p text:style-name="P27"><text:tab/>public boolean isMatch_order_count(int key) {</text:p>
        <text:p text:style-name="P27"><text:tab/><text:tab/>return key == order_count;</text:p>
        <text:p text:style-name="P27"><text:tab/>}<text:tab/></text:p>
        <text:p text:style-name="P27"><text:tab/>public boolean isMatch_food_revenue(double key) {</text:p>
        <text:p text:style-name="P27"><text:tab/><text:tab/>return key == food_revenue;</text:p>
        <text:p text:style-name="P27"><text:tab/>}<text:tab/><text:tab/></text:p>
        <text:p text:style-name="P27"><text:tab/>public boolean isMatch_surcharge_revenue(double key) {</text:p>
        <text:p text:style-name="P27"><text:tab/><text:tab/>return key == surcharge_revenue;</text:p>
        <text:p text:style-name="P27"><text:tab/>}<text:tab/></text:p>
        <text:p text:style-name="P27"><text:tab/>@Override</text:p>
        <text:p text:style-name="P27"><text:tab/>public boolean equals(Object obj) {</text:p>
        <text:p text:style-name="P27"><text:tab/><text:tab/>if (this == obj)</text:p>
        <text:p text:style-name="P27"><text:tab/><text:tab/><text:tab/>return true;</text:p>
        <text:p text:style-name="P27"><text:tab/><text:tab/>if (obj == null)</text:p>
        <text:p text:style-name="P27"><text:tab/><text:tab/><text:tab/>return false;</text:p>
        <text:p text:style-name="P27"><text:soft-page-break/><text:tab/><text:tab/>if (getClass() != obj.getClass())</text:p>
        <text:p text:style-name="P27"><text:tab/><text:tab/><text:tab/>return false;</text:p>
        <text:p text:style-name="P27"><text:tab/><text:tab/>Report other = (Report) obj;</text:p>
        <text:p text:style-name="P27"><text:tab/><text:tab/>if (end_date == null) {</text:p>
        <text:p text:style-name="P27"><text:tab/><text:tab/><text:tab/>if (other.end_date != null)</text:p>
        <text:p text:style-name="P27"><text:tab/><text:tab/><text:tab/><text:tab/>return false;</text:p>
        <text:p text:style-name="P27"><text:tab/><text:tab/>} else if (!end_date.equals(other.end_date))</text:p>
        <text:p text:style-name="P27"><text:tab/><text:tab/><text:tab/>return false;</text:p>
        <text:p text:style-name="P27"><text:tab/><text:tab/>if (Double.doubleToLongBits(food_revenue) != Double.doubleToLongBits(other.food_revenue))</text:p>
        <text:p text:style-name="P27"><text:tab/><text:tab/><text:tab/>return false;</text:p>
        <text:p text:style-name="P27"><text:tab/><text:tab/>if (order_count != other.order_count)</text:p>
        <text:p text:style-name="P27"><text:tab/><text:tab/><text:tab/>return false;</text:p>
        <text:p text:style-name="P27"><text:tab/><text:tab/>if (start_date == null) {</text:p>
        <text:p text:style-name="P27"><text:tab/><text:tab/><text:tab/>if (other.start_date != null)</text:p>
        <text:p text:style-name="P27"><text:tab/><text:tab/><text:tab/><text:tab/>return false;</text:p>
        <text:p text:style-name="P27"><text:tab/><text:tab/>} else if (!start_date.equals(other.start_date))</text:p>
        <text:p text:style-name="P27"><text:tab/><text:tab/><text:tab/>return false;</text:p>
        <text:p text:style-name="P27"><text:tab/><text:tab/>if (Double.doubleToLongBits(surcharge_revenue) != Double.doubleToLongBits(other.surcharge_revenue))</text:p>
        <text:p text:style-name="P27"><text:tab/><text:tab/><text:tab/>return false;</text:p>
        <text:p text:style-name="P27"><text:tab/><text:tab/>return true;</text:p>
        <text:p text:style-name="P27"><text:tab/>}</text:p>
        <text:p text:style-name="P27">}</text:p>
      </text:section>
      <text:p text:style-name="P25"><text:s text:c="3"/></text:p>
      <text:section text:style-name="Sect1" text:name="Section9">
        <text:section-source xlink:href="../ReportManager.java"/>
        <text:p text:style-name="P28">import java.io.BufferedReader;</text:p>
        <text:p text:style-name="P28">import java.io.File;</text:p>
        <text:p text:style-name="P28">import java.io.FileReader;</text:p>
        <text:p text:style-name="P28">import java.io.IOException;</text:p>
        <text:p text:style-name="P28">import java.text.DateFormat;</text:p>
        <text:p text:style-name="P28">import java.text.ParseException;</text:p>
        <text:p text:style-name="P28">import java.text.SimpleDateFormat;</text:p>
        <text:p text:style-name="P28">import java.util.Date;</text:p>
        <text:p text:style-name="P28">public class ReportManager {</text:p>
        <text:p text:style-name="P28"><text:tab/>private static DateFormat dateFormat = new SimpleDateFormat("yyyyMMdd");</text:p>
        <text:p text:style-name="P28"><text:s text:c="4"/>private static final String ordersFileName = new File("orders.csv").getAbsolutePath();</text:p>
        <text:p text:style-name="P28"><text:s text:c="4"/>private static Date start_date;</text:p>
        <text:p text:style-name="P28"><text:s text:c="4"/>private static Date end_date; <text:s text:c="3"/></text:p>
        <text:p text:style-name="P28"><text:tab/>public static Report viewReport(String startDate, String endDate) {</text:p>
        <text:p text:style-name="P28"><text:tab/><text:tab/>double revenue = 0.0;</text:p>
        <text:p text:style-name="P28"><text:tab/><text:tab/>double surcharge = 0.0;</text:p>
        <text:p text:style-name="P28"><text:tab/><text:tab/>int order_count = 0;</text:p>
        <text:p text:style-name="P28"><text:tab/><text:tab/>try {</text:p>
        <text:p text:style-name="P28"><text:tab/><text:tab/><text:tab/>start_date = dateFormat.parse(startDate);</text:p>
        <text:p text:style-name="P28"><text:tab/><text:tab/>} catch (ParseException e1) {</text:p>
        <text:p text:style-name="P28"><text:tab/><text:tab/><text:tab/>e1.printStackTrace();</text:p>
        <text:p text:style-name="P28"><text:tab/><text:tab/>}</text:p>
        <text:p text:style-name="P28"><text:tab/><text:tab/>try {</text:p>
        <text:p text:style-name="P28"><text:tab/><text:tab/><text:tab/>end_date = dateFormat.parse(endDate);</text:p>
        <text:p text:style-name="P28"><text:tab/><text:tab/>} catch (ParseException e1) {</text:p>
        <text:p text:style-name="P28"><text:tab/><text:tab/><text:tab/>e1.printStackTrace();</text:p>
        <text:p text:style-name="P28"><text:tab/><text:tab/>}</text:p>
        <text:p text:style-name="P28"><text:tab/><text:tab/>Date orderDate;</text:p>
        <text:p text:style-name="P28"><text:soft-page-break/><text:tab/><text:tab/>BufferedReader fileReader = null;<text:tab/><text:tab/></text:p>
        <text:p text:style-name="P28"><text:tab/> <text:s text:c="3"/>try {</text:p>
        <text:p text:style-name="P28"><text:tab/> <text:s text:c="7"/>String line = "";</text:p>
        <text:p text:style-name="P28"><text:tab/> <text:s text:c="7"/>fileReader = new BufferedReader(new FileReader(ordersFileName));</text:p>
        <text:p text:style-name="P28"><text:tab/> <text:s text:c="7"/>fileReader.readLine();</text:p>
        <text:p text:style-name="P28"><text:tab/> <text:s text:c="7"/>while ((line = fileReader.readLine()) != null) {</text:p>
        <text:p text:style-name="P28"><text:tab/> <text:s text:c="7"/><text:tab/>String[] orders = line.split(","); <text:s text:c="2"/></text:p>
        <text:p text:style-name="P28"><text:tab/> <text:s text:c="7"/><text:tab/>orderDate = dateFormat.parse(orders[4]);</text:p>
        <text:p text:style-name="P28"><text:s text:c="16"/>if(orderDate.compareTo(start_date) &gt; -1 &amp;&amp; orderDate.compareTo(end_date) &lt; 1) {</text:p>
        <text:p text:style-name="P28"><text:s text:c="16"/><text:tab/>if(orders[3].equals("open")) {</text:p>
        <text:p text:style-name="P28"><text:s text:c="16"/><text:tab/><text:tab/>revenue += Double.parseDouble(orders[1]);</text:p>
        <text:p text:style-name="P28"><text:s text:c="16"/><text:tab/><text:tab/>surcharge += Double.parseDouble(orders[2]);</text:p>
        <text:p text:style-name="P28"><text:s text:c="16"/><text:tab/><text:tab/>++order_count;</text:p>
        <text:p text:style-name="P28"><text:s text:c="16"/><text:tab/>}</text:p>
        <text:p text:style-name="P28"><text:s text:c="16"/>} <text:s text:c="17"/></text:p>
        <text:p text:style-name="P28"><text:tab/> <text:s text:c="7"/>} <text:s text:c="2"/></text:p>
        <text:p text:style-name="P28"><text:tab/> <text:s text:c="3"/>} </text:p>
        <text:p text:style-name="P28"><text:tab/> <text:s text:c="3"/>catch (Exception e) {</text:p>
        <text:p text:style-name="P28"><text:tab/> <text:s text:c="7"/>e.printStackTrace();</text:p>
        <text:p text:style-name="P28"><text:tab/> <text:s text:c="3"/>} finally {</text:p>
        <text:p text:style-name="P28"><text:tab/> <text:s text:c="7"/>try {</text:p>
        <text:p text:style-name="P28"><text:tab/> <text:s text:c="11"/>fileReader.close();</text:p>
        <text:p text:style-name="P28"><text:tab/> <text:s text:c="7"/>} </text:p>
        <text:p text:style-name="P28"><text:tab/> <text:s text:c="7"/>catch (IOException e) {</text:p>
        <text:p text:style-name="P28"><text:tab/> <text:s text:c="11"/>e.printStackTrace();</text:p>
        <text:p text:style-name="P28"><text:tab/> <text:s text:c="7"/>}</text:p>
        <text:p text:style-name="P28"><text:tab/> <text:s text:c="3"/>}</text:p>
        <text:p text:style-name="P28"><text:tab/> <text:s text:c="3"/>return new Report(startDate, endDate, order_count, revenue, surcharge);</text:p>
        <text:p text:style-name="P28"><text:tab/>}</text:p>
        <text:p text:style-name="P28">}</text:p>
      </text:section>
      <text:p text:style-name="P25"/>
      <text:section text:style-name="Sect1" text:name="Section10">
        <text:section-source xlink:href="../REST_controller.java"/>
        <text:p text:style-name="P29">import com.google.gson.*;</text:p>
        <text:p text:style-name="P29">import java.text.DateFormat;</text:p>
        <text:p text:style-name="P29">import java.text.SimpleDateFormat;</text:p>
        <text:p text:style-name="P29">import java.util.Calendar;</text:p>
        <text:p text:style-name="P29">import java.util.Date;</text:p>
        <text:p text:style-name="P29">import javax.annotation.PostConstruct;</text:p>
        <text:p text:style-name="P29">import javax.ws.rs.*;</text:p>
        <text:p text:style-name="P29">import javax.ws.rs.core.*;</text:p>
        <text:p text:style-name="P29">@Path("/delectable")</text:p>
        <text:p text:style-name="P29">public class REST_controller {</text:p>
        <text:p text:style-name="P29"><text:s text:c="4"/>private static DateFormat dateFormat = new SimpleDateFormat("yyyyMMdd");</text:p>
        <text:p text:style-name="P29"><text:tab/>@Path("/menu")</text:p>
        <text:p text:style-name="P29"><text:s text:c="4"/>@GET</text:p>
        <text:p text:style-name="P29"><text:s text:c="4"/>@Produces(MediaType.APPLICATION_JSON)</text:p>
        <text:p text:style-name="P29"><text:s text:c="4"/>public Response getMenu() {</text:p>
        <text:p text:style-name="P29"><text:tab/><text:tab/>if(MenuManager.isCreatedMenu()) {</text:p>
        <text:p text:style-name="P29"><text:tab/> <text:s text:c="7"/>Gson gson = new GsonBuilder().setPrettyPrinting().create();</text:p>
        <text:p text:style-name="P29"><text:s text:c="8"/><text:tab/>String s = gson.toJson(MenuManager.viewMenu());</text:p>
        <text:p text:style-name="P29"><text:s text:c="12"/>return Response.status(Response.Status.OK).entity(s).build();</text:p>
        <text:p text:style-name="P29"><text:s text:c="8"/>} else {</text:p>
        <text:p text:style-name="P29"><text:s text:c="4"/><text:tab/> <text:s text:c="7"/>return Response.status(Response.Status.NOT_FOUND).entity("No Items have been added to Menu").build();</text:p>
        <text:p text:style-name="P29"><text:soft-page-break/><text:s text:c="8"/><text:tab/>}</text:p>
        <text:p text:style-name="P29"><text:s text:c="4"/>}<text:tab/></text:p>
        <text:p text:style-name="P29"><text:tab/>@Path("/menu/{mid}")</text:p>
        <text:p text:style-name="P29"><text:s text:c="4"/>@GET</text:p>
        <text:p text:style-name="P29"><text:s text:c="4"/>@Produces(MediaType.APPLICATION_JSON)</text:p>
        <text:p text:style-name="P29"><text:s text:c="4"/>public Response getMenuByID(@PathParam("mid") int mid) {</text:p>
        <text:p text:style-name="P29"><text:s text:c="8"/>Gson gson = new GsonBuilder().setPrettyPrinting().create();</text:p>
        <text:p text:style-name="P29"><text:s text:c="8"/>if(MenuManager.viewMenuItemByID(mid) != null) {</text:p>
        <text:p text:style-name="P29"><text:tab/> <text:s text:c="7"/>String s = gson.toJson(MenuManager.viewMenuItemByID(mid));</text:p>
        <text:p text:style-name="P29"><text:tab/> <text:s text:c="7"/>return Response.status(Response.Status.OK).entity(s).build();</text:p>
        <text:p text:style-name="P29"><text:s text:c="8"/>}</text:p>
        <text:p text:style-name="P29"><text:s text:c="8"/>return Response.status(Response.Status.NOT_FOUND).entity("Entity not found for ID: " + mid).build();</text:p>
        <text:p text:style-name="P29"><text:tab/>}<text:tab/></text:p>
        <text:p text:style-name="P29"><text:tab/>@Path("/order")</text:p>
        <text:p text:style-name="P29"><text:s text:c="4"/>@GET</text:p>
        <text:p text:style-name="P29"><text:s text:c="4"/>@Produces(MediaType.APPLICATION_JSON)</text:p>
        <text:p text:style-name="P29"><text:tab/>@Consumes(MediaType.APPLICATION_FORM_URLENCODED)</text:p>
        <text:p text:style-name="P29"><text:s text:c="4"/>public Response getOrderByDelDate(@DefaultValue("") @QueryParam("date") String date) {</text:p>
        <text:p text:style-name="P29"><text:s text:c="8"/>Gson gson = new GsonBuilder().setPrettyPrinting().create();</text:p>
        <text:p text:style-name="P29"><text:s text:c="8"/>if(date.equals("")) {</text:p>
        <text:p text:style-name="P29"><text:s text:c="8"/><text:tab/>if(OrderManager.isCreatedOrders()) {</text:p>
        <text:p text:style-name="P29"><text:s text:c="8"/><text:tab/>String s = gson.toJson(OrderManager.viewOrders());</text:p>
        <text:p text:style-name="P29"><text:s text:c="12"/>return Response.status(Response.Status.OK).entity(s).build();</text:p>
        <text:p text:style-name="P29"><text:s text:c="8"/><text:tab/>} else {</text:p>
        <text:p text:style-name="P29"><text:s text:c="4"/><text:tab/> <text:s text:c="7"/>return Response.status(Response.Status.NOT_FOUND).entity("No Orders have been created").build();</text:p>
        <text:p text:style-name="P29"><text:s text:c="8"/><text:tab/><text:tab/>}</text:p>
        <text:p text:style-name="P29"><text:s text:c="8"/>} else {</text:p>
        <text:p text:style-name="P29"><text:tab/> <text:s text:c="7"/>if(OrderManager.viewOrdersByDelDate(date) != null) {</text:p>
        <text:p text:style-name="P29"><text:tab/> <text:s text:c="7"/><text:tab/>String s = gson.toJson(OrderManager.viewOrdersByDelDate(date));</text:p>
        <text:p text:style-name="P29"><text:tab/> <text:s text:c="11"/>return Response.status(Response.Status.OK).entity(s).build();</text:p>
        <text:p text:style-name="P29"><text:tab/> <text:s text:c="7"/>}</text:p>
        <text:p text:style-name="P29"><text:tab/> <text:s text:c="7"/>return Response.status(Response.Status.NOT_FOUND).entity("Entity not found for delivery date: " + date).build();</text:p>
        <text:p text:style-name="P29"><text:s text:c="8"/>}</text:p>
        <text:p text:style-name="P29"><text:s text:c="4"/>}<text:tab/></text:p>
        <text:p text:style-name="P29"><text:tab/>@Path("/order")</text:p>
        <text:p text:style-name="P29"><text:tab/>@PUT</text:p>
        <text:p text:style-name="P29"><text:tab/>@Produces(MediaType.APPLICATION_JSON)</text:p>
        <text:p text:style-name="P29"><text:tab/>public Response createOrder(String json, @Context UriInfo uriInfo) {</text:p>
        <text:p text:style-name="P29"><text:tab/><text:tab/>Gson gson = new Gson();<text:tab/><text:tab/></text:p>
        <text:p text:style-name="P29"><text:tab/><text:tab/>Order o = gson.fromJson(json, Order.class);</text:p>
        <text:p text:style-name="P29"><text:tab/><text:tab/>int id = OrderManager.addOrderToOrders(o);</text:p>
        <text:p text:style-name="P29"><text:tab/><text:tab/>if (id != -1) {</text:p>
        <text:p text:style-name="P29"><text:tab/><text:tab/><text:tab/>JsonObject resp = new JsonObject();</text:p>
        <text:p text:style-name="P29"><text:tab/><text:tab/><text:tab/>resp.addProperty("id", id);</text:p>
        <text:p text:style-name="P29"><text:tab/><text:tab/><text:tab/>resp.addProperty("cancel_url", "/order/cancel/" + id);</text:p>
        <text:p text:style-name="P29"><text:tab/><text:tab/><text:tab/>String s = gson.toJson(resp);</text:p>
        <text:p text:style-name="P29"><text:tab/><text:tab/><text:tab/>UriBuilder builder = uriInfo.getAbsolutePathBuilder();</text:p>
        <text:p text:style-name="P29"><text:tab/><text:tab/><text:tab/>builder.path(Integer.toString(id));</text:p>
        <text:p text:style-name="P29"><text:tab/><text:tab/><text:tab/>return Response.created(builder.build()).entity(s).build();</text:p>
        <text:p text:style-name="P29"><text:tab/><text:tab/>}</text:p>
        <text:p text:style-name="P29"><text:soft-page-break/><text:tab/><text:tab/>else</text:p>
        <text:p text:style-name="P29"><text:tab/> <text:s text:c="7"/>return Response.status(Response.Status.NOT_FOUND).entity("ID or count is incorrect").build();</text:p>
        <text:p text:style-name="P29"><text:tab/>}<text:tab/></text:p>
        <text:p text:style-name="P29"><text:tab/>@Path("/order/{oid}")</text:p>
        <text:p text:style-name="P29"><text:s text:c="4"/>@GET</text:p>
        <text:p text:style-name="P29"><text:s text:c="4"/>@Produces(MediaType.APPLICATION_JSON)</text:p>
        <text:p text:style-name="P29"><text:s text:c="4"/>public Response getORderByID(@PathParam("oid") int oid) {</text:p>
        <text:p text:style-name="P29"><text:s text:c="8"/>Gson gson = new GsonBuilder().setPrettyPrinting().create();</text:p>
        <text:p text:style-name="P29"><text:s text:c="8"/>if(OrderManager.viewOrdersByID(oid) != null) {</text:p>
        <text:p text:style-name="P29"><text:tab/> <text:s text:c="7"/>String s = gson.toJson(OrderManager.viewOrdersByID(oid));</text:p>
        <text:p text:style-name="P29"><text:tab/> <text:s text:c="7"/>return Response.status(Response.Status.OK).entity(s).build();</text:p>
        <text:p text:style-name="P29"><text:s text:c="8"/>}</text:p>
        <text:p text:style-name="P29"><text:s text:c="8"/>return Response.status(Response.Status.NOT_FOUND).entity("Entity not found for ID: " + oid).build();</text:p>
        <text:p text:style-name="P29"><text:tab/>}<text:tab/></text:p>
        <text:p text:style-name="P29"><text:tab/>@Path("/order/cancel/{oid}")</text:p>
        <text:p text:style-name="P29"><text:s text:c="4"/>@POST</text:p>
        <text:p text:style-name="P29"><text:s text:c="4"/>@Produces(MediaType.APPLICATION_JSON)</text:p>
        <text:p text:style-name="P29"><text:s text:c="4"/>public Response cancelOrder(@PathParam("oid") int oid) {</text:p>
        <text:p text:style-name="P29"><text:s text:c="8"/>if(OrderManager.viewOrdersByID(oid) != null) {</text:p>
        <text:p text:style-name="P29"><text:s text:c="8"/><text:tab/>if(OrderManager.cancelOrder(oid) != -1) {</text:p>
        <text:p text:style-name="P29"><text:s text:c="8"/><text:tab/><text:tab/>OrderManager.cancelOrder(oid);</text:p>
        <text:p text:style-name="P29"><text:tab/> <text:s text:c="7"/><text:tab/>JsonObject resp = new JsonObject();</text:p>
        <text:p text:style-name="P29"><text:tab/> <text:s text:c="3"/><text:tab/><text:tab/>resp.addProperty("id", oid);</text:p>
        <text:p text:style-name="P29"><text:tab/> <text:s text:c="3"/><text:tab/><text:tab/>Gson gson = new Gson();</text:p>
        <text:p text:style-name="P29"><text:tab/> <text:s text:c="3"/><text:tab/><text:tab/>String s = gson.toJson(resp);</text:p>
        <text:p text:style-name="P29"><text:tab/><text:tab/> <text:s text:c="7"/>return Response.status(Response.Status.NO_CONTENT).entity(s).build();</text:p>
        <text:p text:style-name="P29"><text:s text:c="8"/><text:tab/>}</text:p>
        <text:p text:style-name="P29"><text:s text:c="8"/><text:tab/>else </text:p>
        <text:p text:style-name="P29"><text:s text:c="16"/>return Response.status(Response.Status.NOT_FOUND).entity("Entity not found for ID: " + oid).build();</text:p>
        <text:p text:style-name="P29"><text:s text:c="8"/>}</text:p>
        <text:p text:style-name="P29"><text:s text:c="8"/>return Response.status(Response.Status.NOT_FOUND).entity("Entity not found for ID: " + oid).build();</text:p>
        <text:p text:style-name="P29"><text:tab/>}<text:tab/></text:p>
        <text:p text:style-name="P29"><text:tab/>@Path("/customer")</text:p>
        <text:p text:style-name="P29"><text:s text:c="4"/>@GET</text:p>
        <text:p text:style-name="P29"><text:s text:c="4"/>@Produces(MediaType.APPLICATION_JSON)</text:p>
        <text:p text:style-name="P29"><text:tab/>@Consumes(MediaType.APPLICATION_FORM_URLENCODED)</text:p>
        <text:p text:style-name="P29"><text:s text:c="4"/>public Response getCustomerOptStr(@DefaultValue("") @QueryParam("key") String key) {</text:p>
        <text:p text:style-name="P29"><text:s text:c="8"/>Gson gson = new GsonBuilder().setPrettyPrinting().create();</text:p>
        <text:p text:style-name="P29"><text:s text:c="8"/>if(key.equals("")) {</text:p>
        <text:p text:style-name="P29"><text:s text:c="8"/><text:tab/>if(OrderManager.isCreatedCustomers()) {</text:p>
        <text:p text:style-name="P29"><text:tab/> <text:s text:c="7"/><text:tab/>String s = gson.toJson(CustomerManager.viewCustomers());</text:p>
        <text:p text:style-name="P29"><text:tab/> <text:s text:c="11"/>return Response.status(Response.Status.OK).entity(s).build();</text:p>
        <text:p text:style-name="P29"><text:s text:c="8"/><text:tab/>} else {</text:p>
        <text:p text:style-name="P29"><text:s text:c="4"/><text:tab/> <text:s text:c="7"/>return Response.status(Response.Status.NOT_FOUND).entity("No Customers have been created").build();</text:p>
        <text:p text:style-name="P29"><text:s text:c="8"/><text:tab/>}</text:p>
        <text:p text:style-name="P29"><text:s text:c="8"/>}</text:p>
        <text:p text:style-name="P29"><text:s text:c="8"/>else {</text:p>
        <text:p text:style-name="P29"><text:soft-page-break/><text:tab/> <text:s text:c="7"/>if(CustomerManager.viewCustomersByKeyword(key) != null) {</text:p>
        <text:p text:style-name="P29"><text:tab/> <text:s text:c="7"/><text:tab/>String s = gson.toJson(CustomerManager.viewCustomersByKeyword(key));</text:p>
        <text:p text:style-name="P29"><text:tab/> <text:s text:c="11"/>return Response.status(Response.Status.OK).entity(s).build();</text:p>
        <text:p text:style-name="P29"><text:tab/> <text:s text:c="7"/>}</text:p>
        <text:p text:style-name="P29"><text:tab/> <text:s text:c="7"/>return Response.status(Response.Status.NOT_FOUND).entity("Entity not found for keyword: " + key).build();</text:p>
        <text:p text:style-name="P29"><text:s text:c="8"/>}</text:p>
        <text:p text:style-name="P29"><text:s text:c="4"/>}<text:tab/></text:p>
        <text:p text:style-name="P29"><text:tab/>@Path("/customer/{cid}")</text:p>
        <text:p text:style-name="P29"><text:s text:c="4"/>@GET</text:p>
        <text:p text:style-name="P29"><text:s text:c="4"/>@Produces(MediaType.APPLICATION_JSON)</text:p>
        <text:p text:style-name="P29"><text:s text:c="4"/>public Response getCustomerByID(@PathParam("cid") int cid) {</text:p>
        <text:p text:style-name="P29"><text:s text:c="8"/>if(CustomerManager.viewCustomersByID(cid) != null) {</text:p>
        <text:p text:style-name="P29"><text:s text:c="12"/>Gson gson = new GsonBuilder().setPrettyPrinting().create();</text:p>
        <text:p text:style-name="P29"><text:tab/> <text:s text:c="7"/>String s = gson.toJson(CustomerManager.viewCustomersByID(cid));</text:p>
        <text:p text:style-name="P29"><text:tab/> <text:s text:c="7"/>return Response.status(Response.Status.OK).entity(s).build();</text:p>
        <text:p text:style-name="P29"><text:s text:c="8"/>}</text:p>
        <text:p text:style-name="P29"><text:s text:c="8"/>return Response.status(Response.Status.NOT_FOUND).entity("Entity not found for ID: " + cid).build();</text:p>
        <text:p text:style-name="P29"><text:tab/>}<text:tab/></text:p>
        <text:p text:style-name="P29"><text:tab/>@Path("/report")</text:p>
        <text:p text:style-name="P29"><text:s text:c="4"/>@GET</text:p>
        <text:p text:style-name="P29"><text:s text:c="4"/>@Produces(MediaType.APPLICATION_JSON)</text:p>
        <text:p text:style-name="P29"><text:s text:c="4"/>public Response getReportOptions() {</text:p>
        <text:p text:style-name="P29"><text:s text:c="8"/>JsonArray arr = new JsonArray();</text:p>
        <text:p text:style-name="P29"><text:s text:c="8"/>JsonObject id = new JsonObject();</text:p>
        <text:p text:style-name="P29"><text:s text:c="8"/>id.addProperty("id", 1);</text:p>
        <text:p text:style-name="P29"><text:s text:c="8"/>id.addProperty("name", "Orders to deliver today");</text:p>
        <text:p text:style-name="P29"><text:s text:c="8"/>arr.add(id);</text:p>
        <text:p text:style-name="P29"><text:s text:c="8"/>id = new JsonObject();</text:p>
        <text:p text:style-name="P29"><text:s text:c="8"/>id.addProperty("id", 2);</text:p>
        <text:p text:style-name="P29"><text:s text:c="8"/>id.addProperty("name", "Orders to deliver tomorrow");</text:p>
        <text:p text:style-name="P29"><text:s text:c="8"/>arr.add(id);</text:p>
        <text:p text:style-name="P29"><text:s text:c="8"/>id = new JsonObject();</text:p>
        <text:p text:style-name="P29"><text:s text:c="8"/>id.addProperty("id", 3);</text:p>
        <text:p text:style-name="P29"><text:s text:c="8"/>id.addProperty("name", "Revenue report");</text:p>
        <text:p text:style-name="P29"><text:s text:c="8"/>arr.add(id);</text:p>
        <text:p text:style-name="P29"><text:s text:c="8"/>id = new JsonObject();</text:p>
        <text:p text:style-name="P29"><text:s text:c="8"/>id.addProperty("id", 4);</text:p>
        <text:p text:style-name="P29"><text:s text:c="8"/>id.addProperty("name", "Orders delivery report");</text:p>
        <text:p text:style-name="P29"><text:s text:c="8"/>arr.add(id);</text:p>
        <text:p text:style-name="P29"><text:s text:c="8"/>Gson gson = new Gson();</text:p>
        <text:p text:style-name="P29"><text:s text:c="8"/>String s = gson.toJson(arr);</text:p>
        <text:p text:style-name="P29"><text:tab/><text:tab/>return Response.status(Response.Status.OK).entity(s).build();</text:p>
        <text:p text:style-name="P29"><text:tab/>}<text:tab/></text:p>
        <text:p text:style-name="P29"><text:tab/>@Path("/report/{rid}")</text:p>
        <text:p text:style-name="P29"><text:s text:c="4"/>@GET</text:p>
        <text:p text:style-name="P29"><text:s text:c="4"/>@Produces(MediaType.APPLICATION_JSON)</text:p>
        <text:p text:style-name="P29"><text:tab/>@Consumes(MediaType.APPLICATION_FORM_URLENCODED)</text:p>
        <text:p text:style-name="P29"><text:s text:c="4"/>public Response getReportOptDates(@PathParam("rid") int rid, </text:p>
        <text:p text:style-name="P29"><text:s text:c="4"/><text:tab/><text:tab/>@DefaultValue("") @QueryParam("start_date") String start_date,</text:p>
        <text:p text:style-name="P29"><text:s text:c="4"/><text:tab/><text:tab/>@DefaultValue("") @QueryParam("end_date") String end_date) {</text:p>
        <text:p text:style-name="P29"><text:s text:c="8"/>Gson gson = new GsonBuilder().setPrettyPrinting().create();</text:p>
        <text:p text:style-name="P29"><text:soft-page-break/><text:s text:c="4"/><text:tab/>Calendar calendar = Calendar.getInstance();</text:p>
        <text:p text:style-name="P29"><text:s text:c="8"/>if(rid == 1) {</text:p>
        <text:p text:style-name="P29"><text:s text:c="12"/>if(OrderManager.isCreatedCustomers()) {</text:p>
        <text:p text:style-name="P29"><text:s text:c="16"/>Date today = calendar.getTime();</text:p>
        <text:p text:style-name="P29"><text:tab/> <text:s text:c="7"/><text:tab/>String s = gson.toJson(OrderManager.viewOrdersByDelDate(dateFormat.format(today)));</text:p>
        <text:p text:style-name="P29"><text:tab/> <text:s text:c="11"/>return Response.status(Response.Status.OK).entity(s).build();</text:p>
        <text:p text:style-name="P29"><text:s text:c="12"/>}</text:p>
        <text:p text:style-name="P29"><text:s text:c="12"/>else </text:p>
        <text:p text:style-name="P29"><text:s text:c="12"/><text:tab/>return Response.status(Response.Status.NOT_FOUND).entity("No orders craeted").build();</text:p>
        <text:p text:style-name="P29"><text:s text:c="8"/>}</text:p>
        <text:p text:style-name="P29"><text:s text:c="8"/>else if(rid == 2) {</text:p>
        <text:p text:style-name="P29"><text:s text:c="8"/><text:tab/>calendar.add(Calendar.DAY_OF_YEAR, 1);</text:p>
        <text:p text:style-name="P29"><text:s text:c="12"/>if(OrderManager.isCreatedCustomers()) {</text:p>
        <text:p text:style-name="P29"><text:tab/> <text:s text:c="11"/>Date tomorrow = calendar.getTime();</text:p>
        <text:p text:style-name="P29"><text:tab/> <text:s text:c="7"/><text:tab/>String s = gson.toJson(OrderManager.viewOrdersByDelDate(dateFormat.format(tomorrow)));</text:p>
        <text:p text:style-name="P29"><text:tab/> <text:s text:c="11"/>return Response.status(Response.Status.OK).entity(s).build();</text:p>
        <text:p text:style-name="P29"><text:s text:c="12"/>}</text:p>
        <text:p text:style-name="P29"><text:s text:c="12"/>else </text:p>
        <text:p text:style-name="P29"><text:s text:c="12"/><text:tab/>return Response.status(Response.Status.NOT_FOUND).entity("No orders craeted").build();</text:p>
        <text:p text:style-name="P29"><text:s text:c="8"/>}</text:p>
        <text:p text:style-name="P29"><text:s text:c="8"/>else if(rid == 3) {</text:p>
        <text:p text:style-name="P29"><text:s text:c="8"/><text:tab/>if(start_date.equals("")) {</text:p>
        <text:p text:style-name="P29"><text:s text:c="8"/><text:tab/><text:tab/>start_date = OrderManager.viewOrders()[0].getorder_date();</text:p>
        <text:p text:style-name="P29"><text:s text:c="8"/><text:tab/>}</text:p>
        <text:p text:style-name="P29"><text:s text:c="8"/><text:tab/>if(end_date.equals("")) {</text:p>
        <text:p text:style-name="P29"><text:s text:c="8"/><text:tab/><text:tab/>end_date = dateFormat.format(calendar.getTime());</text:p>
        <text:p text:style-name="P29"><text:s text:c="8"/><text:tab/>}</text:p>
        <text:p text:style-name="P29"><text:s text:c="8"/><text:tab/>String s = gson.toJson(ReportManager.viewReport(start_date, end_date));</text:p>
        <text:p text:style-name="P29"><text:s text:c="12"/>return Response.status(Response.Status.OK).entity(s).build();</text:p>
        <text:p text:style-name="P29"><text:s text:c="8"/>}</text:p>
        <text:p text:style-name="P29"><text:s text:c="8"/>else if(rid == 4) {</text:p>
        <text:p text:style-name="P29"><text:s text:c="8"/><text:tab/>if(!start_date.equals("") &amp;&amp; !end_date.equals("")) {</text:p>
        <text:p text:style-name="P29"><text:tab/> <text:s text:c="7"/><text:tab/>String s = gson.toJson(OrderManager.viewOrdersBwDelDate(start_date, end_date));</text:p>
        <text:p text:style-name="P29"><text:tab/> <text:s text:c="11"/>return Response.status(Response.Status.OK).entity(s).build();</text:p>
        <text:p text:style-name="P29"><text:s text:c="8"/><text:tab/>}</text:p>
        <text:p text:style-name="P29"><text:s text:c="8"/><text:tab/>else </text:p>
        <text:p text:style-name="P29"><text:s text:c="12"/><text:tab/>return Response.status(Response.Status.NOT_FOUND).entity("Must enter dates").build();</text:p>
        <text:p text:style-name="P29"/>
        <text:p text:style-name="P29"><text:s text:c="8"/>}</text:p>
        <text:p text:style-name="P29"><text:s text:c="4"/><text:tab/>return Response.status(Response.Status.NOT_FOUND).entity("Entity not found for ID: " + rid).build();</text:p>
        <text:p text:style-name="P29"><text:s text:c="4"/>}<text:tab/></text:p>
        <text:p text:style-name="P29"><text:tab/>@Path("/admin/menu")</text:p>
        <text:p text:style-name="P29"><text:tab/>@PUT</text:p>
        <text:p text:style-name="P29"><text:tab/>@Produces(MediaType.APPLICATION_JSON)</text:p>
        <text:p text:style-name="P29"><text:tab/>public Response createMenu(String json, @Context UriInfo uriInfo) {</text:p>
        <text:p text:style-name="P29"><text:tab/><text:tab/>Gson gson = new Gson();</text:p>
        <text:p text:style-name="P29"><text:tab/><text:tab/>Menu m = gson.fromJson(json, Menu.class);</text:p>
        <text:p text:style-name="P29"><text:soft-page-break/><text:tab/><text:tab/>int id = MenuManager.addItemToMenu(m);</text:p>
        <text:p text:style-name="P29"><text:tab/><text:tab/>if (id &gt; 0) {</text:p>
        <text:p text:style-name="P29"><text:tab/><text:tab/><text:tab/>JsonObject resp = new JsonObject();</text:p>
        <text:p text:style-name="P29"><text:tab/><text:tab/><text:tab/>resp.addProperty("id", id);</text:p>
        <text:p text:style-name="P29"><text:tab/><text:tab/><text:tab/>String s = gson.toJson(resp); <text:s text:c="3"/></text:p>
        <text:p text:style-name="P29"><text:tab/><text:tab/><text:tab/>UriBuilder builder = uriInfo.getAbsolutePathBuilder();</text:p>
        <text:p text:style-name="P29"><text:tab/><text:tab/><text:tab/>builder.path(Integer.toString(id));</text:p>
        <text:p text:style-name="P29"><text:tab/><text:tab/><text:tab/>return Response.created(builder.build()).entity(s).build();</text:p>
        <text:p text:style-name="P29"><text:tab/><text:tab/>}</text:p>
        <text:p text:style-name="P29"><text:tab/><text:tab/>else</text:p>
        <text:p text:style-name="P29"><text:tab/> <text:s text:c="7"/>return Response.status(Response.Status.NOT_FOUND).entity("ID or count is incorrect").build();</text:p>
        <text:p text:style-name="P29"><text:tab/>}<text:tab/></text:p>
        <text:p text:style-name="P29"><text:tab/>@Path("/admin/menu/{mid}")</text:p>
        <text:p text:style-name="P29"><text:s text:c="4"/>@POST</text:p>
        <text:p text:style-name="P29"><text:s text:c="4"/>@Produces(MediaType.APPLICATION_JSON)</text:p>
        <text:p text:style-name="P29"><text:s text:c="4"/>public Response updatePrice(@PathParam("mid") int mid,</text:p>
        <text:p text:style-name="P29"><text:s text:c="4"/><text:tab/><text:tab/>String json) {</text:p>
        <text:p text:style-name="P29"><text:tab/><text:tab/>JsonObject obj = new Gson().fromJson(json, JsonObject.class);</text:p>
        <text:p text:style-name="P29"><text:s text:c="8"/>double price_per_person = obj.get("price_per_person").getAsDouble();</text:p>
        <text:p text:style-name="P29"><text:s text:c="8"/>if(MenuManager.viewMenuItemByID(mid) != null) {</text:p>
        <text:p text:style-name="P29"><text:s text:c="8"/><text:tab/>MenuManager.modifyItem(mid, price_per_person);</text:p>
        <text:p text:style-name="P29"><text:s text:c="8"/><text:tab/>JsonObject resp = new JsonObject();</text:p>
        <text:p text:style-name="P29"><text:s text:c="4"/><text:tab/><text:tab/>resp.addProperty("id", mid);</text:p>
        <text:p text:style-name="P29"><text:s text:c="4"/><text:tab/><text:tab/>resp.addProperty("price_per_person", price_per_person);</text:p>
        <text:p text:style-name="P29"><text:s text:c="4"/><text:tab/><text:tab/>Gson gson = new Gson();</text:p>
        <text:p text:style-name="P29"><text:s text:c="4"/><text:tab/><text:tab/>String s = gson.toJson(resp);</text:p>
        <text:p text:style-name="P29"><text:tab/> <text:s text:c="7"/>return Response.status(Response.Status.NO_CONTENT).entity(s).build();</text:p>
        <text:p text:style-name="P29"><text:s text:c="8"/>}</text:p>
        <text:p text:style-name="P29"><text:s text:c="8"/>return Response.status(Response.Status.BAD_REQUEST).build();</text:p>
        <text:p text:style-name="P29"><text:tab/>}<text:tab/></text:p>
        <text:p text:style-name="P29"><text:tab/>@Path("/admin/surcharge")</text:p>
        <text:p text:style-name="P29"><text:s text:c="4"/>@GET</text:p>
        <text:p text:style-name="P29"><text:s text:c="4"/>@Produces(MediaType.APPLICATION_JSON)</text:p>
        <text:p text:style-name="P29"><text:s text:c="4"/>public Response getSurcharge() {</text:p>
        <text:p text:style-name="P29"><text:s text:c="8"/>Gson gson = new GsonBuilder().setPrettyPrinting().create();</text:p>
        <text:p text:style-name="P29"><text:s text:c="8"/>JsonObject resp = new JsonObject();</text:p>
        <text:p text:style-name="P29"><text:tab/><text:tab/>resp.addProperty("surcharge", OrderManager.getSurcharge());</text:p>
        <text:p text:style-name="P29"><text:s text:c="8"/>String s = gson.toJson(resp);</text:p>
        <text:p text:style-name="P29"><text:s text:c="8"/>return Response.status(Response.Status.OK).entity(s).build();</text:p>
        <text:p text:style-name="P29"><text:s text:c="4"/>}<text:tab/><text:tab/></text:p>
        <text:p text:style-name="P29"><text:tab/>@Path("/admin/surcharge")</text:p>
        <text:p text:style-name="P29"><text:s text:c="4"/>@POST</text:p>
        <text:p text:style-name="P29"><text:s text:c="4"/>@Produces(MediaType.APPLICATION_JSON)</text:p>
        <text:p text:style-name="P29"><text:s text:c="4"/>public Response updateSurcharge(String json) {</text:p>
        <text:p text:style-name="P29"><text:tab/><text:tab/>if(isValid(json)) { <text:s text:c="3"/></text:p>
        <text:p text:style-name="P29"><text:tab/><text:tab/><text:tab/>JsonObject obj = new Gson().fromJson(json, JsonObject.class);</text:p>
        <text:p text:style-name="P29"><text:tab/> <text:s text:c="7"/>double surcharge = obj.get("surcharge").getAsDouble();</text:p>
        <text:p text:style-name="P29"><text:s text:c="8"/><text:tab/>OrderManager.setSurcharge(surcharge);</text:p>
        <text:p text:style-name="P29"><text:s text:c="8"/><text:tab/>JsonObject resp = new JsonObject();</text:p>
        <text:p text:style-name="P29"><text:s text:c="4"/><text:tab/><text:tab/>resp.addProperty("surcharge", surcharge);</text:p>
        <text:p text:style-name="P29"><text:s text:c="4"/><text:tab/><text:tab/>Gson gson = new Gson();</text:p>
        <text:p text:style-name="P29"><text:s text:c="4"/><text:tab/><text:tab/>String s = gson.toJson(resp);</text:p>
        <text:p text:style-name="P29"><text:tab/> <text:s text:c="7"/>return Response.status(Response.Status.NO_CONTENT).entity(s).build();</text:p>
        <text:p text:style-name="P29"><text:soft-page-break/><text:s text:c="8"/>}</text:p>
        <text:p text:style-name="P29"><text:s text:c="8"/>return Response.status(Response.Status.BAD_REQUEST).build();</text:p>
        <text:p text:style-name="P29"><text:tab/>}<text:tab/></text:p>
        <text:p text:style-name="P29"><text:tab/>public boolean isValid(String json) {</text:p>
        <text:p text:style-name="P29"><text:tab/> <text:s text:c="3"/>try {</text:p>
        <text:p text:style-name="P29"><text:tab/> <text:s text:c="7"/>new JsonParser().parse(json);</text:p>
        <text:p text:style-name="P29"><text:tab/> <text:s text:c="7"/>return true;</text:p>
        <text:p text:style-name="P29"><text:tab/> <text:s text:c="3"/>} catch (JsonSyntaxException jse) {</text:p>
        <text:p text:style-name="P29"><text:tab/> <text:s text:c="7"/>return false;</text:p>
        <text:p text:style-name="P29"><text:tab/> <text:s text:c="3"/>}</text:p>
        <text:p text:style-name="P29"><text:tab/>}</text:p>
        <text:p text:style-name="P29">}</text:p>
      </text:section>
      <text:p text:style-name="P25"/>
      <text:section text:style-name="Sect1" text:name="Section11">
        <text:section-source xlink:href="../TimeIgnoringComparator.java"/>
        <text:p text:style-name="P30">import java.util.Date;</text:p>
        <text:p text:style-name="P30">public class TimeIgnoringComparator {</text:p>
        <text:p text:style-name="P30"><text:tab/>@SuppressWarnings("deprecation")</text:p>
        <text:p text:style-name="P30"><text:tab/>public static int compare(Date d1, Date d2) {</text:p>
        <text:p text:style-name="P30"><text:tab/> <text:s text:c="3"/>if (d1.getYear() != d2.getYear()) </text:p>
        <text:p text:style-name="P30"><text:tab/> <text:s text:c="7"/>return d1.getYear() - d2.getYear();</text:p>
        <text:p text:style-name="P30"><text:tab/> <text:s text:c="3"/>if (d1.getMonth() != d2.getMonth()) </text:p>
        <text:p text:style-name="P30"><text:tab/> <text:s text:c="7"/>return d1.getMonth() - d2.getMonth();</text:p>
        <text:p text:style-name="P30"><text:tab/> <text:s text:c="3"/>return d1.getDate() - d2.getDate();</text:p>
        <text:p text:style-name="P30"><text:tab/> <text:s/>}</text:p>
        <text:p text:style-name="P30">}</text:p>
      </text:section>
      <text:p text:style-name="P25"/>
      <text:section text:style-name="Sect1" text:name="Section12">
        <text:section-source xlink:href="../UniqueIdGenerator.java"/>
        <text:p text:style-name="P31">import java.util.concurrent.atomic.AtomicInteger;</text:p>
        <text:p text:style-name="P31">public class UniqueIdGenerator {</text:p>
        <text:p text:style-name="P31"><text:tab/>static AtomicInteger atomicInteger = new AtomicInteger();</text:p>
        <text:p text:style-name="P31"><text:tab/>static AtomicInteger atomicInteger2 = new AtomicInteger();</text:p>
        <text:p text:style-name="P31"><text:tab/>static AtomicInteger atomicInteger3 = new AtomicInteger();</text:p>
        <text:p text:style-name="P31"><text:s text:c="4"/>public static int getUniqueID() {</text:p>
        <text:p text:style-name="P31"><text:s text:c="8"/>return atomicInteger.incrementAndGet();</text:p>
        <text:p text:style-name="P31"><text:s text:c="4"/>} <text:s text:c="3"/></text:p>
        <text:p text:style-name="P31"><text:s text:c="4"/>public static int getUniqueID2() {</text:p>
        <text:p text:style-name="P31"><text:s text:c="8"/>return atomicInteger2.incrementAndGet();</text:p>
        <text:p text:style-name="P31"><text:s text:c="4"/>} <text:s text:c="3"/></text:p>
        <text:p text:style-name="P31"><text:s text:c="4"/>public static int getUniqueID3() {</text:p>
        <text:p text:style-name="P31"><text:s text:c="8"/>return atomicInteger3.incrementAndGet();</text:p>
        <text:p text:style-name="P31"><text:s text:c="4"/>}</text:p>
        <text:p text:style-name="P31"><text:s text:c="4"/>public static void resetID() {</text:p>
        <text:p text:style-name="P31"><text:s text:c="4"/><text:tab/>atomicInteger.set(0);</text:p>
        <text:p text:style-name="P31"><text:s text:c="4"/>} <text:s text:c="3"/></text:p>
        <text:p text:style-name="P31"><text:s text:c="4"/>public static void resetID2() {</text:p>
        <text:p text:style-name="P31"><text:s text:c="4"/><text:tab/>atomicInteger2.set(0);</text:p>
        <text:p text:style-name="P31"><text:s text:c="4"/>} <text:s text:c="3"/></text:p>
        <text:p text:style-name="P31"><text:s text:c="4"/>public static void resetID3() {</text:p>
        <text:p text:style-name="P31"><text:s text:c="4"/><text:tab/>atomicInteger3.set(0);</text:p>
        <text:p text:style-name="P31"><text:s text:c="4"/>}</text:p>
        <text:p text:style-name="P31">}</text:p>
      </text:section>
      <text:p text:style-name="P25"/>
      <text:p text:style-name="P5">Lines of Code <text:span text:style-name="T3">in unit tests</text:span>:</text:p>
      <text:section text:style-name="Sect1" text:name="Section13">
        <text:section-source xlink:href="../AllTests.java"/>
        <text:p text:style-name="P32">import org.junit.runner.RunWith;</text:p>
        <text:p text:style-name="P32">import org.junit.runners.Suite;</text:p>
        <text:p text:style-name="P32"><text:soft-page-break/>import org.junit.runners.Suite.SuiteClasses;</text:p>
        <text:p text:style-name="P32">import junit.framework.Test;</text:p>
        <text:p text:style-name="P32">import junit.framework.TestSuite;</text:p>
        <text:p text:style-name="P32">@RunWith(Suite.class)</text:p>
        <text:p text:style-name="P32">@SuiteClasses({ CustomerManagerTest.class, CustomerTest.class, MenuManagerTest.class, MenuTest.class,</text:p>
        <text:p text:style-name="P32"><text:tab/><text:tab/>OrderManagerTest.class, OrderTest.class, ReportManagerTest.class, ReportTest.class })</text:p>
        <text:p text:style-name="P32">public class AllTests {</text:p>
        <text:p text:style-name="P32"><text:tab/>public static void main(String args[]) {</text:p>
        <text:p text:style-name="P32"><text:tab/> <text:s text:c="5"/>org.junit.runner.JUnitCore.main("AllTests");</text:p>
        <text:p text:style-name="P32"><text:tab/> <text:s text:c="3"/>}</text:p>
        <text:p text:style-name="P32">}</text:p>
      </text:section>
      <text:p text:style-name="P11"/>
      <text:section text:style-name="Sect1" text:name="Section14">
        <text:section-source xlink:href="../CustomerTest.java"/>
        <text:p text:style-name="P33">import org.junit.Test;</text:p>
        <text:p text:style-name="P33">import static org.junit.Assert.*;</text:p>
        <text:p text:style-name="P33">import org.junit.Before;</text:p>
        <text:p text:style-name="P33">public class CustomerTest {</text:p>
        <text:p text:style-name="P33"><text:tab/>Customer c;<text:tab/></text:p>
        <text:p text:style-name="P33"><text:tab/>@Before</text:p>
        <text:p text:style-name="P33"><text:tab/>public void setUp() throws Exception {</text:p>
        <text:p text:style-name="P33"><text:tab/><text:tab/>c = new Customer();</text:p>
        <text:p text:style-name="P33"><text:tab/>}</text:p>
        <text:p text:style-name="P33"><text:s text:c="4"/>@Test</text:p>
        <text:p text:style-name="P33"><text:s text:c="4"/>public void test_default_name_matches_keyword() {</text:p>
        <text:p text:style-name="P33"><text:s text:c="8"/>assertTrue(c.isMatch_name("Dushyanth Kesavan"));</text:p>
        <text:p text:style-name="P33"><text:s text:c="4"/>} <text:s text:c="3"/></text:p>
        <text:p text:style-name="P33"><text:s text:c="4"/>@Test</text:p>
        <text:p text:style-name="P33"><text:s text:c="4"/>public void test_default_phone_matches_keyword() {</text:p>
        <text:p text:style-name="P33"><text:s text:c="8"/>assertTrue(c.isMatch_phone("480-438-6736"));</text:p>
        <text:p text:style-name="P33"><text:s text:c="4"/>} <text:s text:c="3"/></text:p>
        <text:p text:style-name="P33"><text:s text:c="4"/>@Test</text:p>
        <text:p text:style-name="P33"><text:s text:c="4"/>public void test_default_email_matches_keyword() {</text:p>
        <text:p text:style-name="P33"><text:s text:c="8"/>assertTrue(c.isMatch_email("dkesava1@hawk.iit.edu"));</text:p>
        <text:p text:style-name="P33"><text:s text:c="4"/>}</text:p>
        <text:p text:style-name="P33">}</text:p>
      </text:section>
      <text:p text:style-name="P13"/>
      <text:section text:style-name="Sect1" text:name="Section15">
        <text:section-source xlink:href="../CustomerManagerTest.java"/>
        <text:p text:style-name="P34">import static org.junit.Assert.assertTrue;</text:p>
        <text:p text:style-name="P34">import java.util.ArrayList;</text:p>
        <text:p text:style-name="P34">import java.util.List;</text:p>
        <text:p text:style-name="P34">import org.junit.Before;</text:p>
        <text:p text:style-name="P34">import org.junit.Test;</text:p>
        <text:p text:style-name="P34">public class CustomerManagerTest {<text:tab/></text:p>
        <text:p text:style-name="P34"><text:tab/>@Before</text:p>
        <text:p text:style-name="P34"><text:tab/>public void setUp() throws Exception {</text:p>
        <text:p text:style-name="P34"><text:tab/><text:tab/>MenuManager.createMenu();</text:p>
        <text:p text:style-name="P34"><text:s text:c="4"/><text:tab/>UniqueIdGenerator.resetID();</text:p>
        <text:p text:style-name="P34"><text:tab/><text:tab/>MenuManager.addItemToMenu(new Menu());</text:p>
        <text:p text:style-name="P34"><text:tab/><text:tab/>MenuManager.addItemToMenu(new Menu());</text:p>
        <text:p text:style-name="P34"><text:tab/>}<text:tab/></text:p>
        <text:p text:style-name="P34"><text:tab/>@Test</text:p>
        <text:p text:style-name="P34"><text:tab/>public void test_default_viewCustomers() {<text:tab/><text:tab/></text:p>
        <text:p text:style-name="P34"><text:tab/><text:tab/>List&lt;Order&gt; lineAsList = new ArrayList&lt;Order&gt;();</text:p>
        <text:p text:style-name="P34"><text:s text:c="8"/>lineAsList.add(new Order());</text:p>
        <text:p text:style-name="P34"><text:soft-page-break/><text:s text:c="8"/>Order[] order1 = lineAsList.toArray(new Order[lineAsList.size()]); <text:s text:c="7"/></text:p>
        <text:p text:style-name="P34"><text:tab/><text:tab/>OrderManager.createOrders();</text:p>
        <text:p text:style-name="P34"><text:tab/><text:tab/>OrderManager.createCustomers();</text:p>
        <text:p text:style-name="P34"><text:tab/><text:tab/>UniqueIdGenerator.resetID3();</text:p>
        <text:p text:style-name="P34"><text:s text:c="4"/><text:tab/>UniqueIdGenerator.resetID2(); <text:s text:c="3"/><text:tab/></text:p>
        <text:p text:style-name="P34"><text:tab/><text:tab/>OrderManager.addOrderToOrders(new Order());</text:p>
        <text:p text:style-name="P34"><text:tab/><text:tab/>Customer[] cust = CustomerManager.viewCustomers();</text:p>
        <text:p text:style-name="P34"><text:tab/><text:tab/>assertTrue(cust[0].equals(order1[0].getpersonal_info()));<text:tab/></text:p>
        <text:p text:style-name="P34"><text:tab/>}<text:tab/></text:p>
        <text:p text:style-name="P34"><text:tab/>@Test</text:p>
        <text:p text:style-name="P34"><text:tab/>public void test_default_viewCustomersByID() {</text:p>
        <text:p text:style-name="P34"><text:tab/><text:tab/>OrderManager.createOrders();</text:p>
        <text:p text:style-name="P34"><text:tab/><text:tab/>OrderManager.createCustomers();</text:p>
        <text:p text:style-name="P34"><text:tab/><text:tab/>UniqueIdGenerator.resetID3();</text:p>
        <text:p text:style-name="P34"><text:s text:c="4"/><text:tab/>UniqueIdGenerator.resetID2(); <text:s text:c="3"/><text:tab/></text:p>
        <text:p text:style-name="P34"><text:tab/><text:tab/>Order o1 = new Order();<text:tab/><text:tab/></text:p>
        <text:p text:style-name="P34"><text:tab/><text:tab/>MenuManager.createMenu();</text:p>
        <text:p text:style-name="P34"><text:s text:c="4"/><text:tab/>UniqueIdGenerator.resetID();</text:p>
        <text:p text:style-name="P34"><text:tab/><text:tab/>MenuManager.addItemToMenu(new Menu());</text:p>
        <text:p text:style-name="P34"><text:tab/><text:tab/>MenuManager.addItemToMenu(new Menu());</text:p>
        <text:p text:style-name="P34"><text:tab/><text:tab/>OrderManager.createOrders();</text:p>
        <text:p text:style-name="P34"><text:tab/><text:tab/>OrderManager.createCustomers();</text:p>
        <text:p text:style-name="P34"><text:tab/><text:tab/>UniqueIdGenerator.resetID3();</text:p>
        <text:p text:style-name="P34"><text:s text:c="4"/><text:tab/>UniqueIdGenerator.resetID2(); <text:s text:c="3"/><text:tab/></text:p>
        <text:p text:style-name="P34"><text:s text:c="4"/><text:tab/>Order o2 = new Order();</text:p>
        <text:p text:style-name="P35"><text:tab/><text:tab/>OrderManager.addOrderToOrders(o2);</text:p>
        <text:p text:style-name="P35">assertTrue(o1.getpersonal_info().equals(CustomerManager.viewCustomersByID(o2.getpersonal_info().getCid())));</text:p>
        <text:p text:style-name="P34"><text:tab/>}<text:tab/></text:p>
        <text:p text:style-name="P34"><text:tab/>@Test</text:p>
        <text:p text:style-name="P34"><text:tab/>public void test_default_viewCustomersByKeyword() {<text:tab/><text:tab/> <text:s text:c="7"/><text:tab/><text:tab/></text:p>
        <text:p text:style-name="P34"><text:tab/><text:tab/>OrderManager.createOrders();</text:p>
        <text:p text:style-name="P34"><text:tab/><text:tab/>OrderManager.createCustomers();</text:p>
        <text:p text:style-name="P34"><text:tab/><text:tab/>UniqueIdGenerator.resetID3();</text:p>
        <text:p text:style-name="P34"><text:s text:c="4"/><text:tab/>UniqueIdGenerator.resetID2(); <text:s text:c="3"/><text:tab/></text:p>
        <text:p text:style-name="P34"><text:tab/><text:tab/>OrderManager.addOrderToOrders(new Order());</text:p>
        <text:p text:style-name="P34"><text:tab/><text:tab/>OrderManager.addOrderToOrders(new Order());</text:p>
        <text:p text:style-name="P35"><text:tab/><text:tab/>Order[] order2 = OrderManager.viewOrders();</text:p>
        <text:p text:style-name="P35">assertTrue(order2[0].getpersonal_info().equals(CustomerManager.viewCustomersByKeyword("Dush")[0]));</text:p>
        <text:p text:style-name="P34"><text:tab/>}</text:p>
        <text:p text:style-name="P34">}</text:p>
      </text:section>
      <text:p text:style-name="P13"/>
      <text:section text:style-name="Sect1" text:name="Section16">
        <text:section-source xlink:href="../MenuTest.java"/>
        <text:p text:style-name="P36">import org.junit.Before;</text:p>
        <text:p text:style-name="P36">import org.junit.Test;</text:p>
        <text:p text:style-name="P36">import static org.junit.Assert.*;</text:p>
        <text:p text:style-name="P36">import java.util.ArrayList;</text:p>
        <text:p text:style-name="P36">import java.util.LinkedHashMap;</text:p>
        <text:p text:style-name="P36">import java.util.List;</text:p>
        <text:p text:style-name="P36">import java.util.Map;</text:p>
        <text:p text:style-name="P36">public class MenuTest {</text:p>
        <text:p text:style-name="P36"><text:tab/>Menu m;<text:tab/></text:p>
        <text:p text:style-name="P36"><text:tab/>@Before</text:p>
        <text:p text:style-name="P36"><text:s text:c="4"/>public void setUp() throws Exception {</text:p>
        <text:p text:style-name="P36"><text:soft-page-break/><text:s text:c="8"/>m = new Menu();</text:p>
        <text:p text:style-name="P36"><text:s text:c="4"/>}<text:tab/></text:p>
        <text:p text:style-name="P36"><text:s text:c="4"/>@Test</text:p>
        <text:p text:style-name="P36"><text:s text:c="4"/>public void test_default_name_matches_keyword() {</text:p>
        <text:p text:style-name="P36"><text:s text:c="8"/>assertTrue(m.isMatch_name("Veg Stir Fry"));</text:p>
        <text:p text:style-name="P36"><text:s text:c="4"/>} <text:s text:c="3"/></text:p>
        <text:p text:style-name="P36"><text:s text:c="4"/>@Test</text:p>
        <text:p text:style-name="P36"><text:s text:c="4"/>public void test_default_price_per_person_matches_keyword() {</text:p>
        <text:p text:style-name="P36"><text:s text:c="8"/>assertTrue(m.isMatch_price_per_person(12.99));</text:p>
        <text:p text:style-name="P36"><text:s text:c="4"/>} <text:s text:c="3"/></text:p>
        <text:p text:style-name="P36"><text:s text:c="4"/>@Test</text:p>
        <text:p text:style-name="P36"><text:s text:c="4"/>public void test_false_price_per_person_matches_keyword() {</text:p>
        <text:p text:style-name="P36"><text:s text:c="8"/>assertFalse(m.isMatch_price_per_person(12.00));</text:p>
        <text:p text:style-name="P36"><text:s text:c="4"/>} <text:s text:c="3"/></text:p>
        <text:p text:style-name="P36"><text:s text:c="4"/>@Test</text:p>
        <text:p text:style-name="P36"><text:s text:c="4"/>public void test_default_minimumCount_matches_keyword() {</text:p>
        <text:p text:style-name="P36"><text:s text:c="8"/>assertTrue(m.isMatch_minimum_order(2));</text:p>
        <text:p text:style-name="P36"><text:s text:c="4"/>} <text:s text:c="3"/></text:p>
        <text:p text:style-name="P36"><text:s text:c="4"/>@Test</text:p>
        <text:p text:style-name="P36"><text:s text:c="4"/>public void test_false_minimumCount_matches_keyword() {</text:p>
        <text:p text:style-name="P36"><text:s text:c="8"/>assertFalse(m.isMatch_minimum_order(5));</text:p>
        <text:p text:style-name="P36"><text:s text:c="4"/>} <text:s text:c="3"/></text:p>
        <text:p text:style-name="P36"><text:s text:c="4"/>@Test</text:p>
        <text:p text:style-name="P36"><text:s text:c="4"/>public void test_default_categories_matches_keyword() {</text:p>
        <text:p text:style-name="P36"><text:s text:c="4"/><text:tab/>List&lt;Map&lt;String, Object&gt;&gt; myCategories = new ArrayList&lt;Map&lt;String, Object&gt;&gt;();</text:p>
        <text:p text:style-name="P36"><text:s text:c="8"/>Map&lt;String, Object&gt; cat1 = new LinkedHashMap&lt;String, Object&gt;();</text:p>
        <text:p text:style-name="P36"><text:tab/><text:tab/>cat1.put("name", "Vegetarian");</text:p>
        <text:p text:style-name="P36"><text:tab/><text:tab/>myCategories.add(cat1);<text:tab/><text:tab/></text:p>
        <text:p text:style-name="P36"><text:tab/><text:tab/>Map&lt;String, Object&gt; cat2 = new LinkedHashMap&lt;String, Object&gt;();</text:p>
        <text:p text:style-name="P36"><text:tab/><text:tab/>cat2.put("name", "Organic");</text:p>
        <text:p text:style-name="P36"><text:tab/><text:tab/>myCategories.add(cat2);</text:p>
        <text:p text:style-name="P36"><text:s text:c="8"/>assertTrue(m.isMatch_categories(myCategories));</text:p>
        <text:p text:style-name="P36"><text:s text:c="4"/>}</text:p>
        <text:p text:style-name="P36">}</text:p>
      </text:section>
      <text:p text:style-name="P13"/>
      <text:section text:style-name="Sect1" text:name="Section17">
        <text:section-source xlink:href="../MenuManagerTest.java"/>
        <text:p text:style-name="P37">import static org.junit.Assert.*;</text:p>
        <text:p text:style-name="P37">import java.util.ArrayList;</text:p>
        <text:p text:style-name="P37">import java.util.Arrays;</text:p>
        <text:p text:style-name="P37">import java.util.List;</text:p>
        <text:p text:style-name="P37">import org.junit.Before;</text:p>
        <text:p text:style-name="P37">import org.junit.Test;</text:p>
        <text:p text:style-name="P37">public class MenuManagerTest {</text:p>
        <text:p text:style-name="P37"><text:tab/>@Before</text:p>
        <text:p text:style-name="P37"><text:tab/>public void setUp() throws Exception {</text:p>
        <text:p text:style-name="P37"><text:tab/><text:tab/>MenuManager.createMenu();</text:p>
        <text:p text:style-name="P37"><text:s text:c="4"/><text:tab/>UniqueIdGenerator.resetID();</text:p>
        <text:p text:style-name="P37"><text:tab/>}<text:tab/></text:p>
        <text:p text:style-name="P37"><text:tab/>@Test</text:p>
        <text:p text:style-name="P37"><text:tab/>public void test_default_addItemToMenu() {<text:tab/><text:tab/></text:p>
        <text:p text:style-name="P37"><text:tab/><text:tab/>Menu m = new Menu();</text:p>
        <text:p text:style-name="P37"><text:tab/><text:tab/>assertTrue(MenuManager.addItemToMenu(m) == 1);</text:p>
        <text:p text:style-name="P37"><text:tab/>}<text:tab/></text:p>
        <text:p text:style-name="P37"><text:tab/>@Test</text:p>
        <text:p text:style-name="P37"><text:soft-page-break/><text:tab/>public void test_default_viewMenu() {</text:p>
        <text:p text:style-name="P37"><text:s text:c="8"/>List&lt;Menu&gt; lineAsList = new ArrayList&lt;Menu&gt;();</text:p>
        <text:p text:style-name="P37"><text:s text:c="8"/>lineAsList.add(new Menu());</text:p>
        <text:p text:style-name="P37"><text:s text:c="8"/>lineAsList.add(new Menu());</text:p>
        <text:p text:style-name="P37"><text:s text:c="8"/>Menu[] menu1 = lineAsList.toArray(new Menu[lineAsList.size()]); <text:s text:c="7"/></text:p>
        <text:p text:style-name="P37"><text:tab/><text:tab/>MenuManager.createMenu();</text:p>
        <text:p text:style-name="P37"><text:s text:c="4"/><text:tab/>UniqueIdGenerator.resetID();</text:p>
        <text:p text:style-name="P37"><text:tab/><text:tab/>MenuManager.addItemToMenu(new Menu());</text:p>
        <text:p text:style-name="P37"><text:tab/><text:tab/>MenuManager.addItemToMenu(new Menu());</text:p>
        <text:p text:style-name="P37"><text:tab/><text:tab/>Menu[] menu2 = MenuManager.viewMenu();</text:p>
        <text:p text:style-name="P37"><text:tab/><text:tab/>assertTrue(Arrays.equals(menu1, menu2));</text:p>
        <text:p text:style-name="P37"><text:tab/>}<text:tab/></text:p>
        <text:p text:style-name="P37"><text:tab/>@Test</text:p>
        <text:p text:style-name="P37"><text:tab/>public void test_default_viewMenuItemByID() {</text:p>
        <text:p text:style-name="P37"><text:tab/><text:tab/>Menu m1 = new Menu();<text:tab/><text:tab/></text:p>
        <text:p text:style-name="P37"><text:tab/><text:tab/>MenuManager.createMenu();</text:p>
        <text:p text:style-name="P37"><text:s text:c="4"/><text:tab/>UniqueIdGenerator.resetID();</text:p>
        <text:p text:style-name="P37"><text:tab/><text:tab/>Menu m2 = new Menu();</text:p>
        <text:p text:style-name="P37"><text:tab/><text:tab/>MenuManager.addItemToMenu(m2);</text:p>
        <text:p text:style-name="P37"><text:tab/><text:tab/>assertTrue(m1.equals(MenuManager.viewMenuItemByID(m2.getMid())));<text:tab/><text:tab/></text:p>
        <text:p text:style-name="P37"><text:tab/>}<text:tab/></text:p>
        <text:p text:style-name="P37"><text:tab/>@Test</text:p>
        <text:p text:style-name="P37"><text:tab/>public void test_default_modifyItem() {</text:p>
        <text:p text:style-name="P37"><text:tab/><text:tab/>Menu m2 = new Menu();</text:p>
        <text:p text:style-name="P37"><text:tab/><text:tab/>MenuManager.addItemToMenu(m2);</text:p>
        <text:p text:style-name="P37"><text:tab/><text:tab/>MenuManager.modifyItem(m2.getMid(), 15.99);</text:p>
        <text:p text:style-name="P37"><text:tab/><text:tab/>assertTrue(MenuManager.viewMenuItemByID(m2.getMid()).getPrice() == 15.99);</text:p>
        <text:p text:style-name="P37"><text:tab/>}</text:p>
        <text:p text:style-name="P37">}</text:p>
        <text:p text:style-name="P37"><text:s text:c="8"/></text:p>
      </text:section>
      <text:p text:style-name="P13"/>
      <text:section text:style-name="Sect1" text:name="Section18">
        <text:section-source xlink:href="../OrderTest.java"/>
        <text:p text:style-name="P38">import static org.junit.Assert.*;</text:p>
        <text:p text:style-name="P38">import java.util.ArrayList;</text:p>
        <text:p text:style-name="P38">import java.util.LinkedHashMap;</text:p>
        <text:p text:style-name="P38">import java.util.List;</text:p>
        <text:p text:style-name="P38">import java.util.Map;</text:p>
        <text:p text:style-name="P38">import org.junit.Before;</text:p>
        <text:p text:style-name="P38">import org.junit.Test;</text:p>
        <text:p text:style-name="P38">public class OrderTest {</text:p>
        <text:p text:style-name="P38"><text:tab/>Order o;<text:tab/></text:p>
        <text:p text:style-name="P38"><text:tab/>@Before</text:p>
        <text:p text:style-name="P38"><text:s text:c="4"/>public void setUp() throws Exception {</text:p>
        <text:p text:style-name="P38"><text:s text:c="8"/>o = new Order();</text:p>
        <text:p text:style-name="P38"><text:s text:c="4"/>}<text:tab/></text:p>
        <text:p text:style-name="P38"><text:tab/>@Test</text:p>
        <text:p text:style-name="P38"><text:tab/>public void test_default_delivery_date_matches_keyword() {</text:p>
        <text:p text:style-name="P38"><text:tab/><text:tab/>assertTrue(o.isMatch_delivery_date("20160911"));</text:p>
        <text:p text:style-name="P38"><text:tab/>}</text:p>
        <text:p text:style-name="P38"><text:tab/>@Test</text:p>
        <text:p text:style-name="P38"><text:tab/>public void test_default_delivery_address_matches_keyword() {</text:p>
        <text:p text:style-name="P38"><text:tab/><text:tab/>assertTrue(o.isMatch_delivery_address("10 West 31st ST,Chicago IL 60616"));</text:p>
        <text:p text:style-name="P38"><text:tab/>}</text:p>
        <text:p text:style-name="P38"><text:soft-page-break/><text:tab/>@Test</text:p>
        <text:p text:style-name="P38"><text:tab/>public void test_default__note_matches_keyword() {</text:p>
        <text:p text:style-name="P38"><text:tab/><text:tab/>assertTrue(o.isMatch_note("Room SB-214"));</text:p>
        <text:p text:style-name="P38"><text:tab/>}<text:tab/></text:p>
        <text:p text:style-name="P38"><text:tab/>@Test</text:p>
        <text:p text:style-name="P38"><text:tab/>public void test_default_order_detail_matches_keyword() {</text:p>
        <text:p text:style-name="P38"><text:tab/><text:tab/>List&lt;Map&lt;String, Object&gt;&gt; myorder_detail = new ArrayList&lt;Map&lt;String, Object&gt;&gt;();</text:p>
        <text:p text:style-name="P38"/>
        <text:p text:style-name="P38"><text:tab/><text:tab/>Map&lt;String, Object&gt; item1 = new LinkedHashMap&lt;String, Object&gt;();</text:p>
        <text:p text:style-name="P38"><text:tab/><text:tab/>item1.put("id", 2);</text:p>
        <text:p text:style-name="P38"><text:tab/><text:tab/>item1.put("count", 30);</text:p>
        <text:p text:style-name="P38"><text:tab/><text:tab/>myorder_detail.add(item1);<text:tab/><text:tab/></text:p>
        <text:p text:style-name="P38"><text:tab/><text:tab/>Map&lt;String, Object&gt; item2 = new LinkedHashMap&lt;String, Object&gt;();</text:p>
        <text:p text:style-name="P38"><text:tab/><text:tab/>item2.put("id", 1);</text:p>
        <text:p text:style-name="P38"><text:tab/><text:tab/>item2.put("count", 24);</text:p>
        <text:p text:style-name="P38"><text:tab/><text:tab/>myorder_detail.add(item2);</text:p>
        <text:p text:style-name="P38"><text:tab/><text:tab/>assertTrue(o.isMatch_order_detail(myorder_detail));</text:p>
        <text:p text:style-name="P38"><text:tab/>}</text:p>
        <text:p text:style-name="P38">}</text:p>
      </text:section>
      <text:p text:style-name="P13"/>
      <text:section text:style-name="Sect1" text:name="Section19">
        <text:section-source xlink:href="../OrderManagerTest.java"/>
        <text:p text:style-name="P39">import static org.junit.Assert.assertTrue;</text:p>
        <text:p text:style-name="P39">import java.util.ArrayList;</text:p>
        <text:p text:style-name="P39">import java.util.List;</text:p>
        <text:p text:style-name="P39">import org.junit.Before;</text:p>
        <text:p text:style-name="P39">import org.junit.Test;</text:p>
        <text:p text:style-name="P39">public class OrderManagerTest {<text:tab/></text:p>
        <text:p text:style-name="P39"><text:tab/>@Before</text:p>
        <text:p text:style-name="P39"><text:tab/>public void setUp() throws Exception {</text:p>
        <text:p text:style-name="P39"><text:tab/><text:tab/>MenuManager.createMenu();</text:p>
        <text:p text:style-name="P39"><text:s text:c="4"/><text:tab/>UniqueIdGenerator.resetID();</text:p>
        <text:p text:style-name="P39"><text:tab/><text:tab/>MenuManager.addItemToMenu(new Menu());</text:p>
        <text:p text:style-name="P39"><text:tab/><text:tab/>MenuManager.addItemToMenu(new Menu());</text:p>
        <text:p text:style-name="P39"><text:tab/>}<text:tab/></text:p>
        <text:p text:style-name="P39"><text:tab/>@Test</text:p>
        <text:p text:style-name="P39"><text:tab/>public void test_default_addOrderToOrders() {</text:p>
        <text:p text:style-name="P39"><text:tab/><text:tab/>Order o = new Order();</text:p>
        <text:p text:style-name="P39"><text:tab/><text:tab/>OrderManager.createOrders();</text:p>
        <text:p text:style-name="P39"><text:tab/><text:tab/>OrderManager.createCustomers();</text:p>
        <text:p text:style-name="P39"><text:s text:c="4"/><text:tab/>UniqueIdGenerator.resetID3();</text:p>
        <text:p text:style-name="P39"><text:s text:c="4"/><text:tab/>UniqueIdGenerator.resetID2();</text:p>
        <text:p text:style-name="P39"><text:tab/><text:tab/>assertTrue(OrderManager.addOrderToOrders(o) == 1);</text:p>
        <text:p text:style-name="P39"><text:tab/>}<text:tab/></text:p>
        <text:p text:style-name="P39"><text:tab/>@Test</text:p>
        <text:p text:style-name="P39"><text:tab/>public void test_default_cancelOrder() {</text:p>
        <text:p text:style-name="P39"><text:tab/><text:tab/>Order o = new Order();</text:p>
        <text:p text:style-name="P39"><text:tab/><text:tab/>OrderManager.createOrders();</text:p>
        <text:p text:style-name="P39"><text:tab/><text:tab/>OrderManager.createCustomers();</text:p>
        <text:p text:style-name="P39"><text:tab/><text:tab/>UniqueIdGenerator.resetID3();</text:p>
        <text:p text:style-name="P39"><text:s text:c="4"/><text:tab/>UniqueIdGenerator.resetID2(); <text:s text:c="3"/><text:tab/></text:p>
        <text:p text:style-name="P39"><text:tab/><text:tab/>OrderManager.addOrderToOrders(o);</text:p>
        <text:p text:style-name="P39"><text:tab/><text:tab/>OrderManager.cancelOrder(o.getOid());</text:p>
        <text:p text:style-name="P39"><text:tab/><text:tab/><text:soft-page-break/>assertTrue(OrderManager.viewOrdersByID(o.getOid()).getStatus().equals("cancelled"));</text:p>
        <text:p text:style-name="P39"><text:tab/>}<text:tab/></text:p>
        <text:p text:style-name="P39"><text:tab/>@Test</text:p>
        <text:p text:style-name="P39"><text:tab/>public void test_default_viewOrders() {<text:tab/><text:tab/></text:p>
        <text:p text:style-name="P39"><text:tab/><text:tab/>List&lt;Order&gt; lineAsList = new ArrayList&lt;Order&gt;();</text:p>
        <text:p text:style-name="P39"><text:s text:c="8"/>lineAsList.add(new Order());</text:p>
        <text:p text:style-name="P39"><text:s text:c="8"/>lineAsList.add(new Order());</text:p>
        <text:p text:style-name="P39"><text:s text:c="8"/>Order[] order1 = lineAsList.toArray(new Order[lineAsList.size()]); <text:s text:c="7"/></text:p>
        <text:p text:style-name="P39"><text:tab/><text:tab/>OrderManager.createOrders();</text:p>
        <text:p text:style-name="P39"><text:tab/><text:tab/>OrderManager.createCustomers();</text:p>
        <text:p text:style-name="P39"><text:tab/><text:tab/>UniqueIdGenerator.resetID3();</text:p>
        <text:p text:style-name="P39"><text:s text:c="4"/><text:tab/>UniqueIdGenerator.resetID2(); <text:s text:c="3"/><text:tab/></text:p>
        <text:p text:style-name="P39"><text:tab/><text:tab/>OrderManager.addOrderToOrders(new Order());</text:p>
        <text:p text:style-name="P39"><text:tab/><text:tab/>OrderManager.addOrderToOrders(new Order());</text:p>
        <text:p text:style-name="P39"><text:tab/><text:tab/>Order[] order2 = OrderManager.viewOrders();</text:p>
        <text:p text:style-name="P39"><text:tab/><text:tab/>assertTrue(order1[0].equals(order2[0]));</text:p>
        <text:p text:style-name="P39"><text:tab/><text:tab/>assertTrue(order1[1].equals(order2[1]));<text:tab/></text:p>
        <text:p text:style-name="P39"><text:tab/>}<text:tab/></text:p>
        <text:p text:style-name="P39"><text:tab/>@Test</text:p>
        <text:p text:style-name="P39"><text:tab/>public void test_default_viewOrdersByID() {</text:p>
        <text:p text:style-name="P39"><text:tab/><text:tab/>OrderManager.createOrders();</text:p>
        <text:p text:style-name="P39"><text:tab/><text:tab/>OrderManager.createCustomers();</text:p>
        <text:p text:style-name="P39"><text:tab/><text:tab/>UniqueIdGenerator.resetID3();</text:p>
        <text:p text:style-name="P39"><text:s text:c="4"/><text:tab/>UniqueIdGenerator.resetID2(); <text:s text:c="3"/><text:tab/></text:p>
        <text:p text:style-name="P39"><text:tab/><text:tab/>Order o1 = new Order();<text:tab/><text:tab/></text:p>
        <text:p text:style-name="P39"><text:tab/><text:tab/>MenuManager.createMenu();</text:p>
        <text:p text:style-name="P39"><text:s text:c="4"/><text:tab/>UniqueIdGenerator.resetID();</text:p>
        <text:p text:style-name="P39"><text:tab/><text:tab/>MenuManager.addItemToMenu(new Menu());</text:p>
        <text:p text:style-name="P39"><text:tab/><text:tab/>MenuManager.addItemToMenu(new Menu());</text:p>
        <text:p text:style-name="P39"><text:tab/><text:tab/>OrderManager.createOrders();</text:p>
        <text:p text:style-name="P39"><text:tab/><text:tab/>OrderManager.createCustomers();</text:p>
        <text:p text:style-name="P39"><text:tab/><text:tab/>UniqueIdGenerator.resetID3();</text:p>
        <text:p text:style-name="P39"><text:s text:c="4"/><text:tab/>UniqueIdGenerator.resetID2(); <text:s text:c="3"/><text:tab/></text:p>
        <text:p text:style-name="P39"><text:s text:c="4"/><text:tab/>Order o2 = new Order();</text:p>
        <text:p text:style-name="P39"><text:tab/><text:tab/>OrderManager.addOrderToOrders(o2);</text:p>
        <text:p text:style-name="P39"><text:tab/><text:tab/>assertTrue(o1.equals(OrderManager.viewOrdersByID(o2.getOid())));<text:tab/><text:tab/></text:p>
        <text:p text:style-name="P39"><text:tab/>}<text:tab/></text:p>
        <text:p text:style-name="P39"><text:tab/>@Test</text:p>
        <text:p text:style-name="P39"><text:tab/>public void test_default_viewOrdersByDelDate() {<text:tab/><text:tab/></text:p>
        <text:p text:style-name="P39"><text:tab/><text:tab/>List&lt;Order&gt; lineAsList = new ArrayList&lt;Order&gt;();</text:p>
        <text:p text:style-name="P39"><text:s text:c="8"/>lineAsList.add(new Order());</text:p>
        <text:p text:style-name="P39"><text:s text:c="8"/>lineAsList.add(new Order());</text:p>
        <text:p text:style-name="P39"><text:s text:c="8"/>Order[] order1 = lineAsList.toArray(new Order[lineAsList.size()]); <text:s text:c="7"/><text:tab/><text:tab/></text:p>
        <text:p text:style-name="P39"><text:tab/><text:tab/>OrderManager.createOrders();</text:p>
        <text:p text:style-name="P39"><text:tab/><text:tab/>OrderManager.createCustomers();</text:p>
        <text:p text:style-name="P39"><text:tab/><text:tab/>UniqueIdGenerator.resetID3();</text:p>
        <text:p text:style-name="P39"><text:s text:c="4"/><text:tab/>UniqueIdGenerator.resetID2(); <text:s text:c="3"/><text:tab/></text:p>
        <text:p text:style-name="P39"><text:tab/><text:tab/>OrderManager.addOrderToOrders(new Order());</text:p>
        <text:p text:style-name="P39"><text:tab/><text:tab/>OrderManager.addOrderToOrders(new Order());</text:p>
        <text:p text:style-name="P40"><text:tab/><text:tab/>Order[] order2 = OrderManager.viewOrders();</text:p>
        <text:p text:style-name="P40">assertTrue(order1[0].equals(OrderManager.viewOrdersByDelDate(order2[0].getdelivery_date())[0]));</text:p>
        <text:p text:style-name="P40">assertTrue(order1[1].equals(OrderManager.viewOrdersByDelDate(order2[1].getdelivery_<text:soft-page-break/>date())[1]));</text:p>
        <text:p text:style-name="P39"><text:tab/>}<text:tab/></text:p>
        <text:p text:style-name="P39"><text:tab/>@Test</text:p>
        <text:p text:style-name="P39"><text:tab/>public void test_default_viewOrdersBwDelDate() {<text:tab/><text:tab/></text:p>
        <text:p text:style-name="P39"><text:tab/><text:tab/>List&lt;Order&gt; lineAsList = new ArrayList&lt;Order&gt;();</text:p>
        <text:p text:style-name="P39"><text:s text:c="8"/>lineAsList.add(new Order());</text:p>
        <text:p text:style-name="P39"><text:s text:c="8"/>lineAsList.add(new Order());</text:p>
        <text:p text:style-name="P39"><text:s text:c="8"/>Order[] order1 = lineAsList.toArray(new Order[lineAsList.size()]); <text:s text:c="7"/><text:tab/><text:tab/></text:p>
        <text:p text:style-name="P39"><text:tab/><text:tab/>OrderManager.createOrders();</text:p>
        <text:p text:style-name="P39"><text:tab/><text:tab/>OrderManager.createCustomers();</text:p>
        <text:p text:style-name="P39"><text:tab/><text:tab/>UniqueIdGenerator.resetID3();</text:p>
        <text:p text:style-name="P39"><text:s text:c="4"/><text:tab/>UniqueIdGenerator.resetID2(); <text:s text:c="3"/><text:tab/></text:p>
        <text:p text:style-name="P39"><text:tab/><text:tab/>OrderManager.addOrderToOrders(new Order());</text:p>
        <text:p text:style-name="P39"><text:tab/><text:tab/>OrderManager.addOrderToOrders(new Order());</text:p>
        <text:p text:style-name="P39"><text:tab/><text:tab/>Order[] order2 = OrderManager.viewOrdersBwDelDate("20160901", "20160930");</text:p>
        <text:p text:style-name="P39"><text:tab/><text:tab/>assertTrue(order1[0].equals(order2[0]));</text:p>
        <text:p text:style-name="P39"><text:tab/>}<text:tab/></text:p>
        <text:p text:style-name="P39"><text:tab/>@Test</text:p>
        <text:p text:style-name="P39"><text:tab/>public void test_default_getSurcharge() {</text:p>
        <text:p text:style-name="P39"><text:tab/><text:tab/>assertTrue(OrderManager.getSurcharge() == 0.0);</text:p>
        <text:p text:style-name="P39"><text:tab/>}<text:tab/></text:p>
        <text:p text:style-name="P39"><text:tab/>@Test</text:p>
        <text:p text:style-name="P39"><text:tab/>public void test_default_setSurcharge() {</text:p>
        <text:p text:style-name="P39"><text:tab/><text:tab/>OrderManager.setSurcharge(10.0);</text:p>
        <text:p text:style-name="P39"><text:tab/><text:tab/>assertTrue(OrderManager.getSurcharge() == 10.0);</text:p>
        <text:p text:style-name="P39"><text:tab/><text:tab/>OrderManager.setSurcharge(0.0);</text:p>
        <text:p text:style-name="P39"><text:tab/>}</text:p>
        <text:p text:style-name="P39">}</text:p>
      </text:section>
      <text:p text:style-name="P13"/>
      <text:section text:style-name="Sect1" text:name="Section20">
        <text:section-source xlink:href="../ReportTest.java"/>
        <text:p text:style-name="P41">import static org.junit.Assert.*;</text:p>
        <text:p text:style-name="P41">import org.junit.Before;</text:p>
        <text:p text:style-name="P41">import org.junit.Test;</text:p>
        <text:p text:style-name="P41">public class ReportTest {</text:p>
        <text:p text:style-name="P41"><text:tab/>Report r;<text:tab/></text:p>
        <text:p text:style-name="P41"><text:tab/>@Before</text:p>
        <text:p text:style-name="P41"><text:tab/>public void setUp() {</text:p>
        <text:p text:style-name="P41"><text:tab/><text:tab/>r = new Report();</text:p>
        <text:p text:style-name="P41"><text:tab/>}<text:tab/></text:p>
        <text:p text:style-name="P41"><text:tab/>@Test</text:p>
        <text:p text:style-name="P41"><text:tab/>public void test_default_start_date_matches_keyword() {</text:p>
        <text:p text:style-name="P41"><text:tab/><text:tab/>assertTrue(r.isMatch_start_date("20160401"));</text:p>
        <text:p text:style-name="P41"><text:tab/>}<text:tab/></text:p>
        <text:p text:style-name="P41"><text:tab/>@Test</text:p>
        <text:p text:style-name="P41"><text:tab/>public void test_default_end_date_matches_keyword() {</text:p>
        <text:p text:style-name="P41"><text:tab/><text:tab/>assertTrue(r.isMatch_end_date("20160530"));</text:p>
        <text:p text:style-name="P41"><text:tab/>}<text:tab/></text:p>
        <text:p text:style-name="P41"><text:tab/>@Test</text:p>
        <text:p text:style-name="P41"><text:tab/>public void test_default_order_count_matches_keyword() {</text:p>
        <text:p text:style-name="P41"><text:tab/><text:tab/>assertTrue(r.isMatch_order_count(2));</text:p>
        <text:p text:style-name="P41"><text:tab/>}<text:tab/></text:p>
        <text:p text:style-name="P41"><text:tab/>@Test</text:p>
        <text:p text:style-name="P41"><text:tab/>public void test_false_order_count_mathes_keyword() {</text:p>
        <text:p text:style-name="P41"><text:tab/><text:tab/>assertFalse(r.isMatch_order_count(10));</text:p>
        <text:p text:style-name="P41"><text:soft-page-break/><text:tab/>}<text:tab/></text:p>
        <text:p text:style-name="P41"><text:tab/>@Test</text:p>
        <text:p text:style-name="P41"><text:tab/>public void test_default_food_revenue_matches_keyword() {</text:p>
        <text:p text:style-name="P41"><text:tab/><text:tab/>assertTrue(r.isMatch_food_revenue(1402.92));</text:p>
        <text:p text:style-name="P41"><text:tab/>}<text:tab/></text:p>
        <text:p text:style-name="P41"><text:tab/>@Test</text:p>
        <text:p text:style-name="P41"><text:tab/>public void test_false_food_revenue_matches_keyword() {</text:p>
        <text:p text:style-name="P41"><text:tab/><text:tab/>assertFalse(r.isMatch_food_revenue(1400.90));</text:p>
        <text:p text:style-name="P41"><text:tab/>}<text:tab/></text:p>
        <text:p text:style-name="P41"><text:tab/>@Test</text:p>
        <text:p text:style-name="P41"><text:tab/>public void test_default_surcharge_revenue_matches_keyword() {</text:p>
        <text:p text:style-name="P41"><text:tab/><text:tab/>assertTrue(r.isMatch_surcharge_revenue(0.0));</text:p>
        <text:p text:style-name="P41"><text:tab/>}<text:tab/></text:p>
        <text:p text:style-name="P41"><text:tab/>@Test</text:p>
        <text:p text:style-name="P41"><text:tab/>public void test_false_surcharge_revenue_matches_keyword() {</text:p>
        <text:p text:style-name="P41"><text:tab/><text:tab/>assertFalse(r.isMatch_surcharge_revenue(5.0));</text:p>
        <text:p text:style-name="P41"><text:tab/>}</text:p>
        <text:p text:style-name="P41">}</text:p>
      </text:section>
      <text:p text:style-name="P13"/>
      <text:section text:style-name="Sect1" text:name="Section21">
        <text:section-source xlink:href="../ReportManagerTest.java"/>
        <text:p text:style-name="P42">import static org.junit.Assert.assertTrue;</text:p>
        <text:p text:style-name="P42">import org.junit.Test;</text:p>
        <text:p text:style-name="P42">public class ReportManagerTest {</text:p>
        <text:p text:style-name="P42"><text:tab/>@Test</text:p>
        <text:p text:style-name="P42"><text:tab/>public void test_default_viewCustomersByID() {</text:p>
        <text:p text:style-name="P42"><text:tab/><text:tab/>Report r1 = new Report();<text:tab/><text:tab/></text:p>
        <text:p text:style-name="P42"><text:tab/><text:tab/>MenuManager.createMenu();</text:p>
        <text:p text:style-name="P42"><text:s text:c="4"/><text:tab/>UniqueIdGenerator.resetID();</text:p>
        <text:p text:style-name="P42"><text:tab/><text:tab/>MenuManager.addItemToMenu(new Menu());</text:p>
        <text:p text:style-name="P42"><text:tab/><text:tab/>MenuManager.addItemToMenu(new Menu());</text:p>
        <text:p text:style-name="P42"><text:tab/><text:tab/>OrderManager.createOrders();</text:p>
        <text:p text:style-name="P42"><text:tab/><text:tab/>OrderManager.createCustomers();</text:p>
        <text:p text:style-name="P42"><text:tab/><text:tab/>UniqueIdGenerator.resetID3();</text:p>
        <text:p text:style-name="P42"><text:s text:c="4"/><text:tab/>UniqueIdGenerator.resetID2(); <text:s text:c="3"/><text:tab/></text:p>
        <text:p text:style-name="P42"><text:tab/><text:tab/>OrderManager.addOrderToOrders(new Order());</text:p>
        <text:p text:style-name="P42"><text:tab/><text:tab/>OrderManager.addOrderToOrders(new Order());</text:p>
        <text:p text:style-name="P42"><text:tab/><text:tab/>Report r2 = ReportManager.viewReport("20160401", "20160530");</text:p>
        <text:p text:style-name="P42"><text:tab/><text:tab/>assertTrue(r1.equals(r2));</text:p>
        <text:p text:style-name="P42"><text:tab/>}</text:p>
        <text:p text:style-name="P42">}</text:p>
      </text:section>
      <text:p text:style-name="P13"/>
      <text:p text:style-name="P4"><text:span text:style-name="T2">Unit Test Coverage</text:span>:</text:p>
      <text:p text:style-name="P14"/>
      <text:section text:style-name="Sect1" text:name="Section1">
        <text:section-source xlink:href="../../../../Desktop/temp/coverage.txt"/>
        <text:p text:style-name="P15">[EMMA v2.0.5312 report, generated Thu Apr 21 11:17:23 CDT 2016]</text:p>
        <text:p text:style-name="P15">-------------------------------------------------------------------------------</text:p>
        <text:p text:style-name="P15">OVERALL COVERAGE SUMMARY:</text:p>
        <text:p text:style-name="P15"/>
        <text:p text:style-name="P15">[class, %]<text:tab/>[method, %]<text:tab/>[block, %]<text:tab/>[line, %]<text:tab/>[name]</text:p>
        <text:p text:style-name="P15">100% (19/19)<text:tab/>94% <text:s/>(147/156)<text:tab/>82% <text:s/>(3782/4630)<text:tab/>77% <text:s/>(877.7/1137)!<text:tab/>all classes</text:p>
        <text:p text:style-name="P15"/>
        <text:p text:style-name="P15">OVERALL STATS SUMMARY:</text:p>
        <text:p text:style-name="P15"/>
        <text:p text:style-name="P15">total packages:<text:tab/>1</text:p>
        <text:p text:style-name="P15"><text:soft-page-break/>total classes:<text:tab/>19</text:p>
        <text:p text:style-name="P15">total methods:<text:tab/>156</text:p>
        <text:p text:style-name="P15">total executable files:<text:tab/>19</text:p>
        <text:p text:style-name="P15">total executable lines:<text:tab/>1137</text:p>
        <text:p text:style-name="P15"/>
        <text:p text:style-name="P15">COVERAGE BREAKDOWN BY PACKAGE:</text:p>
        <text:p text:style-name="P15"/>
        <text:p text:style-name="P15">[class, %]<text:tab/>[method, %]<text:tab/>[block, %]<text:tab/>[line, %]<text:tab/>[name]</text:p>
        <text:p text:style-name="P15">100% (19/19)<text:tab/>94% <text:s/>(147/156)<text:tab/>82% <text:s/>(3782/4630)<text:tab/>77% <text:s/>(877.7/1137)!<text:tab/>default package</text:p>
        <text:p text:style-name="P15">-------------------------------------------------------------------------------</text:p>
      </text:section>
      <text:p text:style-name="P13"/>
      <text:p text:style-name="P5"><text:span text:style-name="T3">Cyclomatic Complexity of code</text:span>:</text:p>
      <text:p text:style-name="P8">Maximum : 13</text:p>
      <text:p text:style-name="P8">Mean : 2.187</text:p>
      <text:p text:style-name="P8">Std. Dev : 2.721</text:p>
      <text:p text:style-name="P8"/>
      <text:p text:style-name="P5"><text:span text:style-name="T3">Number of hours spent to get the code working</text:span>:</text:p>
      <text:p text:style-name="P8">80</text:p>
      <text:p text:style-name="P8"/>
      <text:p text:style-name="P5"><text:span text:style-name="T3">Number of hours spent to prepare for submission</text:span>:</text:p>
      <text:p text:style-name="P8">10</text:p>
      <text:p text:style-name="P8"/>
      <text:p text:style-name="P7">Challenges faced and solutions:</text:p>
      <text:p text:style-name="P24">1. Challenge : Getting the REST controller to work correctly</text:p>
      <text:p text:style-name="P24">Solution : Read the Gson API to understand how JSON parsing works</text:p>
      <text:p text:style-name="P24"/>
      <text:p text:style-name="P24">2. Challenge : Building the script to run the application</text:p>
      <text:p text:style-name="P24">Solution : Read answers to various questions on StackOverflow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Ubuntu Condensed" fo:font-weight="normal" officeooo:rsid="0008b299" officeooo:paragraph-rsid="0008b299" style:font-weight-asian="normal" style:font-weight-complex="normal"/>
    </style:style>
    <style:style style:name="MP2" style:family="paragraph" style:parent-style-name="Footer">
      <style:text-properties style:font-name="Ubuntu Condensed" officeooo:rsid="0008b299" officeooo:paragraph-rsid="0008b299"/>
    </style:style>
    <style:style style:name="MT1" style:family="text">
      <style:text-properties officeooo:rsid="001372a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Dushyanth Kesavan<text:tab/><text:page-number text:select-page="current">37</text:page-number>/<text:page-count>40</text:page-count><text:tab/><text:span text:style-name="MT1">Project-Delectable</text:span></text:p>
      </style:header>
      <style:footer>
        <text:p text:style-name="MP2">Cs445-section: Spring 2016<text:tab/><text:tab/>Illinois Institute of Technology – Computer Scienc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shyanth Kesavan</meta:initial-creator>
    <meta:creation-date>2016-02-08T17:02:56.871107525</meta:creation-date>
    <dc:date>2016-04-21T16:23:13.240898017</dc:date>
    <dc:creator>Dushyanth Kesavan</dc:creator>
    <meta:editing-duration>PT1H38M1S</meta:editing-duration>
    <meta:editing-cycles>22</meta:editing-cycles>
    <meta:generator>LibreOffice/5.0.3.2$Linux_x86 LibreOffice_project/00m0$Build-2</meta:generator>
    <meta:document-statistic meta:table-count="0" meta:image-count="0" meta:object-count="0" meta:page-count="40" meta:paragraph-count="1998" meta:word-count="5418" meta:character-count="69498" meta:non-whitespace-character-count="52938"/>
  </office:meta>
</office:document-meta>
</file>